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37911 bp</text:p>
      <text:p text:style-name="Preformatted_20_Text">Sequence 2: Masked <text:s text:c="4"/>3791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77</text:p>
      <text:p text:style-name="Preformatted_20_Text">Guide tree file created: <text:s text:c="2"/><text:a xlink:type="simple" xlink:href="https://www.genome.jp/tools-bin/pushfile?2204061925150Q4H2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720309</text:p>
      <text:p text:style-name="Preformatted_20_Text">Alignment Score 188984</text:p>
      <text:p text:style-name="Preformatted_20_Text"/>
      <text:p text:style-name="Preformatted_20_Text">CLUSTAL-Alignment file created <text:s/><text:a xlink:type="simple" xlink:href="https://www.genome.jp/tools-bin/pushfile?2204061925150Q4H2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61925150Q4H2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CAAAAAAAAAAAAAAAAACCTCTTTACTAACAGACTTTAAAAGAAATCAGTCTGACAAA</text:p>
      <text:p text:style-name="Preformatted_20_Text">Masked <text:s text:c="9"/>TCNNNNNNNNNNNNNNNNNCCTCTTTACTAACAGACTTTAAAAGAAATCAGTCTGACAAA</text:p>
      <text:p text:style-name="Preformatted_20_Text"><text:s text:c="16"/>** <text:s text:c="16"/>*****************************************</text:p>
      <text:p text:style-name="Preformatted_20_Text"/>
      <text:p text:style-name="Preformatted_20_Text">Unmasked <text:s text:c="7"/>AGTTGATGTCTATTGATATCTGAGTTGTTTTTTTTTGTTTTTTTTTTTTTTTTTTTTTTT</text:p>
      <text:p text:style-name="Preformatted_20_Text">Masked <text:s text:c="9"/>AGTTGATGTCTATTGATATCTGAGTTG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AAAAACTTGAAATTATAATCAATGCCTAAGCAGTTGCTGAACTGGAGAAAAAAACAGACA</text:p>
      <text:p text:style-name="Preformatted_20_Text">Masked <text:s text:c="9"/>AAAAACTTGAAATTATAATCAATGCCTAAGCAGTTGCTGAACTGGAGAAAAAAACA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ATCAAAGCAGGCATCATGCAATTATATAACCTTTCTTGCACTTTCTGTAATGCAA</text:p>
      <text:p text:style-name="Preformatted_20_Text">Masked <text:s text:c="9"/>AGAGTATCAAAGCAGGCATCATGCAATTATATAACCTTTCTTGCACTTTCTGTAA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TATGAATTTTTATATTTGTCTCAAACTGGAAAATGTAGAAACTTCTGGATATTT</text:p>
      <text:p text:style-name="Preformatted_20_Text">Masked <text:s text:c="9"/>AAAAGCTATGAATTTTTATATTTGTCTCAAACTGGAAAATGTAGAAACTTCTGGATAT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CACTGCTATAAAACTGTCAAGTGATGTTACCTAATGACATTAAAACAAGCAACTCTCAT</text:p>
      <text:p text:style-name="Preformatted_20_Text">Masked <text:s text:c="9"/>ACACTGCTATAAAACTGTCAAGTGATGTTACCTAATGACATTAAAACAAGCAACT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AGAAAATCTGTGTGGCTGTTGGTTTTATCCTTATAACTCATTACATTTTGTTTTG</text:p>
      <text:p text:style-name="Preformatted_20_Text">Masked <text:s text:c="9"/>AGCAAAGAAAATCTGTGTGGCTGTTGGTTTTATCCTTATAACTCATTACATTTTG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TGGCTAAGAATTGTTTGTTTCACAGGTTCCTAACATAGCTGTTTGACAGCATTCTC</text:p>
      <text:p text:style-name="Preformatted_20_Text">Masked <text:s text:c="9"/>GTGCTGGCTAAGAATTGTTTGTTTCACAGGTTCCTAACATAGCTGTTTGACAGCA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TCTTTCTGTAGCATATTGTCTCAGGTGAATTGAATTGTTTCATTAAATTCTCAAG</text:p>
      <text:p text:style-name="Preformatted_20_Text">Masked <text:s text:c="9"/>TTAAGTCTTTCTGTAGCATATTGTCTCAGGTGAATTGAATTGTTTCATTAAATTC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TTAAGTGTTTCCTGCTAGTAATGTGGATAGCCAACAAGAATAAATAAATGGGAAA</text:p>
      <text:p text:style-name="Preformatted_20_Text">Masked <text:s text:c="9"/>CTGACTTAAGTGTTTCCTGCTAGTAATGTGGATAGCCAACAAGAATAAATAAATG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GTCTTAGGTGGCTGTCAGCCTTAATTTTTTTCTGAATAATTTAGAATAAGTTCT</text:p>
      <text:p text:style-name="Preformatted_20_Text">Masked <text:s text:c="9"/>TTTTCTGTCTTAGGTGGCTGTCAGCCTTAATTTTTTTCTGAATAATTTAGAATAA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ACTTAAATCCGTTGTTACTGGCATTGATTAGTAGCTTGAAAAATGCTTATTTGGA</text:p>
      <text:p text:style-name="Preformatted_20_Text">Masked <text:s text:c="9"/>TGCTTACTTAAATCCGTTGTTACTGGCATTGATTAGTAGCTTGAAAAATGCTTAT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GTTCATTTTTCATTTCCATATTGAAGTATAGGCATTCCAAGAATCACTTTTGGCT</text:p>
      <text:p text:style-name="Preformatted_20_Text">Masked <text:s text:c="9"/>AGGAAGTTCATTTTTCATTTCCATATTGAAGTATAGGCATTCCAAGAATCACTTT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AGATGTGATTTAGTATCTGGGGATACTATCTAATCTAAACCTTAAAAAATTCTG</text:p>
      <text:p text:style-name="Preformatted_20_Text">Masked <text:s text:c="9"/>GCAAGGAGATGTGATTTAGTATCTGGGGATACTATCTAATCTAAACCTTAAAAAA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AGTGCTTAAGTGAAGGGCTACTCTTTTAAATACACTATACACTTGAAATCAGCA</text:p>
      <text:p text:style-name="Preformatted_20_Text">Masked <text:s text:c="9"/>TTGTTTAGTGCTTAAGTGAAGGGCTACTCTTTTAAATACACTATACACTTGAAAT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CACTTAGAAGCTTTTCAGGCTAAAATTAATAGCCCTGTGATGCTGGGGCTTGAC</text:p>
      <text:p text:style-name="Preformatted_20_Text">Masked <text:s text:c="9"/>AATAATCACTTAGAAGCTTTTCAGGCTAAAATTAATAGCCCTGTGATGCTGGGGC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TGACAAGATCAGTAAATTATAAAATAGCTTGGGTTGTAAGGGACCTGCTGTGGG</text:p>
      <text:p text:style-name="Preformatted_20_Text">Masked <text:s text:c="9"/>AAAAGCTGACAAGATCAGTAAATTATAAAATAGCTTGGGTTGTAAGGGACCTGCTG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GTTGCCATCCACTAGATCAGGCTGCCCAGGGCCTCATGCAGCCTGGTCTTAAACAC</text:p>
      <text:p text:style-name="Preformatted_20_Text">Masked <text:s text:c="9"/>TAGGGTTGCCATCCACTAGATCAGGCTGCCCAGGGCCTCATGCAGCCTGGNNNNNNNNNN</text:p>
      <text:p text:style-name="Preformatted_20_Text"><text:s text:c="16"/>************************************************** <text:s text:c="9"/></text:p>
      <text:p text:style-name="Preformatted_20_Text"/>
      <text:p text:style-name="Preformatted_20_Text">Unmasked <text:s text:c="7"/>CTCTGGGGATGGGGCATCCATTGCTCTCTGGACAGCCTGTTTCAGTGCTTCACCACC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ATAAGGAATTTTCACCTACATAAATCTCATTTATTTTAGATTTAAAGCCATTC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TTTACTGTTACTGTCGGACCATGTAAAAAGTTGGTTTCCTTTCTGTTTATAAGCTC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AATACTGGAAGGCTGAAAAGAGTTATCCCTGTAGCCTTCTCTTCCAGACTGAA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AGCTCCCTCTGCATTTATTCATAGGAGAAATGCTCTGGCCTTCTGAGGATCCTTGAG</text:p>
      <text:p text:style-name="Preformatted_20_Text">Masked <text:s text:c="9"/>NNNNNNNNNNNNNNNNNNNNNNNNNNNNNGAAATGCTCTGGCCTTCTGAGGATCCTTGAG</text:p>
      <text:p text:style-name="Preformatted_20_Text"><text:s text:c="45"/>*******************************</text:p>
      <text:p text:style-name="Preformatted_20_Text"/>
      <text:p text:style-name="Preformatted_20_Text">Unmasked <text:s text:c="7"/>GCCTCCTCCAAACCTGCTCCGAAAACTTCACATGTTGTTGATCACTGATTGCTGTTAGAA</text:p>
      <text:p text:style-name="Preformatted_20_Text">Masked <text:s text:c="9"/>GCCTCCTCCAAACCTGCTCCGAAAACTTCACATGTTGTTGATCACTGATTGCTGT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CTCTTAGAGACTAGCTGAAGATGCTTGTTGGTTGGCTAACTGAGCTTAAATAGCTG</text:p>
      <text:p text:style-name="Preformatted_20_Text">Masked <text:s text:c="9"/>GGACCTCTTAGAGACTAGCTGAAGATGCTTGTTGGTTGGCTAACTGAGCTTAAAT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CTGACTTACTTTCTGTCTTAAAGAACAGTCATCTGTGTTGGTGTATATATAGCA</text:p>
      <text:p text:style-name="Preformatted_20_Text">Masked <text:s text:c="9"/>TTTATTCTGACTTACTTTCTGTCTTAAAGAACAGTCATCTGTGTTGGTGTATAT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CTGAAGCTAATGAAGAAACTACAATATTACAAGCATCTGTGTCTCATATTCTTGCT</text:p>
      <text:p text:style-name="Preformatted_20_Text">Masked <text:s text:c="9"/>CTAGCTGAAGCTAATGAAGAAACTACAATATTACAAGCATCTGTGTCTCATATTC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ATGAGTTTTATGCAAATGGGACTCATCAGATTGGATTATTGCTGCATAAAATCA</text:p>
      <text:p text:style-name="Preformatted_20_Text">Masked <text:s text:c="9"/>CAACAAATGAGTTTTATGCAAATGGGACTCATCAGATTGGATTATTGCTGCATAA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GGACAGGAAAAAAAACGACAACAACAAAAAACTCTGCCTTATTCCACCCCTCCA</text:p>
      <text:p text:style-name="Preformatted_20_Text">Masked <text:s text:c="9"/>AGTGTTGGACAGGAAAAAAAACGACAACAACAAAAAACTCTGCCTTATTCCACCCC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AAAAAGGGGGAACAAAAATAGAAGTAAATTTCTCAATTGTGCATCATAATGTAA</text:p>
      <text:p text:style-name="Preformatted_20_Text">Masked <text:s text:c="9"/>AAAAAGAAAAAGGGGGAACAAAAATAGAAGTAAATTTCTCAATTGTGCATCATAA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CTTAGAATAGATTATAAAGTTTGAGTTCAAATACTTAAGTAATATTTAACTGCT</text:p>
      <text:p text:style-name="Preformatted_20_Text">Masked <text:s text:c="9"/>AATATTCTTAGAATAGATTATAAAGTTTGAGTTCAAATACTTAAGTAATATTTAA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GCAGGTTATTTTGAGTTATTTCTGTCTTGGGGTTGTGCACAAGACATGGTATCTT</text:p>
      <text:p text:style-name="Preformatted_20_Text">Masked <text:s text:c="9"/>AAACAGCAGGTTATTTTGAGTTATTTCTGTCTTGGGGTTGTGCACAAGACATGGT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CTTAGGTCTGGGTTCCAACAAACTTCTGAATAAGAATGATCTTCTGGAGAGCTGG</text:p>
      <text:p text:style-name="Preformatted_20_Text">Masked <text:s text:c="9"/>AAATTCTTAGGTCTGGGTTCCAACAAACTTCTGAATAAGAATGATCTTCTGGAGA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GAGTTGGGCTTTGGTGATAGAGACTTGAAAAGGTTTTGAAACAAAAAAAGTATTGC</text:p>
      <text:p text:style-name="Preformatted_20_Text">Masked <text:s text:c="9"/>CTTGGAGTTGGGCTTTGGTGATAGAGACTTGAAAAGGTTTTGAAACAAAAAAAGTA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TCTATTAGTAGGAAGAGAAGAAGGAATGTCAGTACTTTATTCTTCCAGTGTTCTA</text:p>
      <text:p text:style-name="Preformatted_20_Text">Masked <text:s text:c="9"/>TCTTCTCTATTAGTAGGAAGAGAAGAAGGAATGTCAGTACTTTATTCTTCCAGTGTTCT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TGAGGATCGCAAAGATGTTAAAAGTAACATCCTCAGCCAAGGATCAGTTTACTGTAGG</text:p>
      <text:p text:style-name="Preformatted_20_Text">Masked <text:s text:c="9"/>CATGAGGATCGCAAAGATGTTAAAAGTAACATCCTCAGCCAAGGATCAGTTTACTG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AGCTTAGGGTCAACAGGCTTCTGGGGAAAGAGTTGTTTAGGGCAATAGGTAGGGTA</text:p>
      <text:p text:style-name="Preformatted_20_Text">Masked <text:s text:c="9"/>CCCTAGCTTAGGGTCAACAGGCTTCTGGGGAAAGAGTTGTTTAGGGCAATAGGTAGG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GACTGTGTGATATAGGCAGCACTGCAGCAGCTGCAGTGCTTACTACTGGAAGTGTT</text:p>
      <text:p text:style-name="Preformatted_20_Text">Masked <text:s text:c="9"/>GTGGGACTGTGTGATATAGGCAGCACTGCAGCAGCTGCAGTGCTTACTACTGGAA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CTAGTATATTTGTTTACACTAGTATAGTGACAGTGGAAATTCTGAGGCATCAGAG</text:p>
      <text:p text:style-name="Preformatted_20_Text">Masked <text:s text:c="9"/>TACTACTAGTATATTTGTTTACACTAGTATAGTGACAGTGGAAATTCTGAGGCAT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TAAGAGAGTAAAACAGGTTGTCAAACAGCCCTGCAATTACTGAGCTATTGAAAAT</text:p>
      <text:p text:style-name="Preformatted_20_Text">Masked <text:s text:c="9"/>GCAGGTAAGAGAGTAAAACAGGTTGTCAAACAGCCCTGCAATTACTGAGCTATT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TGGTTAGAAACATACATATGTCAATTCAGTATCTCAGTAACAGCTTACTTCATATG</text:p>
      <text:p text:style-name="Preformatted_20_Text">Masked <text:s text:c="9"/>TCAATGGTTAGAAACATACATATGTCAATTCAGTATCTCAGTAACAGCTTACTTC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CTGAACGTATAATAAATAGCACTTGAAAGTTGAAGGGGCTGGTGTATCTTCCTTGT</text:p>
      <text:p text:style-name="Preformatted_20_Text">Masked <text:s text:c="9"/>TAACCTGAACGTATAATAAATAGCACTTGAAAGTTGAAGGGGCTGGTGTATCTTCC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TGCAGCTTTCTCAGGTTTTTGGGATCAGGTTACATTTGTTTTGTCTCCTGCTGT</text:p>
      <text:p text:style-name="Preformatted_20_Text">Masked <text:s text:c="9"/>CCAAAATGCAGCTTTCTCAGGTTTTTGGGATCAGGTTACATTTGTTTTGTCTCC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ATACAAGGAAAGGGCATCATTACAATAGAGGGCAATGCACTGTATGCAACAGAAGC</text:p>
      <text:p text:style-name="Preformatted_20_Text">Masked <text:s text:c="9"/>GTTTATACAAGGAAAGGGCATCATTACAATAGAGGGCAATGCACTGTATGCAACAGA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CACACTGAGAAGTGCTTGTCTGCTGATCGGGTGGGTGCAGGAGCCCCACTGTAGT</text:p>
      <text:p text:style-name="Preformatted_20_Text">Masked <text:s text:c="9"/>TCCATCACACTGAGAAGTGCTTGTCTGCTGATCGGGTGGGTGCAGGAGCCCCACTG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GGCAGCAGCATTTACTTGGAAAGGTGCAGAGGGAGAGCTACCTTGGAGTGGATGG</text:p>
      <text:p text:style-name="Preformatted_20_Text">Masked <text:s text:c="9"/>ACAGAGGCAGCAGCATTTACTTGGAAAGGTGCAGAGGGAGAGCTACCTTGGAGTGG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TCAGAATGAAAAGCCAAAACTGAAGTAAATTACAAAGAGTAACCCAGGCAAGCTAG</text:p>
      <text:p text:style-name="Preformatted_20_Text">Masked <text:s text:c="9"/>ATACTCAGAATGAAAAGCCAAAACTGAAGTAAATTACAAAGAGTAACCCAGGCAAG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AGTATCTCATCATTCTTCTGCTGTGCAGCATTGCTACCTGTGAAGATACAGTCAC</text:p>
      <text:p text:style-name="Preformatted_20_Text">Masked <text:s text:c="9"/>GCTTCAGTATCTCATCATTCTTCTGCTGTGCAGCATTGCTACCTGTGAAGATACAG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TTATTGGCCTTGGTTTTCAAAATGGATAAGTCATCCTACAGTGCTTTGGTATGT</text:p>
      <text:p text:style-name="Preformatted_20_Text">Masked <text:s text:c="9"/>CCAAAATTATTGGCCTTGGTTTTCAAAATGGATAAGTCATCCTACAGTGCTTTGG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CTAAGTGTCAAGAGACACGTTTTTCTATAACGTGATAGCTTTTCACTTACTGAGA</text:p>
      <text:p text:style-name="Preformatted_20_Text"><text:soft-page-break/>Masked <text:s text:c="9"/>ACAGTCTAAGTGTCAAGAGACACGTTTTTCTATAACGTGATAGCTTTTCACTTAC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GGAGTTTCATAGTGTGTGAAGTTGGGCACTAAAATGAAGGGTCGCACTGGAAATTA</text:p>
      <text:p text:style-name="Preformatted_20_Text">Masked <text:s text:c="9"/>GTCAGGAGTTTCATAGTGTGTGAAGTTGGGCACTAAAATGAAGGGTCGCACTGGAA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TCTTCACCTGAAACCAAACTGGCAAAGCGTTACACTCAGCAAGGTATGAATAGTTA</text:p>
      <text:p text:style-name="Preformatted_20_Text">Masked <text:s text:c="9"/>TGGGTCTTCACCTGAAACCAAACTGGCAAAGCGTTACACTCAGCAAGGTATGAATA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CCTAAGCACTTGTTTGCTTTTTCCAGCTGTACATTAGCTTTCTAGCAAATAACATG</text:p>
      <text:p text:style-name="Preformatted_20_Text">Masked <text:s text:c="9"/>GAGACCTAAGCACTTGTTTGCTTTTTCCAGCTGTACATTAGCTTTCTAGCAAATA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CATGAGCTTTCTTTTAACTCAGGAAAACATTTAGACATTTGTTTAGGCTTAATG</text:p>
      <text:p text:style-name="Preformatted_20_Text">Masked <text:s text:c="9"/>TTTATTCATGAGCTTTCTTTTAACTCAGGAAAACATTTAGACATTTGTTTAGGCTT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CCACAAGCTTAATACGCTCAGAAATTAGAAAGTCATACTGAAGCATTATGCCAA</text:p>
      <text:p text:style-name="Preformatted_20_Text">Masked <text:s text:c="9"/>ACAATTCCACAAGCTTAATACGCTCAGAAATTAGAAAGTCATACTGAAGCATTATG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GATGTGCTGGTATGCCTTCGCTTCAAGTACGAAGGTCATGGTCACAATCTGAAAA</text:p>
      <text:p text:style-name="Preformatted_20_Text">Masked <text:s text:c="9"/>TTTGAGATGTGCTGGTATGCCTTCGCTTCAAGTACGAAGGTCATGGTCACAATC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AAAAAACTGTCTTAATAAATTTTTGAGGTTTTTTCTCCTGGTAATTTTAAGCCAGC</text:p>
      <text:p text:style-name="Preformatted_20_Text">Masked <text:s text:c="9"/>GGGGAAAAAACTGTCTTAATAAATTTTTGAGGTTTTTTCTCCTGGTAATTTTAAG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AAAGTTAGGCAGTTAATCTGAGTAACAAGTACTTCTATGAAAGAGGCGGAAAACA</text:p>
      <text:p text:style-name="Preformatted_20_Text">Masked <text:s text:c="9"/>AAAGAAAAGTTAGGCAGTTAATCTGAGTAACAAGTACTTCTATGAAAGAGGCGG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AAAATGCTTCCAAAATATTGATCTACAATTTAAATACAAACTCAATGTGATTAGT</text:p>
      <text:p text:style-name="Preformatted_20_Text">Masked <text:s text:c="9"/>GCTAGAAAATGCTTCCAAAATATTGATCTACAATTTAAATACAAACTCAATGTGAT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GCTCAGGGCTATACTGGCATGTGGGGTTTTTTGACAG<text:span text:style-name="T1">CTCTTCAGAAAAAGCTTT</text:span></text:p>
      <text:p text:style-name="Preformatted_20_Text">Masked <text:s text:c="9"/>ATGCTGCTCAGGGCTATACTGGCATGTGGGGTTTTTTGACAG<text:span text:style-name="T1">CTCTTCAGAAAAAGCT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CTCAGGGGGATGAGAGTACAACAGGCTGTATCTCCAACAGGAGAAAGGTGAGCAGCTGG</text:span></text:p>
      <text:p text:style-name="Preformatted_20_Text">Masked <text:s text:c="9"/><text:span text:style-name="T1">TCTCAGGGGGATGAGAGTACAACAGGCTGTATCTCCAACAGGAGAAAGGTGAGCAGCT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CGCATCGTTGCACTGTAACCCCTGCATCTAGAAGAAGG</text:span>GTAAGCTGTAACCGAATGTC</text:p>
      <text:p text:style-name="Preformatted_20_Text">Masked <text:s text:c="9"/><text:span text:style-name="T1">AACGCATCGTTGCACTGTAACCCCTGCATCTAGAAGAAGG</text:span>GTAAGCTGTAACCGAA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ACCAAAGCAACAATCAAAAAAGCGTTATCAGTTTATGGGAAAATATCAAATTGCA</text:p>
      <text:p text:style-name="Preformatted_20_Text">Masked <text:s text:c="9"/>TCCATACCAAAGCAACAATCAAAAAAGCGTTATCAGTTTATGGGAAAATATCAAA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CTAAAATAGCAGGTTTGTGATTCGATGAAACCCATAATCATTTCAGACCTGAAGCC</text:p>
      <text:p text:style-name="Preformatted_20_Text">Masked <text:s text:c="9"/>GCTCCTAAAATAGCAGGTTTGTGATTCGATGAAACCCATAATCATTTCAGACCTGAA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ATAATAAGGGAAGACTGTGTCCAGATGTGCAGAGCTAGTCAAGTACTCCCACTGAAA</text:p>
      <text:p text:style-name="Preformatted_20_Text">Masked <text:s text:c="9"/>ATAATAATAAGGGAAGACTGTGTCCAGATGTGCAGAGCTAGTCAAGTACTCCCA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CTGTGGAAAGATTTTTATGGCCATGTGGATATTCCTATTAAGAACACTACTTTTTC</text:p>
      <text:p text:style-name="Preformatted_20_Text">Masked <text:s text:c="9"/>ATTTCTGTGGAAAGATTTTTATGGCCATGTGGATATTCCTATTAAGAACACTAC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TTAAACATTAAAGAAGCAGTCTTTTCAATTAGAATAGATTTTTCTTTTCTTAGGG</text:p>
      <text:p text:style-name="Preformatted_20_Text">Masked <text:s text:c="9"/>TTCTTTTAAACATTAAAGAAGCAGTCTTTTCAATTAGAATAGATTTTTCTTTTCTT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CTTTTAAGAGTACAAAAAAAAAAAAAAAGAAAGACTTGAAAGTAGATAAAATATTT</text:p>
      <text:p text:style-name="Preformatted_20_Text">Masked <text:s text:c="9"/>GCCTCTTTTAAGAGTACNNNNNNNNNNNNNNNNNNNGACTTGAAAGTAGATAAAATATTT</text:p>
      <text:p text:style-name="Preformatted_20_Text"><text:s text:c="16"/>***************** <text:s text:c="18"/>************************</text:p>
      <text:p text:style-name="Preformatted_20_Text"/>
      <text:p text:style-name="Preformatted_20_Text">Unmasked <text:s text:c="7"/>ATGATGTATTTCCTCCCAGGATTCAAAATACTGGAAATAATGACATAAATAAATAGATAA</text:p>
      <text:p text:style-name="Preformatted_20_Text">Masked <text:s text:c="9"/>ATGATGTATTTCCTCCCAGGATTCAAAATACTGG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AGTAAGCATCTCTACATAGTTGCTAAGGTATATATTCTTTTTATAACATAAGCTGTCCCA</text:p>
      <text:p text:style-name="Preformatted_20_Text">Masked <text:s text:c="9"/>NNNNNGCATCTCTACATAGTTGCTAAGGTATATATTCTTTTTATAACATAAGCTGTCCCA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GCGGACTTTCAACCAATAATTTCACTGAAGATGCTTAATTTTGAAAAGTTATACGTTCAG</text:p>
      <text:p text:style-name="Preformatted_20_Text">Masked <text:s text:c="9"/>GCGGACTTTCAACCAATAATTTCACTGAAGATGCTTAATTTTGAAAAGTTATACG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AGTTCCTTAGTTCTGGAAGTTCTCTTTTCTCTCTAAGAATATTATAACTTTTATT</text:p>
      <text:p text:style-name="Preformatted_20_Text">Masked <text:s text:c="9"/>CTGAAAGTTCCTTAGTTCTGGAAGTTCTCTTTTCTCTCTAAGAATATTATAACTT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TCAAA<text:span text:style-name="T1">TTTCATACCAGAAGTGTTGAAGGTTTCAGACAGTTTGGCAGAAAAACGT</text:span></text:p>
      <text:p text:style-name="Preformatted_20_Text">Masked <text:s text:c="9"/>AATATTTCAAA<text:span text:style-name="T1">TTTCATACCAGAAGTGTTGAAGGTTTCAGACAGTTTGGCAGAAAAAC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C</text:span>TGGTAGACAAGAAGCTGAACATGAGCCAGCACTTGCAGTCCAGAAGGCCAACTGTGT</text:p>
      <text:p text:style-name="Preformatted_20_Text">Masked <text:s text:c="9"/><text:span text:style-name="T1">GAC</text:span>NNNNNNNNNNNNNNNNNNNNNNNNNNNNNNNNNNNNNNNNNNNNNNNNNNNNNNNNN</text:p>
      <text:p text:style-name="Preformatted_20_Text"><text:s text:c="16"/>*** <text:s text:c="56"/></text:p>
      <text:p text:style-name="Preformatted_20_Text"/>
      <text:p text:style-name="Preformatted_20_Text">Unmasked <text:s text:c="7"/>TCTGGGCTGCATTGAAAGAGGGGTGGCCAGGAGGGGAGGGAGGTGATTGTCCCCCTCT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GCTCTTGTGAGACCCCATCTGCAGTAATGCATCCACGTCTGGGCTCCCAGTGC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ACACAGAGCTTTTGGAACGAGTCCTGAGGAGGGCCATTAAGATGATCAGAGGG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CCTCTCCTGTGAGGAAAGGTTGAGGGAACTGGGCTTGTCTAGCTTGTCTAGC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GAGTAGGCTCTGGGGAGACCTCATTGGGGCCTTCCTGTATTTGAAACAGATAC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TGGAGAGAGAACAGCTGTTTACATTGGTTGATAGTGATAAGACAAGGGGGAATGGT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CTAAGACAGGGAGGTTTAGGTTTGATATTAGGAGGAAGTTTTTCACACAGAGG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GGCACTGGAACAGGTTGCCTAAGGAGGTTGTGGATGCCCCATCCCTGGAGGCAT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CAGGCTGGATGTGGCTCTGGGCAGCCTGGTCTCATGGTTGGCAACCCCTGTAT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TTGAAATTAGATGATCTTCGTGGTCCTTTTCAACCCAGGCCATTCTATGAT<text:span text:style-name="T1">ACGA</text:span></text:p>
      <text:p text:style-name="Preformatted_20_Text">Masked <text:s text:c="9"/>NNNNNNNNNNNNNNNNNNNNNNNNNNNNNNNNNNNNNNNNNNNNNNNNNNNNNNNN<text:span text:style-name="T1">ACGA</text:span></text:p>
      <text:p text:style-name="Preformatted_20_Text"><text:s text:c="72"/>****</text:p>
      <text:p text:style-name="Preformatted_20_Text"/>
      <text:p text:style-name="Preformatted_20_Text">Unmasked <text:s text:c="7"/><text:span text:style-name="T1">TATGTAGAGCTGTGAAATTGACCATGTTCATCTCACAGAACCAGAACCAGACTGACTTTG</text:span></text:p>
      <text:p text:style-name="Preformatted_20_Text">Masked <text:s text:c="9"/><text:span text:style-name="T1">TATGTAGAGCTGTGAAATTGACCATGTTCATCTCACAGAACCAGAACCAGACTGACT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CGTAAATCTG</text:span>TTTGATTTGTTTTATTCCATAGTGAGTTGTGTTATAATTCAGCAAAGG</text:p>
      <text:p text:style-name="Preformatted_20_Text">Masked <text:s text:c="9"/><text:span text:style-name="T1">AACGTAAATCTG</text:span>TTTGATTTGTTTTATTCCATAGTGAGTTGTGTTATAATTCAGC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TTACAGTTCTATGAAGAAGTTCCCCCAGTTTCTATTTAAGTCAAACTGAATATAC</text:p>
      <text:p text:style-name="Preformatted_20_Text">Masked <text:s text:c="9"/>ATGCTTTACAGTTCTATGAAGAAGTTCCCCCAGTTTCTATTTAAGTCAAACTGAA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GGGCATATGTTTTAGTGATTTTCTACTAGGGAATGCTTTCCCTAAGTATTGCTT</text:p>
      <text:p text:style-name="Preformatted_20_Text">Masked <text:s text:c="9"/>AAAAAGGGGCATATGTTTTAGTGATTTTCTACTAGGGAATGCTTTCCCTAAGTAT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CTAGAGATTAAATATCCAGTATGTAGATGTGTGGTTGCAAACCCAAAACCAAAAC</text:p>
      <text:p text:style-name="Preformatted_20_Text">Masked <text:s text:c="9"/>TAATGCTAGAGATTAAATATCCAGTATGTAGATGTGTGGTTGCAAACCCAAAACC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AAATGCTTAAGAAAAGGGTAATTCCTATGATCTCTCATTATAACTTTGGTCAGAT</text:p>
      <text:p text:style-name="Preformatted_20_Text">Masked <text:s text:c="9"/>ATGCAAAATGCTTAAGAAAAGGGTAATTCCTATGATCTCTCATTATAACTTTGGT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CTTTTCCTGTTTTTTTCATTCAGTGTTTTTTAACTATCCATAATAGGAGTGTTCT</text:p>
      <text:p text:style-name="Preformatted_20_Text">Masked <text:s text:c="9"/>TTATTCTTTTCCTGTTTTTTTCATTCAGTGTTTTTTAACTATCCATAATAGGAGTG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CTAGCATACATTTTCTACCTCGTACACAAGAACTGTTTTATGAAAAATCACTGAC</text:p>
      <text:p text:style-name="Preformatted_20_Text">Masked <text:s text:c="9"/>TTCTTCTAGCATACATTTTCTACCTCGTACACAAGAACTGTTTTATGAAAAATCA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TACAGGACTGAAGGAAAATTAATGAAATGGGTGTGGAGGCTTAGTGTCTAAAGTG</text:p>
      <text:p text:style-name="Preformatted_20_Text">Masked <text:s text:c="9"/>AAATATACAGGACTGAAGGAAAATTAATGAAATGGGTGTGGAGGCTTAGTGTCTAA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ATACGTTTCATCTGGGAACAAGGAAGCTTCTAGATTCAAAGATCTGAATTTGTAA</text:p>
      <text:p text:style-name="Preformatted_20_Text">Masked <text:s text:c="9"/>ATAAGATACGTTTCATCTGGGAACAAGGAAGCTTCTAGATTCAAAGATCTGAATTTGT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TAATACAGGCATGGTATATGAATTAATGTAATTTTCAAGAAATACCACAAAAATGAAG</text:p>
      <text:p text:style-name="Preformatted_20_Text">Masked <text:s text:c="9"/>AGTAATACAGGCATGGTATATGAATTAATGTAATTTTCAAGAAATACCACAAAAA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TAAGTTAATGGTAATACTGCTAACCAAAGCAGAAAAGGAGAAATGATAGGTGAAT</text:p>
      <text:p text:style-name="Preformatted_20_Text">Masked <text:s text:c="9"/>TAGCATAAGTTAATGGTAATACTGCTAACCAAAGCAGAAAAGGAGAAATGATAGG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GTCACTGTTGACTGTCTTTTTTTCCACTACTGAAAAGTCCAGACATAGAATGAAA</text:p>
      <text:p text:style-name="Preformatted_20_Text">Masked <text:s text:c="9"/>TTATAGTCACTGTTGACTGTCTTTTTTTCCACTACTGAAAAGTCCAGACATAGA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GAAAGAATGTATTTAATTATTAGTTCACAGCCATTGCATGACACCTACAGGTGAG</text:p>
      <text:p text:style-name="Preformatted_20_Text">Masked <text:s text:c="9"/>AACTAGAAAGAATGTATTTAATTATTAGTTCACAGCCATTGCATGACACCTACAG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TTAATATCAATATGTTACTTTATTATGATGGACTAACTACCTCAAATCTTTAAAAA</text:p>
      <text:p text:style-name="Preformatted_20_Text">Masked <text:s text:c="9"/>TTAATTAATATCAATATGTTACTTTATTATGATGGACTAACTACCTCAAATCTT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GTACAACAAAATTGTGTACCTGACCTTGGTACAATTATTTTTCACTCTTACTTA</text:p>
      <text:p text:style-name="Preformatted_20_Text">Masked <text:s text:c="9"/>ACAATTGTACAACAAAATTGTGTACCTGACCTTGGTACAATTATTTTTCACTCTT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CCAATTATTATAGTTCATATCCTCCAAACAGCAGTAATTTAAATAAATCAGAAAT</text:p>
      <text:p text:style-name="Preformatted_20_Text">Masked <text:s text:c="9"/>GAATACCAATTATTATAGTTCATATCCTCCAAACAGCAGTAATTTAAATAAATC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TCTCTTGATTTCTTGATATTGAATTAATATTTTCCTGTGTTCTCCTAAAACACAA</text:p>
      <text:p text:style-name="Preformatted_20_Text">Masked <text:s text:c="9"/>AATTATCTCTTGATTTCTTGATATTGAATTAATATTTTCCTGTGTTCTCCTAAAA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ACAACAATCTAGTAATGAAAAAGAATATAGAAACAATTAGAAGACATAATAACAT</text:p>
      <text:p text:style-name="Preformatted_20_Text">Masked <text:s text:c="9"/>TTAAAACAACAATCTAGTAATGAAAAAGAATATAGAAACAATTAGAAGACATAATA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AATAGAGAGCAGTTCTCACACAAGTTACTTTTCTTAGCTATCTCAGTAAACTAAA</text:p>
      <text:p text:style-name="Preformatted_20_Text">Masked <text:s text:c="9"/>TTTGTAATAGAGAGCAGTTCTCACACAAGTTACTTTTCTTAGCTATCTCAGTAAAC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AAGTTAGCAATATGGCTTTTTTTTTATTATTATTTGAAGAAAAAGAGCGAAAATT</text:p>
      <text:p text:style-name="Preformatted_20_Text">Masked <text:s text:c="9"/>AATTAAAGTTAGCAATATGGCTTTTTTTTTATTATTATTTGAAGAAAAAGAGCG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TTAAGTAAAGAAAGAATACAAAGGGAAAGATCTCAGTGAAGAATATCTGGGAGTA</text:p>
      <text:p text:style-name="Preformatted_20_Text">Masked <text:s text:c="9"/>GCTCATTAAGTAAAGAAAGAATACAAAGGGAAAGATCTCAGTGAAGAATATCTGGG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AAGGTCTAACTGGAAAAAAAAAAGATTTATTTTTATATTAG<text:span text:style-name="T1">GTTGATGCATGAA</text:span></text:p>
      <text:p text:style-name="Preformatted_20_Text">Masked <text:s text:c="9"/>TCATTTAAGGTCTAACTGGAAAAAAAAAAGATTTATTTTTATATTAG<text:span text:style-name="T1">GTTGATGCA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GGCAATTTGTGTGTAACAAAGATGATGACTGTTGAGATTTTCTAATGAACTGTAAATT</text:span></text:p>
      <text:p text:style-name="Preformatted_20_Text">Masked <text:s text:c="9"/><text:span text:style-name="T1">GTGGCAATTTGTGTGTAACAAAGATGATGACTGTTGAGATTTTCTAATGAACTGTAAA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CCACAGTTGCCATGCCATAATGATCACATTGACAGGCAGGAAGTTGGCAGGAAGGG</text:span></text:p>
      <text:p text:style-name="Preformatted_20_Text"><text:soft-page-break/>Masked <text:s text:c="9"/><text:span text:style-name="T1">TGTACCACAGTTGCCATGCCATAATGATCACATTGACAGGCAGGAAGTTGGCAGGAAG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AGA</text:span>GTATGTAATGAACAAAAGCATAGTTTTGGGCACTGTGAAGACTCTAAAACTGTCT</text:p>
      <text:p text:style-name="Preformatted_20_Text">Masked <text:s text:c="9"/><text:span text:style-name="T1">GAAGA</text:span>GTATGTAATGAACAAAAGCATAGTTTTGGGCACTGTGAAGACTCTAAAACTG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GGCAAGAAAAACAGAAAATACAGGCATTCCCGGAAGTGGAATCACGTTCTAATTT</text:p>
      <text:p text:style-name="Preformatted_20_Text">Masked <text:s text:c="9"/>CAAAAGGCAAGAAAAACAGAAAATACAGGCATTCCCGGAAGTGGAATCACGTTC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ACTGAAATGCAGCATAGCTTTTGGAAGAAACTGACAACTGTTTTATGTTGTGTACT</text:p>
      <text:p text:style-name="Preformatted_20_Text">Masked <text:s text:c="9"/>GTGTACTGAAATGCAGCATAGCTTTTGGAAGAAACTGACAACTGTTTTATGTTGT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GATGATAAATATCCAGACAGTGAATTCTAAGTAAATCAAGCATTATGCTAATATAC</text:p>
      <text:p text:style-name="Preformatted_20_Text">Masked <text:s text:c="9"/>TAAAGATGATAAATATCCAGACAGTGAATTCTAAGTAAATCAAGCATTATGCTAA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CATATATAGATATGATATGAATATTCTTACAGTTATTATTTAGGTGTTATTGTTA</text:p>
      <text:p text:style-name="Preformatted_20_Text">Masked <text:s text:c="9"/>AGAATCATATATAGATATGA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TTGTTGTTGTTGTTATTATTACTATTATTATTATTATTATTTAAGTAACATTTCATAAGG</text:p>
      <text:p text:style-name="Preformatted_20_Text">Masked <text:s text:c="9"/>NNNNNNNNNNNNNNNNNNNNNNNNNNNNNNNNNNNNNNNNNTAAGTAACATTTCATAAGG</text:p>
      <text:p text:style-name="Preformatted_20_Text"><text:s text:c="57"/>*******************</text:p>
      <text:p text:style-name="Preformatted_20_Text"/>
      <text:p text:style-name="Preformatted_20_Text">Unmasked <text:s text:c="7"/>AATCGATCATTCCCAATTACTTTACTTACACACTGCCTGCAGCTTTTGTTTTTCAGAATT</text:p>
      <text:p text:style-name="Preformatted_20_Text">Masked <text:s text:c="9"/>AATCGATCATTCCCAATTACTTTACTTACACACTGCCTGCAGCTTTTGTTTTTCA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CTTCCCCAGAAAGTGAAAGAGAAGAAAACATAGTATACTACAGTACCACCTTGTG</text:p>
      <text:p text:style-name="Preformatted_20_Text">Masked <text:s text:c="9"/>ACGTTCTTCCCCAGAAAGTGAAAGAGAAGAAAACATAGTATACTACAGTACCACC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GATGAAAAGGGTGCAGCCTGCATTTCACTGTGGAACAGCATGACTGCCCAACAGTC</text:p>
      <text:p text:style-name="Preformatted_20_Text">Masked <text:s text:c="9"/>TTGAGATGAAAAGGGTGCAGCCTGCATTTCACTGTGGAACAGCATGACTGCCCAAC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GTTGTAGCAAGGAGAAATAAGCTTTATAGGCATTTTTAGAAGCAGGGATTTTTTTA</text:p>
      <text:p text:style-name="Preformatted_20_Text">Masked <text:s text:c="9"/>ATCCGTTGTAGCAAGGAGAAATAAGCTTTATAGGCATTTTTAGAAGCAGGGATTT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TCTATTCTAATAAATTACTGAAGGTTTTCATAAGACATGTGTAGAAGTTTATTA</text:p>
      <text:p text:style-name="Preformatted_20_Text">Masked <text:s text:c="9"/>ATTATTTCTATTCTAATAAATTACTGAAGGTTTTCATAAGACATGTGTAGAAGTT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TGCTGGCAACTTGCATAACTTGAAACCCATTTTCCACACTCAGCTAGGTACAGGGA</text:p>
      <text:p text:style-name="Preformatted_20_Text">Masked <text:s text:c="9"/>GTGATGCTGGCAACTTGCATAACTTGAAACCCATTTTCCACACTCAGCTAGGTAC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ACTGGCCATAAATATTGTGATCCTTAGAAAGACTGAAAACTTTATAGATAGAATA</text:p>
      <text:p text:style-name="Preformatted_20_Text">Masked <text:s text:c="9"/>CATGTACTGGCCATAAATATTGTGATCCTTAGAAAGACTGAAAACTTTATAGATAG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ACAACATGATAGAAAGGCAGGACAAATAAACAAAACGCAATATGGAATCTCCAAAG</text:p>
      <text:p text:style-name="Preformatted_20_Text">Masked <text:s text:c="9"/>TGATACAACATGATAGAAAGGCAGGACAAATAAACAAAACGCAATATGGAATCTCCAAAG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GCAATTGCTTCTATAAGTATCTGCTGAACATTGGTATATAGGTATGGAGAACTACACC</text:p>
      <text:p text:style-name="Preformatted_20_Text">Masked <text:s text:c="9"/>AAGCAATTGCTTCTATAAGTATCTGCTGAACATTGGTATATAGGTATGGAGAACTAC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TGGTCACTTTTGGGGGTTTGAGATGGTTGAGATTTCCTCTTCTGCAGAGAATTCT</text:p>
      <text:p text:style-name="Preformatted_20_Text">Masked <text:s text:c="9"/>CCATATGGTCACTTTTGGGGGTTTGAGATGGTTGAGATTTCCTCTTCTGCAGAGA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CTTCTCCCAGTCACTCCCTGAGAGAAGAGACAAAACTGGGAGTATGTGTGTATTCC</text:p>
      <text:p text:style-name="Preformatted_20_Text">Masked <text:s text:c="9"/>ACTACTTCTCCCAGTCACTCCCTGAGAGAAGAGACAAAACTGGGAGTATGTGTGTA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TGTGGATTTTGTGCACTCTTGATACCAATCCCATCAGCAAACAAAATAATATGAG</text:p>
      <text:p text:style-name="Preformatted_20_Text">Masked <text:s text:c="9"/>TTATATGTGGATTTTGTGCACTCTTGATACCAATCCCATCAGCAAACAAAATAATA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GGAAAAAAATAAACAAATAAATCAAGGCTAACCTACATGAATCACCTTATGTTTG</text:p>
      <text:p text:style-name="Preformatted_20_Text">Masked <text:s text:c="9"/>TTCTGGGAAAAAAATAAACAAATAAATCAAGGCTAACCTACATGAATCACCTTAT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TTTAGCACATTTTTTTCTACTTTTTTTTTCAAACTTTATTCAAGTGTTTTCACTG</text:p>
      <text:p text:style-name="Preformatted_20_Text">Masked <text:s text:c="9"/>TAATATTTAGCACATTTTTTTCTACTTTTTTTTTCAAACTTTATTCAAGTGTTTTC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GTCTTAGGTTAATTTATTTCCAATCACATGTGTTCTTAGATATTCAAATTGAGA</text:p>
      <text:p text:style-name="Preformatted_20_Text">Masked <text:s text:c="9"/>AATTCAGTCTTAGGTTAATTTATTTCCAATCACATGTGTTCTTAGATATTCAAAT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TAAGTCTAATTTTTATAGGCTGGCTGTCCAGAAGTTTGTTTTTTTTTTTTTTTTT</text:p>
      <text:p text:style-name="Preformatted_20_Text">Masked <text:s text:c="9"/>TATTTTAAGTCTAATTTTTATAGGCTGGCTGTCCAGAAGNNNNNNNNNNNNNNNNNNNNN</text:p>
      <text:p text:style-name="Preformatted_20_Text"><text:s text:c="16"/>*************************************** <text:s text:c="20"/></text:p>
      <text:p text:style-name="Preformatted_20_Text"/>
      <text:p text:style-name="Preformatted_20_Text">Unmasked <text:s text:c="7"/>TTTTTTGGGGGGGGGGAGGGGAAGTAAAAATTAAAGATTTTAATGGTTGCCCTCACACTG</text:p>
      <text:p text:style-name="Preformatted_20_Text">Masked <text:s text:c="9"/>NNNNNNGGGGGGGGGGAGGGGAAGTAAAAATTAAAGATTTTAATGGTTGCCCTCACACTG</text:p>
      <text:p text:style-name="Preformatted_20_Text"><text:s text:c="22"/>******************************************************</text:p>
      <text:p text:style-name="Preformatted_20_Text"/>
      <text:p text:style-name="Preformatted_20_Text">Unmasked <text:s text:c="7"/>CAGAAACTCAGAGCACCAGAGATACTTCTGAAATCATATTCTCATTTTCACACAGCTGGT</text:p>
      <text:p text:style-name="Preformatted_20_Text">Masked <text:s text:c="9"/>CAGAAACTCAGAGCACCAGAGATACTTCTGAAATCATATTCTCATTTTCACACAG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CCATCTGTGAGATATGGCATGTACAGACAGCTATGAGGAGGACGCAGTCTGTGAGC</text:p>
      <text:p text:style-name="Preformatted_20_Text">Masked <text:s text:c="9"/>GTGCCCATCTGTGAGATATGGCATGTACAGACAGCTATGAGGAGGACGCAGTCTGT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GGGAGCTCCTCACATCAGGACGTGTAAGGTAGTGTGACCAAACAAAGGAATACAC</text:p>
      <text:p text:style-name="Preformatted_20_Text">Masked <text:s text:c="9"/>AACCTGGGAGCTCCTCACATCAGGACGTGTAAGGTAGTGTGACCAAACAAAGGAAT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ATCAAAGAAAAGTGTAGCAAAAACAAGGTTTTTGTTGGATTTTGTGTTTGTTGCC</text:p>
      <text:p text:style-name="Preformatted_20_Text">Masked <text:s text:c="9"/>AAATCATCAAAGAAAAGTGTAGCAAAAACAAGGTTTTTGTTGGATTTTGTGTTTG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ACATCTGGTTCCCTGCTCTGTGGACCATACACTGGTTCTCCACAACTTGGGGAT</text:p>
      <text:p text:style-name="Preformatted_20_Text">Masked <text:s text:c="9"/>TTTTCAACATCTGGTTCCCTGCTCTGTGGACCATACACTGGTTCTCCACAACTTGG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AGATCATGCTGTACACGCTGCCTGAATACAGAGCATGAATGATGCCCTCAGGAACC</text:p>
      <text:p text:style-name="Preformatted_20_Text">Masked <text:s text:c="9"/>CTTGAGATCATGCTGTACACGCTGCCTGAATACAGAGCATGAATGATGCCCTCAGGAAC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GCAAAGGAGTGCAAGGCAGCTTATGGGCCCAGCGTTTGCCAGGTCTGATTACAAGCTC</text:p>
      <text:p text:style-name="Preformatted_20_Text">Masked <text:s text:c="9"/>AGGCAAAGGAGTGCAAGGCAGCTTATGGGCCCAGCGTTTGCCAGGTCTGATTACAA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ATCAAATTTCAGGGCTTTTTTTTCCTCAGTTTGTAGAGAAATCTGAACAAGAATC</text:p>
      <text:p text:style-name="Preformatted_20_Text">Masked <text:s text:c="9"/>AGAATATCAAATTTCAGGGCTTTTTTTTCCTCAGTTTGTAGAGAAATCTGAACAAG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GTTGCATTTCTTCCATCCATGAAAAATAAAAATCACAGAATTGTAGGGGTTGGA</text:p>
      <text:p text:style-name="Preformatted_20_Text">Masked <text:s text:c="9"/>AAGAAAGTTGCATTTCTTCCATCCATGAAAAATA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AGGGACCTCTAGAGATCATTATCTAGTCTAGCCCCCCCCCTGCAAAGCAGGCACCCT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TGTTGCACAGGTAAGCACCCAGGCAGGTCTTGAATATCTCCAGAGAAGGAGAC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CTCCCTTGGCAGCCTGTTCCAGTGCTCCGTCACCTCACTGTGAAGAAGTTCT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ATTTGTGTGGAACTTCCCACGCTTTAGTTTGTGGCTATTTCCCCTCAATGTCAC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TGAAAAGATTCTGGCCTTGTTCCTTTGCTTCCCACACCTTAGATATTTATAGA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TAAGATCCCCTCTGACTTCTTTTCTCAAGGCTGAACAGACCCAGGTTGCTCAGC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TCATAAGAGAGGCGCTCCAGGCCCTTTATCATCTTTGTGGCCCTCCGCTGGAC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GGAGAAATCATTTTTGTTTTTGTTTTTCCATCTGTGAAAACTCTGCATTTATAGAT</text:p>
      <text:p text:style-name="Preformatted_20_Text">Masked <text:s text:c="9"/>NNNNNGAGAAATCATTTTTGTTTTTGTTTTTCCATCTGTGAAAACTCTGCATTTATAGAT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GTATATTGCCATTAAAGCATTGTGCTCCTCTTTTCCTCTGAAGACAAGATTTCCTGCATA</text:p>
      <text:p text:style-name="Preformatted_20_Text">Masked <text:s text:c="9"/>GTATATTGCCATTAAAGCATTGTGCTCCTCTTTTCCTCTGAAGACAAGATTTCCTG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CATCTCCTCTTGGACAGAGTCTTCTCTCTATGTAGTGAGATGTTTTTTTTCTGTT</text:p>
      <text:p text:style-name="Preformatted_20_Text">Masked <text:s text:c="9"/>AATCACATCTCCTCTTGGACAGAGTCTTCTCTCTATGTAGTGAGATGTTTTTTT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GTCACAAACAGAGCTAAGCAGATACAAGCAGCCCTGGGGGCCTGGCTCTCCAGAAA</text:p>
      <text:p text:style-name="Preformatted_20_Text">Masked <text:s text:c="9"/>TCTGGTCACAAACAGAGCTAAGCAGATACAAGCAGCCCTGGGGGCCTGGCTCTCC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AATACGTAAGGAAACCGCATAAGAACTCCCATGAGAGAAGTCAGATCATTGATTT</text:p>
      <text:p text:style-name="Preformatted_20_Text">Masked <text:s text:c="9"/>GGTTAAATACGTAAGGAAACCGCATAAGAACTCCCATGAGAGAAGTCAGATCATTGAT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AGCTGAATCACATTAACTGAATCAAACTATTTTGAGATTCAATCATGTGCTTGTTTCAT</text:p>
      <text:p text:style-name="Preformatted_20_Text">Masked <text:s text:c="9"/>TAGCTGAATCACATTAACTGAATCAAACTATTTTGAGATTCAATCATGTGCTTGTTNNNN</text:p>
      <text:p text:style-name="Preformatted_20_Text"><text:s text:c="16"/>******************************************************** <text:s text:c="3"/></text:p>
      <text:p text:style-name="Preformatted_20_Text"/>
      <text:p text:style-name="Preformatted_20_Text">Unmasked <text:s text:c="7"/>AAAATCAATGAATCAATAAGGTTGGAAAAGACCTGTAAGATCATTCAGTCCAAATGTCTA</text:p>
      <text:p text:style-name="Preformatted_20_Text">Masked <text:s text:c="9"/>NNNNNNNNNNNNNNNNNNNNNNNNNNNNNNNNNNNNNNNNNNNNNNNNNNNNNATGTCTA</text:p>
      <text:p text:style-name="Preformatted_20_Text"><text:s text:c="69"/>*******</text:p>
      <text:p text:style-name="Preformatted_20_Text"/>
      <text:p text:style-name="Preformatted_20_Text">Unmasked <text:s text:c="7"/>CCTAACACCAATACTGCTCACTGAAGCATGTTCCTTAGTACTGTTATCTACAGGTTTCTT</text:p>
      <text:p text:style-name="Preformatted_20_Text">Masked <text:s text:c="9"/>CCTAACACCAATACTGCTCACTGAAGCATGTTCCTTAGTACTGTTATCTACAGG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CTTGAAAATCTACAGAGGCAGTGACTTAACAGCCTCCATGGACAGCCTGTTCCAG</text:p>
      <text:p text:style-name="Preformatted_20_Text">Masked <text:s text:c="9"/>GGNNNNNNNNNNNNNNNNNNNNNNNNNNNNNNNNNNNNNNNNNNNNNNNNNNNNNNNNNN</text:p>
      <text:p text:style-name="Preformatted_20_Text"><text:s text:c="16"/>** <text:s text:c="57"/></text:p>
      <text:p text:style-name="Preformatted_20_Text"/>
      <text:p text:style-name="Preformatted_20_Text">Unmasked <text:s text:c="7"/>TGCCTGACCATTCTTTCAGGGAGAAATTGTTTGTAATATCCAACCTGAAAGTCCCTG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ATGAGGCTATTCCCTCTCATCCTATTGCTGTTACTTGGAAAAAGAGGCCAACTA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CATCACAACCTCCTTTCAGGTAGTTGCATATGTCAATAAGGTCTCCCCTGAGC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TCTCTAGATTAATCCCTGTTCCCTCAGCTACTCCACATACAGCATGTGCTCCAGTCC</text:p>
      <text:p text:style-name="Preformatted_20_Text">Masked <text:s text:c="9"/>NNNNNNNNNNNNNNNNNNNNNNNNNNNNNNNNNNNNNNNNNNCAGCATGTGCTCCAGTCC</text:p>
      <text:p text:style-name="Preformatted_20_Text"><text:s text:c="58"/>******************</text:p>
      <text:p text:style-name="Preformatted_20_Text"/>
      <text:p text:style-name="Preformatted_20_Text">Unmasked <text:s text:c="7"/>TCTCAGCACCTTCAATGAACACTGAAAACTATCAAGGAGAAAAATCAAACACCTTACTAA</text:p>
      <text:p text:style-name="Preformatted_20_Text">Masked <text:s text:c="9"/>TCTCAGCACCTTCAATGAACACTGAAAACTATCAAGGAGAAAAATCAAACACCTTA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AGAATTTTTTTTTGGTCAAAAATATTTTTCTACTATAAAATGCCATTCAGCCTCT</text:p>
      <text:p text:style-name="Preformatted_20_Text">Masked <text:s text:c="9"/>AGTTTAGAATTTTTTTTTGGTCAAAAATATTTTTCTACTATAAAATGCCATTCAGC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CACTTTCAGTAGAATGATTTTGCTATCTGGATATAATATCTTGTTACATTATTCT</text:p>
      <text:p text:style-name="Preformatted_20_Text">Masked <text:s text:c="9"/>ACTAACACTTTCAGTAGAATGATTTTGCTATCTGGATATAATATCTTGTTACATT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TTCAAAATCAGTATTCATATCTGTGCTTGTCTTATATGATTGTTATTGTTACTGA</text:p>
      <text:p text:style-name="Preformatted_20_Text">Masked <text:s text:c="9"/>TTGTGTTCAAAATCAGTATTCATATCTGTGCTTGTCTTATATGATTGTTATTGTTA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TACGTTATGCAGTTTTACAGTGTTACATATATTATTTTTTTAACTGCCTGTTCTG</text:p>
      <text:p text:style-name="Preformatted_20_Text">Masked <text:s text:c="9"/>TTAAGTACGTTATGCAGTTTTACAGTGTTACATATATTATTTTTTTAACTGCCTG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CTCATACAATCTTTTCATCCTCTTTTCTAAG<text:span text:style-name="T1">ATAGAAACAAACAAAATCTTCACAT</text:span></text:p>
      <text:p text:style-name="Preformatted_20_Text">Masked <text:s text:c="9"/>ATTTCTCATACAATCTTTTCATCCTCTTTTCTAAG<text:span text:style-name="T1">ATAGAAACAAACAAAATCTTCACA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GAGTTCCAGCATGATCATAAAAAAATGTTATGAGAGGTCTACACAGACAAACAAAAAC</text:span></text:p>
      <text:p text:style-name="Preformatted_20_Text"><text:soft-page-break/>Masked <text:s text:c="9"/><text:span text:style-name="T1">CTGAGTTCCAGCATGATCATAAAAAAATGTTATGAGAGGTCTACACAGACAAACAAAA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TCTTCAAAGTTGACTGTCTCTGAAATACACACCTACATCTACTGCAGGGAGTAGCAGGA</text:span></text:p>
      <text:p text:style-name="Preformatted_20_Text">Masked <text:s text:c="9"/><text:span text:style-name="T1">CTCTTCAAAGTTGACTGTCTCTGAAATACACACCTACATCTACTGCAGGGAGTAGCAG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CTTCAGGAGCTAATTTAAAGTTTCACTATAGCTGGACTGTATGTTCCTGTTCTATGT</text:span></text:p>
      <text:p text:style-name="Preformatted_20_Text">Masked <text:s text:c="9"/><text:span text:style-name="T1">AAGCTTCAGGAGCTAATTTAAAGTTTCACTATAGCTGGACTGTATGTTCCTGTTCTAT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CATAGCTTTGCAAGAACA</text:span>ATAACCCTGATCAAGCTAAAATACTTAATTTCTCTAAAAG</text:p>
      <text:p text:style-name="Preformatted_20_Text">Masked <text:s text:c="9"/><text:span text:style-name="T1">TACATAGCTTTGCAAGAACA</text:span>ATAACCCTGATCAAGCTAAAATACTTAATTTCTCT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AATTTATATAGCATTAGAATAAAGGCAGAAGCAGCCTAGGGACATCAGAACAGT</text:p>
      <text:p text:style-name="Preformatted_20_Text">Masked <text:s text:c="9"/>CAACAAAATTTATATAGCATTAGAATAAAGGCAGAAGCAGCCTAGGGACATCAGA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ATTTTGCACACGCTGAACAGCAAGAATATCTGCATTAACTAAACTTTCTTCAGAT</text:p>
      <text:p text:style-name="Preformatted_20_Text">Masked <text:s text:c="9"/>AAAGGATTTTGCACACGCTGAACAGCAAGAATATCTGCATTAACTAAACTTTCTT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GTAGAGGCCCAGAGATTTCCTCTAGACCTAAAAGCATTTGAGTCAGCGGTTTAAGA</text:p>
      <text:p text:style-name="Preformatted_20_Text">Masked <text:s text:c="9"/>AGATGTAGAGGCCCAGAGATTTCCTCTAGACCTAAAAGCATTTGAGTCAGCGGTT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TAAATGGTGCCAGCTGATGCAGTGGTCAGCTGCTAAATTCCTTTTACACACCCCC</text:p>
      <text:p text:style-name="Preformatted_20_Text">Masked <text:s text:c="9"/>TGCCTTAAATGGTGCCAGCTGATGCAGTGGTCAGCTGCTAAATTCCTTTTACACACC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GAGGCGCTGCTGTTAAGGAAGATATGTAAGAGCTGTGGATAATAATGGGGTTTGTAA</text:p>
      <text:p text:style-name="Preformatted_20_Text">Masked <text:s text:c="9"/>CACGAGGCGCTGCTGTTAAGGAAGATATGTAAGAGCTGTGGATAATAATGGGGT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AGTGCCTTAACTGCAGCTATTTCACAAGATGTTATATGTCACAAACAGCAGGTAGG</text:p>
      <text:p text:style-name="Preformatted_20_Text">Masked <text:s text:c="9"/>GGCAAGTGCCTTAACTGCAGCTATTTCACAAGATGTTATATGTCACAAACAGCAGG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GTACTTTAGGATATTATGTAAAACTGAAAGATGTAATTTAAAATTAGATTAGAATG</text:p>
      <text:p text:style-name="Preformatted_20_Text">Masked <text:s text:c="9"/>ATACGTACTTTAGGATATTATGTAAAACTGAAAGATGTAATTTAAAATTAGATTA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GTTGTGTGCCTCAAAGGGATATTTCTTCTGTTCAGTTTTCATTTTATTATTTTAG</text:p>
      <text:p text:style-name="Preformatted_20_Text">Masked <text:s text:c="9"/>TATGAGTTGTGTGCCTCAAAGGGATATTTCTTCTGTTCAGTTTTCATTTTATTAT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TGCTGTGTTTCATTTCATTTTATTAGAGCTGTGCCCTTCATGCAAATAGTCTGA</text:p>
      <text:p text:style-name="Preformatted_20_Text">Masked <text:s text:c="9"/>AGTGTTTGCTGTGTTTCATTTCATTTTATTAGAGCTGTGCCCTTCATGCAAATAGT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GCAGAGAGTGATCCAGAATAAGAGAGAATTTAGTTCTGTCTGAAAATAAATGAAA</text:p>
      <text:p text:style-name="Preformatted_20_Text">Masked <text:s text:c="9"/>GAATAGCAGAGAGTGATCCAGAATAAGAGAGAATTTAGTTCTGTCTGAAAATAAA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ACTCCATCTGATCATAGTGGGTATGCAGGAATAGCTTCCATTATCTGGCAAGCCA</text:p>
      <text:p text:style-name="Preformatted_20_Text">Masked <text:s text:c="9"/>GCAAAACTCCATCTGATCATAGTGGGTATGCAGGAATAGCTTCCATTATCTGGCAAGC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TTATTTATTCCATTATTAAAGTTGAGATCTTTACATACCTAAATAGATACCTAAAAAG</text:p>
      <text:p text:style-name="Preformatted_20_Text">Masked <text:s text:c="9"/>TATTATTTATTCCATTATTAAAGTTGAGATCTTTACATACCTAAATAGATACCT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TGCCAAATTGATCTCAAAAGTAAGCACCTCTTGGTGCTTCCTCTACTCAGCTC</text:p>
      <text:p text:style-name="Preformatted_20_Text">Masked <text:s text:c="9"/>ATTTTCTTGCCAAATTGATCTCAAAAGTAAGCACCTCTTGGTG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Unmasked <text:s text:c="7"/>TTGTGAGGCCCCATCTGCAGTACTGCGTCCAGGTCTGGGGCCCCCAGCACAATAAAG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GCTCTTGAAACAAGTCCAGGGGAGGGCCACTAAGATGATCAGAGGATGGAGCA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CTATGAGGAAAGGTTGAGAGAACTGGGCTTGTCTAGCTTGGACAAGAGTAAG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AGACCTCATTGTGGCTTTCCAGTACTTCAAGGAACTGTATAAACAGAAGGGGGA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TTTACATGGATTGATAGTGATAGGATAAGGGAGAGTGGTTTTAAAACTAAGA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AGGTTTAGGTTTGATATTAGGAGGAAGTTTTTCACACAGAGGGTGGTGAGGCAC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GGTTGCCCAAGGAGGCTGTGGATGCCCCATCCCTGAGGCATTCAAGGCAGGCTG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CTCTGGGCAGCCTGGTCTGGTGGTTGGTGACCCCTGTATGCAGGGGTGTTGAAA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TGATCTTCGTAGTCCTTTTCAACCCAGGCCATTCTGTGATTTTAGGATTCAATCTGG</text:p>
      <text:p text:style-name="Preformatted_20_Text">Masked <text:s text:c="9"/>NNNNNNNNNNNNNNNNNNNNNNNNNNNNNNNNNNNNNNNNNNNNNNNGGANNNNNNNNNN</text:p>
      <text:p text:style-name="Preformatted_20_Text"><text:s text:c="63"/>*** <text:s text:c="9"/></text:p>
      <text:p text:style-name="Preformatted_20_Text"/>
      <text:p text:style-name="Preformatted_20_Text">Unmasked <text:s text:c="7"/>AGAAGAGAAGGCTATGAGATGACTTAATAGCAGGCTTTCAGTATCTAAAGGGGAGCT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AATAAGGGAACAGACTGTTTAGCAGGGTTGTGGTGATTGAACAAGGTGAAATA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GCCCAAAAAGGGTACATTTAGATAGCAGATAGGAAAAAAGTCTTCTACACAGAG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TGAGACACTGGAACAGGTTGTCCAGAGTTGTGGTTGATTTGCCTCATCCCTGGGG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TCAAGGCCAGTGTGGATCAGTCCCTGGGCAGCCTGATCTAGCTGTGTGTGCCCCTG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GCAGGAGAGATGGACTAGATGCCCTTTGAAGGTCCTTCCAATTCTAAGTACTCTATG</text:p>
      <text:p text:style-name="Preformatted_20_Text">Masked <text:s text:c="9"/>NNNNNNNNNNNNNNNNNNNNNNNNNNNNNNNNNNNNNNNNNNNNNNNNNNNTACNNNNNN</text:p>
      <text:p text:style-name="Preformatted_20_Text"><text:s text:c="67"/>*** <text:s text:c="5"/></text:p>
      <text:p text:style-name="Preformatted_20_Text"/>
      <text:p text:style-name="Preformatted_20_Text">Unmasked <text:s text:c="7"/>ATTCTGTGATTCTGTGATTCTATGATTCTATGATTCTATGATTCTGTGATCCAGATCAGT</text:p>
      <text:p text:style-name="Preformatted_20_Text">Masked <text:s text:c="9"/>NNNNNNNNNNNNNNNNNNNNNNNNNNNNNNNNNNNNNNNNNNNNNNNNNNCCAGATCAGT</text:p>
      <text:p text:style-name="Preformatted_20_Text"><text:s text:c="66"/>**********</text:p>
      <text:p text:style-name="Preformatted_20_Text"/>
      <text:p text:style-name="Preformatted_20_Text">Unmasked <text:s text:c="7"/>GAGGTTTAGGCCTATATGACCTTTCTTCCTTCACTTTTTGTACGTAGAAATTCTGTAACA</text:p>
      <text:p text:style-name="Preformatted_20_Text">Masked <text:s text:c="9"/>GAGGTTTAGGCCTATATGACCTTTCTTCCTTCACTTTTTGTACGTAGAAATTCTG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GAGCTTTAATACACTGCTGGACAAGAAAAGCTCTATTTTTCTGATGTTATCAGCC</text:p>
      <text:p text:style-name="Preformatted_20_Text">Masked <text:s text:c="9"/>GTATTGAGCTTTAATACACTGCTGGACAAGAAAAGCTCTATTTTTCTGATGTTATC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GAGATGAAGAATCAAAAGTCAGTGCACAGAAATATAGTTCAGCTTATTAGAGGAA</text:p>
      <text:p text:style-name="Preformatted_20_Text">Masked <text:s text:c="9"/>ATGAAGAGATGAAGAATCAAAAGTCAGTGCACAGAAATATAGTTCAGCTTATTAG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TGACTATGATTTAAAACATTCAGGAAAATCTGAGCCACAAGGAGAAGTGCATTTG</text:p>
      <text:p text:style-name="Preformatted_20_Text">Masked <text:s text:c="9"/>GAAAATGACTATGATTTAAAACATTCAGGAAAATCTGAGCCACAAGGAGAAGTGC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GTAATGAAGCCTGAATACACAAAATCTTGGGAACCTTGAGAATGAAAACAAAAAAA</text:p>
      <text:p text:style-name="Preformatted_20_Text">Masked <text:s text:c="9"/>GTGGGTAATGAAGCCTGAATACACAAAATCTTGGGAACCTTGAGAATGAAAAC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TTTTTTCTTTTATAATTCAGCCAAAGATTAGACAAAACATTATGTTATAGACAT</text:p>
      <text:p text:style-name="Preformatted_20_Text">Masked <text:s text:c="9"/>AAAGTATTTTTTCTTTTATAATTCAGCCAAAGATTAGACAAAACATTATGTTATAG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CAGAGATCATAAATTGAATGAATGCTAATTCACTGTCATTTGTCCTTCATAGTGC</text:p>
      <text:p text:style-name="Preformatted_20_Text">Masked <text:s text:c="9"/>GTTCTCAGAGATCATAAATTGAATGAATGCTAATTCACTGTCATTTGTCCTTCATA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TCCCAAACAAATGCTGTTAAAAATTCTGTTAGGTCTCTGATAATAAGGAAAACA</text:p>
      <text:p text:style-name="Preformatted_20_Text">Masked <text:s text:c="9"/>AGTGTATCCCAAACAAATGCTGTTAAAAATTCTGTTAGGTCTCTGATAATAAGG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TTTGCTGATAACTTTTCCTGTGAAGGCTGGATAGACCACATACACTTTCAAAAAA</text:p>
      <text:p text:style-name="Preformatted_20_Text">Masked <text:s text:c="9"/>AGGATTTTGCTGATAACTTTTCCTGTGAAGGCTGGATAGACCACATACACTTT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TGAACAGTGAAGGACAAAGAGTGTTTTTGACTCTCTCCAGTACAGTACATACTCG</text:p>
      <text:p text:style-name="Preformatted_20_Text">Masked <text:s text:c="9"/>GGAAGTGAACAGTGAAGGACAAAGAGTGTTTTTGACTCTCTCCAGTACAGTACATAC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CAGAACTGTAAAGACAGAGAGGCTGAAACCATGGTAAGCTCTATTCATTTTCTGTT</text:p>
      <text:p text:style-name="Preformatted_20_Text">Masked <text:s text:c="9"/>TTAGCAGAACTGTAAAGACAGAGAGGCTGAAACCATGGTAAGCTCTATTCATTT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CATGAATGCATAATATTTAGTATTAAAACTGTATGGGATGCAACTGCAAAACTTT</text:p>
      <text:p text:style-name="Preformatted_20_Text">Masked <text:s text:c="9"/>TATTACATGAATGCATAATATTTAGTATTAAAACTGTATGGGATGCAACTGCAAAACT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ACATATTTCTTATAATTTTCAATTCAGTTTCTTGCAGCTCACTTCCTGCTTTTGAGGG</text:p>
      <text:p text:style-name="Preformatted_20_Text">Masked <text:s text:c="9"/>AAACATATTTCTTATAATTTTCAATTCAGTTTCTTGCAGCTCACTTCCTGCTTTTG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AGAAACTTTAGTTTTTTCTGTTTCTTCACCATATGAACCAGTTTGTGTGTGTGTC</text:p>
      <text:p text:style-name="Preformatted_20_Text">Masked <text:s text:c="9"/>AATTAAGAAACTTTAGTTTTTTCTGTTTCTTCACCATATGAACCAGTTTGTGTGTG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GATTCTGAAATTCAAAAGAAAGGAAGAGACAATTGTTTCTTTCAAGACTAAGCTG</text:p>
      <text:p text:style-name="Preformatted_20_Text">Masked <text:s text:c="9"/>TTACAGATTCTGAAATTCAAAAGAAAGGAAGAGACAATTGTTTCTTTCAAGACTA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TAAGTTTGTAGATCGAGAGGAATTCTGCAGACAGGTGTCAATATGATACCAAGCC</text:p>
      <text:p text:style-name="Preformatted_20_Text">Masked <text:s text:c="9"/>AAAATTAAGTTTGTAGATCGAGAGGAATTCTGCAGACAGGTGTCAATATGATACCA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TGAGAGTAAAGCTCTTTAACAATTTTCCAGGAAGACATTGTACTTTCCTCATTCA</text:p>
      <text:p text:style-name="Preformatted_20_Text">Masked <text:s text:c="9"/>AGAAATGAGAGTAAAGCTCTTTAACAATTTTCCAGGAAGACATTGTACTTTCCTC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ACTTTGAAGCTAAAAACAAACAAGATTTGTGCTTCTAGGTGTAAATTTGCAGTAC</text:p>
      <text:p text:style-name="Preformatted_20_Text">Masked <text:s text:c="9"/>GAAGAACTTTGAAGCTAAAAACAAACAAGATTTGTGCTTCTAGGTGTAAATTTGCA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TATTTCTTTTAACATATCTAATTAATATATTAATATCTGTTCTTTTTTCATAAAA</text:p>
      <text:p text:style-name="Preformatted_20_Text">Masked <text:s text:c="9"/>AGACATATTTCTTTTAACATATCTAATTAATATATTAATATCTGTTCTTTTTTC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ATTTAAAATTCAAAAATGTACATACTTGCAGATGTTTTTCTAAGTATTTATTAGC</text:p>
      <text:p text:style-name="Preformatted_20_Text">Masked <text:s text:c="9"/>AGATTATTTAAAATTCAAAAATGTACATACTTGCAGATGTTTTTCTAAGTATTTA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GAGTCAACAATTTCAAGTCAAATGGTTTTAAAGATGTTAAAAGTTGTATAGTCTG</text:p>
      <text:p text:style-name="Preformatted_20_Text">Masked <text:s text:c="9"/>AAATTGAGTCAACAATTTCAAGTCAAATGGTTTTAAAGATGTTAAAAGTTGTATAG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CTTTTTACACCACCTTTTCCTCAGGAAATATTTTAGAACTCGGAGTATCTTGTAT</text:p>
      <text:p text:style-name="Preformatted_20_Text">Masked <text:s text:c="9"/>AATAGCTTTTTACACCACCTTTTCCTCAGGAAATATTTTAGAACTCGGAGTATCTT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TGCCATGGTAAATATGTTCATGCAAAGCTATCTCTAAAGAGCTTTTCTTTATTTG</text:p>
      <text:p text:style-name="Preformatted_20_Text">Masked <text:s text:c="9"/>ACTTTTGCCATGGTAAATATGTTCATGCAAAGCTATCTCTAAAGAGCTTTTCTTT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GCTTATCTGTTTTAAGAGGAAAAAGGCAGTTTATAAAACCTAGAGAGGATCCCAA</text:p>
      <text:p text:style-name="Preformatted_20_Text">Masked <text:s text:c="9"/>AATCTGCTTATCTGTTTTAAGAGGAAAAAGGCAGTTTATAAAACCTAGAGAGGATC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TAGAATTTAGTATCTTCATGGGCAAAAAGGTCTAATTTCCATCACAAGTAGGACAA</text:p>
      <text:p text:style-name="Preformatted_20_Text">Masked <text:s text:c="9"/>GCCATAGAATTTAGTATCTTCATGGGCAAAAAGGTCTAATTTCCATCACAAGTAGG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ATGACAGTGTGAAACAGGATTGAATGCAGAACACAGTTTACATTTAACAGTGTTT</text:p>
      <text:p text:style-name="Preformatted_20_Text">Masked <text:s text:c="9"/>GAAGAATGACAGTGTGAAACAGGATTGAATGCAGAACACAGTTTACATTTAACAG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CAAAGCTTGGAGGGTTTGGGCAGAGGCTGTCTCTGTTTTACACAAAGATTGAGTTCTT</text:p>
      <text:p text:style-name="Preformatted_20_Text"><text:soft-page-break/>Masked <text:s text:c="9"/>CGCAAAGCTTGGAGGGTTTGGGCAGAGGCTGTCTCTGTTTTACACAAAGATTGAG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ATCTGAAGAAATGGCCTCAAAAGTGTTTCAGTAATAGTTTGGATATTTGAAATAT</text:p>
      <text:p text:style-name="Preformatted_20_Text">Masked <text:s text:c="9"/>CCTGAATCTGAAGAAATGGCCTCAAAAGTGTTTCAGTAATAGTTTGGATATTTG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AGACATTTCTTATTTCTTTATTTCTGTTGTAATGAATCCCAGTGTGTAGGAACAA</text:p>
      <text:p text:style-name="Preformatted_20_Text">Masked <text:s text:c="9"/>AAAATAGACATTTCTTATTTCTTTATTTCTGTTGTAATGAATCCCAGTGTGTAGG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GAAGAAGAAAAAAAAATCGAACAAACAAAAACCATTGTGCTTGTATGTGCAAAAAA</text:p>
      <text:p text:style-name="Preformatted_20_Text">Masked <text:s text:c="9"/>GTGAGAAGAAGAAAAAAAAATCGAACAAACAAAAACCATTGTGCTTGTATGTG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CTCACATTACTTGATTTACTCACATATATATGATTGGGATTCAAAAAAGCACAAC</text:p>
      <text:p text:style-name="Preformatted_20_Text">Masked <text:s text:c="9"/>GTCAACTCACATTACTTGATTTACTCACATATATATGATTGGGATTCAAAAAAGC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CTAACAAATTAGCATCTTACTGTGCTTTTGCATGCTGAGTTCCTGTTGTTGCAGAG</text:p>
      <text:p text:style-name="Preformatted_20_Text">Masked <text:s text:c="9"/>AGCTCTAACAAATTAGCATCTTACTGTGCTTTTGCATGCTGAGTTCCTGTTGTTG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TTAACTCAAGCTTCCCATTCAGCATTCTCATGTACACATGGAGCCTTTGTGTCTG</text:p>
      <text:p text:style-name="Preformatted_20_Text">Masked <text:s text:c="9"/>ATTCTTTAACTCAAGCTTCCCATTCAGCATTCTCATGTACACATGGAGCCTTTGTG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CTCTACATTGCAATTTGCAAGGCAAATTATAATACAGTTATTCTATTGGCACAAC</text:p>
      <text:p text:style-name="Preformatted_20_Text">Masked <text:s text:c="9"/>CAGAACTCTACATTGCAATTTGCAAGGCAAATTATAATACAGTTATTCTATTGGCAC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TGTATAGCTGCTTTTGTAAAAAGCTTGTTTAGAAGGAGCATGTAAATATGTAAAT</text:p>
      <text:p text:style-name="Preformatted_20_Text">Masked <text:s text:c="9"/>TCAAATGTATAGCTGCTTTTGTAAAAAGCTTGTTTAGAAGGAGCATGTAAATATG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GAACACAAGGTTTCTGCTGTTGCCAAATGCAGTTTGAAGTTAAGCAACAATAACA</text:p>
      <text:p text:style-name="Preformatted_20_Text">Masked <text:s text:c="9"/>ACATTGAACACAAGGTTTCTGCTGTTGCCAAATGCAGTTTGAAGTTAAGCAACAA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TACATTTTCTTCAAATTCTTTTTAAGTTTCAGATTAGTTTATCTGGATCGAAATAT</text:p>
      <text:p text:style-name="Preformatted_20_Text">Masked <text:s text:c="9"/>GTTCTACATTTTCTTCAAATTCTTTTTAAGTTTCAGATTAGTTTATCTGGATCG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GCAGTTCAAAGAAATGCAAACTATGTATTTATATTCTTCTTAGATTTCCCCAGCA</text:p>
      <text:p text:style-name="Preformatted_20_Text">Masked <text:s text:c="9"/>GACTGGCAGTTCAAAGAAATGCAAACTATGTATTTATATTCTTCTTAGATTTCCC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TATATATTCTATATGAAAAGGAGTGTTTTTATCTCTGCATCACAGGCAACCCAGAA</text:p>
      <text:p text:style-name="Preformatted_20_Text">Masked <text:s text:c="9"/>GTATTATATATTCTATATGAAAAGGAGTGTTTTTATCTCTGCATCACAGGCAACC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CGCTAAGGAAGCAAATGACAATATTTGATGCTGCGGGGTGGAAATCTGTATTATAG</text:p>
      <text:p text:style-name="Preformatted_20_Text">Masked <text:s text:c="9"/>GCATCGCTAAGGAAGCAAATGACAATATTTGATGCTGCGGGGTGGAAATCTGTATT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TAGGTTAGCTGAAAAGAAAAAGAAGTAGTTTTTAAAAAAAAAAAGTGGAGAGCAA</text:p>
      <text:p text:style-name="Preformatted_20_Text">Masked <text:s text:c="9"/>CAACATAGGTTAGCTGAAAAGAAAAAGAAGTAGTTTTTAAAAAAAAAAAGTGGAGAGC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TAATTGAAAAGTTTAGAGTGAGGGATAATGAGGGAAAGTGCATTTTCTGACAGTTTTA</text:p>
      <text:p text:style-name="Preformatted_20_Text">Masked <text:s text:c="9"/>AATAATTGAAAAGTTTAGAGTGAGGGATAATGAGGGAAAGTGCATTTTCTGACAG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AGGCAGAGATCAAATTGGTTGAGATAACAATTTATCCCTACAAAAATGTCAATGAA</text:p>
      <text:p text:style-name="Preformatted_20_Text">Masked <text:s text:c="9"/>CACAAGGCAGAGATCAAATTGGTTGAGATAACAATTTATCCCTACAAAAATGTCA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GACTGGCATAATCTGGCTGAGGCCGACTCTGCTTTAAATGCAGAAGGGAAGATGTG</text:p>
      <text:p text:style-name="Preformatted_20_Text">Masked <text:s text:c="9"/>CTGAGACTGGCATAATCTGGCTGAGGCCGACTCTGCTTTAAATGCAGAAGGGAAG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GAGCAGATCTAGGTCCCAAGATCAAATGAGGGCCAAGAAAGGGTTCAGTATTTTAT</text:p>
      <text:p text:style-name="Preformatted_20_Text">Masked <text:s text:c="9"/>GAAGGAGCAGATCTAGGTCCCAAGATCAAATGAGGGCCAAGAAAGGGTTCAGTAT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CTGTCATAGCAGAACCAAGTCAAACCAAAAGGTACAGACATAATAAAGTTATGA</text:p>
      <text:p text:style-name="Preformatted_20_Text">Masked <text:s text:c="9"/>TTCTGTCTGTCATAGCAGAACCAAGTCAAACCAAAAGGTACAGACATAATAAAGTT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CTAAAACTACACCAACAGCCGCTGGTAGTTGTTGCCTCATGTGAAATAGGAAC</text:p>
      <text:p text:style-name="Preformatted_20_Text">Masked <text:s text:c="9"/>AAAAATACTAAAACTACACCAACAGCCGCTGGTAGTTGTTGCCTCATGTGAAAT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GAATGCAAGGGAAAAGACTGCATTTTTCCTTGACTTAAGGCCAAGACTAGCTGTTG</text:p>
      <text:p text:style-name="Preformatted_20_Text">Masked <text:s text:c="9"/>TGATGAATGCAAGGGAAAAGACTGCATTTTTCCTTGACTTAAGGCCAAGACTAGC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CTAAGCTGGAAAAAATAACACTCAACACAACCCTGCCTTCCTGTAGTGCTACTGGT</text:p>
      <text:p text:style-name="Preformatted_20_Text">Masked <text:s text:c="9"/>ATTTCTAAGCTGGAAAAAATAACACTCAACACAACCCTGCCTTCCTGTAGTGCTAC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GTAGGTTAAGAAGTAAAAGAACTTTTGAGATATGAGATAAAAGCAGATAGGACTA</text:p>
      <text:p text:style-name="Preformatted_20_Text">Masked <text:s text:c="9"/>AATTTGTAGGTTAAGAAGTAAAAGAACTTTTGAGATATGAGATAAAAGCAGATAG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TACTGGTTAATCTATTTGGATTTACTGATTGTTAGAATAGAATTTCTGTTAAAAAT</text:p>
      <text:p text:style-name="Preformatted_20_Text">Masked <text:s text:c="9"/>AGGATACTGGTTAATCTATTTGGATTTACTGATTGTTAGAATAGAATTTCTGTTA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CCAGCGAAGTGGAAGATTGCTGGCATCTTCTTAATCATGACATCCAGGCAGAGCTAG</text:p>
      <text:p text:style-name="Preformatted_20_Text">Masked <text:s text:c="9"/>CGTCCAGCGAAGTGGAAGATTGCTGGCATCTTCTTAATCATGACATCCAGGCAGAG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CCAGTTAAAGAGTGAGTTGCTGTGTAGCAAGGAGGGCCCGTTGAAGTTCATTGAAC</text:p>
      <text:p text:style-name="Preformatted_20_Text">Masked <text:s text:c="9"/>GACTCCAGTTAAAGAGTGAGTTGCTGTGTAGCAAGGAGGGCCCGTTGAAGTTCATT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ATCTCTGATCCCTTTTAGAATTTCAGAACAAGATCCAAAATACAAACACAAACATC</text:p>
      <text:p text:style-name="Preformatted_20_Text">Masked <text:s text:c="9"/>TGAAATCTCTGATCCCTTTTAGAATTTCAGAACAAGATCCAAAATACAAACACAAA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CACATTTTCTGGTACCTCAATTTGGGAGGCATTCGCACTGCATCAGGAACGTTACT</text:p>
      <text:p text:style-name="Preformatted_20_Text">Masked <text:s text:c="9"/>AACCCACATTTTCTGGTACCTCAATTTGGGAGGCATTCGCACTGCATCAGGAACG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TCTCCTTTAATTCCTAATAGATTCTGTCATTCAGCTCATATGAGCTTTGATAAAAA</text:p>
      <text:p text:style-name="Preformatted_20_Text">Masked <text:s text:c="9"/>AACTTCTCCTTTAATTCCTAATAGATTCTGTCATTCAGCTCATATGAGCTTTGATAAA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TCTCCATACAGTTAATTTCTGGAAAACAGCTGTACTATAATTTACCTTGAAATAACTC</text:p>
      <text:p text:style-name="Preformatted_20_Text">Masked <text:s text:c="9"/>AATCTCCATACAGTTAATTTCTGGAAAACAGCTGTACTATAATTTACCTTGAAATA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TTCTGTGTCATATTTCTATTACCTACTTTATACCTGCAGTTGCAAACTGGTGGTGC</text:p>
      <text:p text:style-name="Preformatted_20_Text">Masked <text:s text:c="9"/>ATGGTTCTGTGTCATATTTCTATTACCTACTTTATACCTGCAGTTGCAAACTGGTG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TTATGTGGGAGGAAAAAAAAAAAAAAGAAAAAAAAAAAAAAAAACCCCTCAATTTT</text:p>
      <text:p text:style-name="Preformatted_20_Text">Masked <text:s text:c="9"/>ATCCTTATGTGGGAGGNNNNNNNNNNNNNNNNNNNNNNNNNNNNNNNNCCCCTCAATTTT</text:p>
      <text:p text:style-name="Preformatted_20_Text"><text:s text:c="16"/>**************** <text:s text:c="31"/>************</text:p>
      <text:p text:style-name="Preformatted_20_Text"/>
      <text:p text:style-name="Preformatted_20_Text">Unmasked <text:s text:c="7"/>GGTGACAAATTAATCAAGGGCCCCCATACTCTGGCTGCTACCTTACCAGGCCACTGCAAT</text:p>
      <text:p text:style-name="Preformatted_20_Text">Masked <text:s text:c="9"/>GGTGACAAATTAATCAAGGGCCCCCATACTCTGGCTGCTACCTTACCAGGCCACT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CACAACATTATCACATACCAACTCACTGGCAGTAATGACCTGGAAAAATAGAAAGG</text:p>
      <text:p text:style-name="Preformatted_20_Text">Masked <text:s text:c="9"/>GGCACACAACATTATCACATACCAACTCACTGGCAGTAATGACCTGGAAAAATAG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AATGGTGGATGAGTTGTCTGGGCAACTCCAGCAATAAGAAAGAAGTCTCTCTTCTT</text:p>
      <text:p text:style-name="Preformatted_20_Text">Masked <text:s text:c="9"/>GACAAATGGTGGATGAGTTGTCTGGGCAACTCCAGCAATAAGAAAGAAGTCTCTC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GGGGATCTGTATCTTGGCTATGGAGAAAAAACATTGATGAGGAGTAATATATTGAG</text:p>
      <text:p text:style-name="Preformatted_20_Text">Masked <text:s text:c="9"/>CCCTGGGGATCTGTATCTTGGCTATGGAGAAAAAACATTGATGAGGAGTAATATAT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TATATCATGTGAGGCACCACAGCAGAAGTAAGTTTTGAGAAAGCAAAGAAAACAG</text:p>
      <text:p text:style-name="Preformatted_20_Text">Masked <text:s text:c="9"/>ATATATATATCATGTGAGGCACCACAGCAGAAGTAAGTTTTGAGAAAGCAAAGAA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GTCCCTCTGAAAGCAACTTCTAAAACAAAGTAAATTCAAGGTACCTGCACAAGAA</text:p>
      <text:p text:style-name="Preformatted_20_Text">Masked <text:s text:c="9"/>TCCAAGTCCCTCTGAAAGCAACTTCTAAAACAAAGTAAATTCAAGGTACCTGCAC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TTTTAGGAATAAAACAGCAAGATGAACATTATCAGATCCCAAAGGATGTGGTCAA</text:p>
      <text:p text:style-name="Preformatted_20_Text">Masked <text:s text:c="9"/>ATCCATTTTAGGAATAAAACAGCAAGATGAACATTATCAGATCCCAAAGGATGTGG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CTGCTAGGTCTCCACCAAGTAGCAAAAATTAAACCTGGGGGAGTTTTGGAGAATG</text:p>
      <text:p text:style-name="Preformatted_20_Text">Masked <text:s text:c="9"/>CAAAACTGCTAGGTCTCCACCAAGTAGCAAAAATTAAACCTGGGGGAGTTTTGGAG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TCTTATTCACAGTCTGATTGTAAATCCTTTAAATCAAGTGACACAGATGAAGAAC</text:p>
      <text:p text:style-name="Preformatted_20_Text">Masked <text:s text:c="9"/>AGCATTCTTATTCACAGTCTGATTGTAAATCCTTTAAATCAAGTGACACAGATG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CACATGGATTTTTGAGCAACAACAAATCTTTTAGTAAGTTAAACAGGAGGTAGCT</text:p>
      <text:p text:style-name="Preformatted_20_Text">Masked <text:s text:c="9"/>AATTTCACATGGATTTTTGAGCAACAACAAATCTTTTAGTAAGTTAAACAGGAGG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ATCAGTCCTTGGGCCACTCGAGGCACGAAAAAATATAAAAAAACATGCTCTGTGC</text:p>
      <text:p text:style-name="Preformatted_20_Text">Masked <text:s text:c="9"/>CATGCATCAGTCCTTGGGCCACTCGAGGCACGAAAAAATATAAAAAAACATGCTC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CCAAGGAGAATAGCCCCATGTAGAGCCTGTGGCAGAGAGCCCGAGGGGAGACTCA</text:p>
      <text:p text:style-name="Preformatted_20_Text">Masked <text:s text:c="9"/>TGCAGCCAAGGAGAATAGCCCCATGTAGAGCCTGTGGCAGAGAGCCCGAGGGGAGACT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ATCAACTTCTTGAGTTTTGGAGTCAGGGAAACAGAGGATCTGAAGCCCTGTGTACTCC</text:p>
      <text:p text:style-name="Preformatted_20_Text">Masked <text:s text:c="9"/>ACATCAACTTCTTGAGTTTTGGAGTCAGGGAAACAGAGGATCTGAAGCCCTGTGTA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AAAAAGAAATATTGGCAGCAAATGAAGGAGTTTGAGCTGCTTTGGAAGTGGATGG</text:p>
      <text:p text:style-name="Preformatted_20_Text">Masked <text:s text:c="9"/>AACTGAAAAAGAAATATTGGCAGCAAATGAAGGAGTTTGAGCTGCTTTGGAAGTGG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AAACACAGCTCCTCTTGACACCTTGACTGCCCACGCTGGGCTGGACATTCAAAGT</text:p>
      <text:p text:style-name="Preformatted_20_Text">Masked <text:s text:c="9"/>TACTGAAACACAGCTCCTCTTGACACCTTGACTGCCCACGCTGGGCTGGACATTC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GTCCCCTCTACATATCATGCAACTGATGATTAGAGACCTCTGTCTCTAATTCTTTC</text:p>
      <text:p text:style-name="Preformatted_20_Text">Masked <text:s text:c="9"/>GAGGGTCCCCTCTACATATCATGCAACTGATGATTAGAGACCTCTGTCTCTAATTC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TCTAACAGTAGATTACCACTGATATGAATATTTTGCATTCATGACATGAGCTTTC</text:p>
      <text:p text:style-name="Preformatted_20_Text">Masked <text:s text:c="9"/>ATTACTCTAACAGTAGATTACCACTGATATGAATATTTTGCATTCATGACATGAGC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AAATTTCTTTTGGTCAGCCTACAAGAGCAACTGTGGCGGATCATCTTTGTGTAGCA</text:p>
      <text:p text:style-name="Preformatted_20_Text">Masked <text:s text:c="9"/>TGTCAAATTTCTTTTGGTCAGCCTACAAGAGCAACTGTGGCGGATCATCTTTGTG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TCAAGAAAAATAGTAAAAATATGGAAGTACCTTAGCCTAACACTAATGCTTTTCTC</text:p>
      <text:p text:style-name="Preformatted_20_Text">Masked <text:s text:c="9"/>GCCCTCAAGAAAAATAGTAAAAATATGGAAGTACCTTAGCCTAACACTAATGCTT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CTGCTACTCTTCTCTCTACAGTCAGTAGTTAATCTACCCTCCACAATAAGTATCTC</text:p>
      <text:p text:style-name="Preformatted_20_Text">Masked <text:s text:c="9"/>CTTCCTGCTACTCTTCTCTCTACAGTCAGTAGTTAATCTACCCTCCACAATAAGTA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ATCAATGAGCAATCAAACAGCCCATCATTAATAGATGCCAAGCTGACTTACCTTT</text:p>
      <text:p text:style-name="Preformatted_20_Text">Masked <text:s text:c="9"/>GTGCAATCAATGAGCAATCAAACAGCCCATCATTAATAGATGCCAAGCTGACTTA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TAGCCACAGCTTGACAAAAAAATGGCAATGTAAACAATGAAAAAATGGAAAATAT</text:p>
      <text:p text:style-name="Preformatted_20_Text">Masked <text:s text:c="9"/>TGATCTAGCCACAGCTTGACAAAAAAATGGCAATGTAAACAATGAAAAAATGGA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TATAGTGCAGCAATATGTCTTGTGTGCAGCAATGTACCTGGCATCCCGGAAAGCA</text:p>
      <text:p text:style-name="Preformatted_20_Text">Masked <text:s text:c="9"/>TATTATATAGTGCAGCAATATGTCTTGTGTGCAGCAATGTACCTGGCATCCCGG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CTTGCAGCTGGCATAACTCAGAACCAAGAAGTCTCTTCCCTCCTCTTCCGCACTTTG</text:p>
      <text:p text:style-name="Preformatted_20_Text">Masked <text:s text:c="9"/>AGGCTTGCAGCTGGCATAACTCAGAACCAAGAAGTCTCTTCCCTCCTCTTCCGCA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CTTATCACTAGCACTTCAGTACTTGGAGCAGAAAGTCTCCTGTTTATCATGGATG</text:p>
      <text:p text:style-name="Preformatted_20_Text">Masked <text:s text:c="9"/>TTTGCCTTATCACTAGCACTTCAGTACTTGGAGCAGAAAGTCTCCTGTTTATCATG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CCACTGTGAGGAGACAGCAAAAGTAAAATAGACTCTGACAAATCAGGTTTCCACTT</text:p>
      <text:p text:style-name="Preformatted_20_Text">Masked <text:s text:c="9"/>GTAGCCACTGTGAGGAGACAGCAAAAGTAAAATAGACTCTGACAAATCAGGTTTCC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TTTTCTCATTGCACATGAGCCAGCAGTGTGCCCTTGTGGCCAAGAGGGCCAACGGC</text:p>
      <text:p text:style-name="Preformatted_20_Text"><text:soft-page-break/>Masked <text:s text:c="9"/>CTCATTTTCTCATNNNNNNNNNNNNNNNNNNNNNNNNNNNNNNNNNNNNNNNNNNNNNNN</text:p>
      <text:p text:style-name="Preformatted_20_Text"><text:s text:c="16"/>************* <text:s text:c="46"/></text:p>
      <text:p text:style-name="Preformatted_20_Text"/>
      <text:p text:style-name="Preformatted_20_Text">Unmasked <text:s text:c="7"/>ATCCTGGGGTGCATTAAAAAGAGCATGGCCAGCAGGTCGAGGGAGGAGGTGATCCTC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TACTCTGCCCTGCTAAGGCCTCATCTGGAGTACTGCGTCCAGTGCTGGGCTCCC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AAAAAAAGACAGGGATCTCTTGAAAAGAGTCCAGCGGAGGGCCACAAAGATGGT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CCTGGAGCATCTCTCCTGTGAAGAAAGGCTGAGTGAACTGGGTCTGTTCAGCC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AGAAGACTGAGAGGGGACCTGATCCAGGTCTATAAATATCTGAGGTGTGGGG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TGGCGAGGCCAGACTCTTTTCAGCTGTATGTGGAGACAGGAAAAGGGGAAACA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CTGCAGCATAGGAAGTTCCACACCAATGTGCGCAAGAACTTCTTTACAGTGA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GGAGCACTGGAACAGGCTGCCCAGGGAGGTGGTGGAGTCTCCTTCTCTGGAGATG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CCTGCCTGGGTGCCTACCTGTGCGACCTGCTGTAGGGAACCTGCTTTGGCAGG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GGACTCGATGATCTCTGGAGCTCCCTTCCAAGCCCTATAATGCTGTGATTCTGTGAA</text:p>
      <text:p text:style-name="Preformatted_20_Text">Masked <text:s text:c="9"/>NNNNNNNNNNNNNNNNNNNNNNNNNNNNNNNNNNNNNNNNNNNNNNNNNNNNNNNGTGAA</text:p>
      <text:p text:style-name="Preformatted_20_Text"><text:s text:c="71"/>*****</text:p>
      <text:p text:style-name="Preformatted_20_Text"/>
      <text:p text:style-name="Preformatted_20_Text">Unmasked <text:s text:c="7"/>TTCTGTGATTTTCCTCATTCTTGAGGAAATGGCTGCAATTTGTGCCAGAGGAGGTTTAGG</text:p>
      <text:p text:style-name="Preformatted_20_Text">Masked <text:s text:c="9"/>TTCTGTGATTTTCCTCATTCTTNNNNNNNNNNNNNNNNNNNNNNNNNNNNNNNNNNNNNN</text:p>
      <text:p text:style-name="Preformatted_20_Text"><text:s text:c="16"/>********************** <text:s text:c="37"/></text:p>
      <text:p text:style-name="Preformatted_20_Text"/>
      <text:p text:style-name="Preformatted_20_Text">Unmasked <text:s text:c="7"/>TTAGACATAAAGAAGAACTTTTTCTCTCAGAGTGGTCAGGCACTTGAATGGCTGCC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TGGTGGAGTTGCTGTCCCTGGCAGTGTTCAAGAGGCATCTGGATGAGGAGCTAC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ATGGTTTAGTAGCTTGTAGTAGCAAGGGTAATGGGTGAATAGCTGGACTAGATG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TTCCAACCTTGTGATTCTATGATTCTGTGATTTGCACAAATCCTGTAGCCAGTAGACTC</text:p>
      <text:p text:style-name="Preformatted_20_Text">Masked <text:s text:c="9"/>NNNNNNNNNNNNNNNNNNNNNNNNNNNNNNNNNTGCACAAATCCTGTAGCCAGTAGACTC</text:p>
      <text:p text:style-name="Preformatted_20_Text"><text:s text:c="49"/>***************************</text:p>
      <text:p text:style-name="Preformatted_20_Text"/>
      <text:p text:style-name="Preformatted_20_Text">Unmasked <text:s text:c="7"/>AAGTGCATGCAAATAATAGACACAGTAAGTTACTAAATTAATAAGATTAAATTGGAAGTA</text:p>
      <text:p text:style-name="Preformatted_20_Text">Masked <text:s text:c="9"/>AAGTGCATGCAAATAATAGACACAGTAAGTTACTAAATTAATAAGATTAAATTGG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GAAATGAGGGGCATGGAAAACAAGCTGCAAAAAAAGAAAATCCAATCAGACTTT</text:p>
      <text:p text:style-name="Preformatted_20_Text">Masked <text:s text:c="9"/>GAAATGGAAATGAGGGGCATGGAAAACAAGCTGCAAAAAAAGAAAATCCAATCAG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CACTGAGAGAAGTCAAATACTGGGACAGATCTACATGACAGCAGCGTACATCTTCG</text:p>
      <text:p text:style-name="Preformatted_20_Text">Masked <text:s text:c="9"/>TTTCCACTGAGAGAAGTCAAATACTGGGACAGATCTACATGACAGCAGCGTACATCT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AGTCGAAATTCAGTGAAGGAATGCCTTGAGCAATTTGGTAAGCATTGTCCCTGTT</text:p>
      <text:p text:style-name="Preformatted_20_Text">Masked <text:s text:c="9"/>CAGGTAGTCGAAATTCAGTGAAGGAATGCCTTGAGCAATTTGGTAAGCATTGTCC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GAGAAGAAAGTTAGACAAGATGACCCTCTATACCTAAATTAATTATGAAGCTATGATT</text:p>
      <text:p text:style-name="Preformatted_20_Text">Masked <text:s text:c="9"/>CCGAGAAGAAAGTTAGACAAGATGACCCTCTATACCTAAATTAATTATGAAGCTAT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TGAAGGTGGTTCCTCCATTAGAGGTCACTGTTGTGCAACACCCGGTGTGACACCA</text:p>
      <text:p text:style-name="Preformatted_20_Text">Masked <text:s text:c="9"/>TGCAATGAAGGTGGTTCCTCCATTAGAGGTCACTGTTGTGCAACACCCGGTGTGAC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GAAAAAAATATACGAAAAATAACTGCAGAGAGAAAGTGATGTGTGAAGTAGTGTTCC</text:p>
      <text:p text:style-name="Preformatted_20_Text">Masked <text:s text:c="9"/>CGGGAAAAAAATATACGAAAAATAACTGCAGAGAGAAAGTGATGTGTGAAGTAGTG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ATCTGACAGCTGAAAAGTAACATATGTCTTGCCACAGAGCGGGTGTACAATGGAA</text:p>
      <text:p text:style-name="Preformatted_20_Text">Masked <text:s text:c="9"/>CTGACATCTGACAGCTGAAAAGTAACATATGTCTTGCCACAGAGCGGGTGTACAA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GGAAATGCAACCCAACACATCTCCCAAGTTTCTTAGTTAGCACGTGCCAGCTACAG</text:p>
      <text:p text:style-name="Preformatted_20_Text">Masked <text:s text:c="9"/>GAGGGGAAATGCAACCCAACACATCTCCCAAGTTTCTTAGTTAGCACGTGCCAGCT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AGGGACAGTACAAGGATAGCAGAGAGGAGAGTCTCGGGGAAAAACAAACATACA</text:p>
      <text:p text:style-name="Preformatted_20_Text">Masked <text:s text:c="9"/>ATTAAAAGGGACAGTACAAGGATAGCAGAGAGGAGAGTCTCGGGGNNNNNNNNNNNNNNN</text:p>
      <text:p text:style-name="Preformatted_20_Text"><text:s text:c="16"/>********************************************* <text:s text:c="14"/></text:p>
      <text:p text:style-name="Preformatted_20_Text"/>
      <text:p text:style-name="Preformatted_20_Text">Unmasked <text:s text:c="7"/>GACAAACAAAAACAAAAACGAACAGAAGAGTAGGACCAGAAGCAAGAATTCTTTTCTTTC</text:p>
      <text:p text:style-name="Preformatted_20_Text">Masked <text:s text:c="9"/>NNNNNNNNNNNNNNNNNNNNNNNNGAAGAGTAGGACCAGAAGCAAGAANNNNNNNNNNNN</text:p>
      <text:p text:style-name="Preformatted_20_Text"><text:s text:c="40"/>************************ <text:s text:c="11"/></text:p>
      <text:p text:style-name="Preformatted_20_Text"/>
      <text:p text:style-name="Preformatted_20_Text">Unmasked <text:s text:c="7"/>TTTTTTTTTTTTTTTAAAAATAAAATGTGGATGTATCAACTGGCACTCTTATACAGACAG</text:p>
      <text:p text:style-name="Preformatted_20_Text">Masked <text:s text:c="9"/>NNNNNNNNNNNNNNNAAAAATAAAATGTGGATGTATCAACTGGCACTCTTATACAGACAG</text:p>
      <text:p text:style-name="Preformatted_20_Text"><text:s text:c="31"/>*********************************************</text:p>
      <text:p text:style-name="Preformatted_20_Text"/>
      <text:p text:style-name="Preformatted_20_Text">Unmasked <text:s text:c="7"/>AATACATACTCTTTACAAAGCTGAAAGCCAAAAGGACTTCAGCGAATGGAAAATACATCT</text:p>
      <text:p text:style-name="Preformatted_20_Text">Masked <text:s text:c="9"/>AATACATACTCTTTACAAAGCTGAAAGCCAAAAGGACTTCAGCGAATGGAAAATA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CTTCTCTGTGTTTTATCAAAGGAGCAGAGGAAGACACTCTTACTGAACCTAATTT</text:p>
      <text:p text:style-name="Preformatted_20_Text">Masked <text:s text:c="9"/>CAGTTCTTCTCTGTGTTTTATCAAAGGAGCAGAGGAAGACACTCTTACTGAACCTAA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CTTTTTTTCTTTTTTTCTGTGGTGGGTGGGGGGGCTTATATCAATCACTTGGAAGCCA</text:p>
      <text:p text:style-name="Preformatted_20_Text">Masked <text:s text:c="9"/>TCCTTTTTTTCTTTTTTTCTGTGGTGGGTGGGGGGGCTTATATCAATCACTTGGA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ACCTTGAAACCAACCTGCTACCATCTACAAGGATCAAAGTTCATTGGTAATCAAAA</text:p>
      <text:p text:style-name="Preformatted_20_Text">Masked <text:s text:c="9"/>GCCAACCTTGAAACCAACCTGCTACCATCTACAAGGATCAAAGTTCATTGGTAAT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TTTTTGTAAGCCCAAGGGACTTGGCCATAGAAAGGATGTTAGTATTATGTAAATC</text:p>
      <text:p text:style-name="Preformatted_20_Text">Masked <text:s text:c="9"/>AAAGCTTTTTGTAAGCCCAAGGGACTTGGCCATAGAAAGGATGTTAGTATTATGT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GCAGAAGTTCATACACAGATTTTTGTTGCAGCTTTGTTTTTAAAACCATTTAGATT</text:p>
      <text:p text:style-name="Preformatted_20_Text">Masked <text:s text:c="9"/>TTAGGCAGAAGTTCATACACAGATTTTTGTTGCAGCTTTGTTTTTAAAACCATT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GGGTTTTCATTTTTAATTATGACCGTCTTTGATTTGAATTCCTGTGCAAACATTC</text:p>
      <text:p text:style-name="Preformatted_20_Text">Masked <text:s text:c="9"/>AAACTGGGTTTTCATTTTTAATTATGACCGTCTTTGATTTGAATTCCTGTGCAAAC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GTAAGTTTGTGTTTTGAAATGTTGATTATGGGATTGTTATTTGGGCTGTTTCGCA</text:p>
      <text:p text:style-name="Preformatted_20_Text">Masked <text:s text:c="9"/>CTGAAGTAAGTTTGTGTTTTGAAATGTTGATTATGGGATTGTTATTTGGGCTGTTTC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TGTCAAGAACTGTACTAGACTAAGAATAATATAAATGATTGTTCTTATTTTTAATT</text:p>
      <text:p text:style-name="Preformatted_20_Text">Masked <text:s text:c="9"/>TAGATGTCAAGAACTGTACTAGACTAAGAATAATATAAATGATTGTTCTTATTTT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TCAACATTTTGAATTTAACATTTTTCCAAATGCCTATTTTCATTTCTGGCAATCT</text:p>
      <text:p text:style-name="Preformatted_20_Text">Masked <text:s text:c="9"/>AAACTTCAACATTTTGAATTTAACATTTTTCCAAATGCCTATTTTCATTTCTGGC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AAGTGTGTTGGTCACACTACTTCACACTTACAAAAAAAAAAAAAAAAAAAAGAGGT</text:p>
      <text:p text:style-name="Preformatted_20_Text">Masked <text:s text:c="9"/>TGTAAAGTGTGTTGGTCACACTACTTCACACTTACNNNNNNNNNNNNNNNNNNNNGAGGT</text:p>
      <text:p text:style-name="Preformatted_20_Text"><text:s text:c="16"/>*********************************** <text:s text:c="19"/>*****</text:p>
      <text:p text:style-name="Preformatted_20_Text"/>
      <text:p text:style-name="Preformatted_20_Text">Unmasked <text:s text:c="7"/>TTGACTAGTATTTTGAAAAGTATCAAAACCATAACAGCTTATTTGGCAGATATTGTGATA</text:p>
      <text:p text:style-name="Preformatted_20_Text">Masked <text:s text:c="9"/>TTGACTAGTATTTTGAAAAGTATCAAAACCATAACAGCTTATTTGGCAGATATTGT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TTGGATTGACAGAATGAAGGAGAACAAGGGTTCTTCCCATATGTGCCGTAGAAAA</text:p>
      <text:p text:style-name="Preformatted_20_Text">Masked <text:s text:c="9"/>GAGCATTGGATTGACAGAATGAAGGAGAACAAGGGTTCTTCCCATATGTGCCGT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TTCAGTATGTATTTTATTTGTTCCTCTCTAACCAGCACAATTGTCCTGAAGTTATG</text:p>
      <text:p text:style-name="Preformatted_20_Text">Masked <text:s text:c="9"/>TATTTTCAGTATGTATTTTATTTGTTCCTCTCTAACCAGCACAATTGTCCTGAAG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GAAGAGTGTTATCCAACCCTCCTTCACCTCCACTGCAGCACCAGCTTAAGGAACT</text:p>
      <text:p text:style-name="Preformatted_20_Text">Masked <text:s text:c="9"/>TTTTTGAAGAGTGTTATCCAACCCTCCTTCACCTCCACTGCAGCACCAGCTTAAG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ACAGTCGCTCCTCTCATAATGTTGTTCTAATCCTGTGTCTCTTTGCACTATTGG</text:p>
      <text:p text:style-name="Preformatted_20_Text">Masked <text:s text:c="9"/>TCTCATACAGTCGCTCCTCTCATAATGTTGTTCTAATCCTGTGTCTCTTTGCACTA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ACATGCTGTTATGTAACCTCAAGCAGTAAATAATCTAGAGTGAAAAGCAGCTCTT</text:p>
      <text:p text:style-name="Preformatted_20_Text">Masked <text:s text:c="9"/>TACAAACATGCTGTTATGTAACCTCAAGCAGTAAATAATCTAGAGTGAAAAGCAGCTC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CCCATGCCTCACTCTTTCTTCTTCTTTTCTTGAATGTCTTCAATCTGAATCTTGTCAA</text:p>
      <text:p text:style-name="Preformatted_20_Text">Masked <text:s text:c="9"/>TTCCCATGCCTCACTCTTTCTTCTTCTTTTCTTGAATGTCTTCAATCTGAATCTTG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ACATGATATAGAACAGTATTTAGCAGCAAACTTGAAGGGATATGGGTGAGGAACTG</text:p>
      <text:p text:style-name="Preformatted_20_Text">Masked <text:s text:c="9"/>AGATACATGATATAGAACAGTATTTAGCAGCAAACTTGAAGGGATATGGGTGAGGA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CTACTGAAACTTCACCTTTATGAACTGTAACCAAAAAATTGTGGAGGTCAATAT</text:p>
      <text:p text:style-name="Preformatted_20_Text">Masked <text:s text:c="9"/>TTTTTTCTACTGAAACTTCACCTTTATGAACTGTAACCAAAAAATTGTGGAGGTC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TCATAGCTTTTTAAGAGCTTACAAGTGTAATTGTGTGGTATCCCATGCCATACA</text:p>
      <text:p text:style-name="Preformatted_20_Text">Masked <text:s text:c="9"/>ACAGCATCATAGCTTTTTAAGAGCTTACAAGTGTAATTGTGTGGTATCCCATGCC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CACTGAGAAACTCTTATTTCCTCAGAAGGAACTATTAGCCAAAGTGACTACACAGC</text:p>
      <text:p text:style-name="Preformatted_20_Text">Masked <text:s text:c="9"/>TCAACACTGAGAAACTCTTATTTCCTCAGAAGGAACTATTAGCCAAAGTGACTAC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CAGCACAAGTTCAGTTTTTCTATTGTGAATTTTCCACTAATGCTGTGAAAATGCTT</text:p>
      <text:p text:style-name="Preformatted_20_Text">Masked <text:s text:c="9"/>ATAACAGCACAAGTTCAGTTTTTCTATTGTGAATTTTCCACTAATGCTGTGAAA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ACAGGAGAATTTGCACAAACTAAGCACAGCGTGAGTGGCAAACAAATAATTACTTA</text:p>
      <text:p text:style-name="Preformatted_20_Text">Masked <text:s text:c="9"/>ACTTACAGGAGAATTTGCACAAACTAAGCACAGCGTGAGTGGCAAACAAATAATT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AGAATGCTGCAAGAAATCATGCAAGGCTACTTACTGACATCTAAAACTGTTTTTG</text:p>
      <text:p text:style-name="Preformatted_20_Text">Masked <text:s text:c="9"/>GAAGTAGAATGCTGCAAGAAATCATGCAAGGCTACTTACTGACATCTAAAACTGT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GTGGCAGTAACCTCACACTTCTGTCATACATGCTCCCTGCCATAAACCCAAACACT</text:p>
      <text:p text:style-name="Preformatted_20_Text">Masked <text:s text:c="9"/>CCCAGTGGCAGTAACCTCACACTTCTGTCATACATGCTCCCTGCCATAAACCCA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CCTGGATTGTCGTCTTCCTACGTCACAGTTTACACAAACAGGGATCCTAGTCTATTG</text:p>
      <text:p text:style-name="Preformatted_20_Text">Masked <text:s text:c="9"/>GATCCTGGATTGTCGTCTTCCTACGTCACAGTTTACACAAACAGGGATCCTAGTCT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TTTCTTATAAAACATGTTCAACTCTGCAAAAAAAGAATCTGAACTGTATGTCATG</text:p>
      <text:p text:style-name="Preformatted_20_Text">Masked <text:s text:c="9"/>TCTGCTTTCTTATAAAACATGTTCAACTCTGCAAAAAAAGAATCTGAACTGTATGT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AATCTTTGCCATGTGACAGGCCTACCCCCCTTTTTCCCACCCTCCCCCCTGTGGG</text:p>
      <text:p text:style-name="Preformatted_20_Text">Masked <text:s text:c="9"/>GATTGAATCTTTGCCATGTGACAGGCCTACCCCCCTTTTTCCCACCCTCCCCCCTG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CAGAAGAGAAGTAAGGAGTTGTTGCTCCATTGAGATAGAAAGAAAACTGCTGTACT</text:p>
      <text:p text:style-name="Preformatted_20_Text">Masked <text:s text:c="9"/>AAACCAGAAGAGAAGTAAGGAGTTGTTGCTCCATTGAGATAGAAAGAAAACTGCT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GATGAAGGAATGTGGAACAGTGCAATATAAAAGGAATAAAGAGGAATAAATCAA</text:p>
      <text:p text:style-name="Preformatted_20_Text">Masked <text:s text:c="9"/>AAAAATGATGAAGGAATGTGGAACAGTGCAATATAAAAGGAATAAAGAGGAATA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TGGGAATGAGAACAACTCCTAACAGTGCTGCTTGGTGATACAGAGAAGAAAAGGA</text:p>
      <text:p text:style-name="Preformatted_20_Text"><text:soft-page-break/>Masked <text:s text:c="9"/>ACAAATGGGAATGAGAACAACTCCTAACAGTGCTGCTTGGTGATACAGAGAAGA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CTTACATCTGGAAGGACTGCAGCATTTTGGGAACTGTAGTTCTTCTTTAGCAACT</text:p>
      <text:p text:style-name="Preformatted_20_Text">Masked <text:s text:c="9"/>ATGTCCTTACATCTGGAAGGACTGCAGCATTTTGGGAACTGTAGTTCTTCTTTAG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CCAGTTCCATCATGATATCATAATACCTACAGAAAACCATGATGCTGTATCCTGTTT</text:p>
      <text:p text:style-name="Preformatted_20_Text">Masked <text:s text:c="9"/>GTCCCAGTTCCATCATGATATCATAATACCTACAGAAAACCATGATGCTGTATCC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TCATATTTCACTGTGCTTCAACCTTGATCCTGCACTCTCAGCCATCACTCAATCTG</text:p>
      <text:p text:style-name="Preformatted_20_Text">Masked <text:s text:c="9"/>CTGGTCATATTTCACTGTGCTTCAACCTTGATCCTGCACTCTCAGCCATCACTCA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CACTAACTGAGCTCAGACAGCAGGCTGAGAAACAGATATCTGAAAGTCCAACTGCA</text:p>
      <text:p text:style-name="Preformatted_20_Text">Masked <text:s text:c="9"/>ACTGCACTAACTGAGCTCAGACAGCAGGCTGAGAAACAGATATCTGAAAGTCCAA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CCAGAAAGTTACAGCTAGTCAGCTGATGAGTAATAGCTACGTATTTGAAGGCACTG</text:p>
      <text:p text:style-name="Preformatted_20_Text">Masked <text:s text:c="9"/>GAGTCCAGAAAGTTACAGCTAGTCAGCTGATGAGTAATAGCTACGTATTTGAAGGC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CCATGTAATAAGCTCGCTAATAATTACTTGTATGGAGGCACATTATTCTGCAGTT</text:p>
      <text:p text:style-name="Preformatted_20_Text">Masked <text:s text:c="9"/>TTCAGCCATGTAATAAGCTCGCTAATAATTACTTGTATGGAGGCACATTATTCTG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TGTGGAAGATGTAGCTTCTGAACAGAAACAACTACAGGCAAAGCTGAGTCACTTCT</text:p>
      <text:p text:style-name="Preformatted_20_Text">Masked <text:s text:c="9"/>TAGATGTGGAAGATGTAGCTTCTGAACAGAAACAACTACAGGCAAAGCTGAGTCA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CATTTCAAAGTAGTTAATGTAGTGCTAACAGTATATGTCTATTTTTACCAATTG</text:p>
      <text:p text:style-name="Preformatted_20_Text">Masked <text:s text:c="9"/>GTATCTCATTTCAAAGTAGTTAATGTAGTGCTAACAGTATATGTCTATTTTTACC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CTATGTGTTCACATAGTTTATAAACTCGAGAGCACAGAATCTGTAACATCATTAAG</text:p>
      <text:p text:style-name="Preformatted_20_Text">Masked <text:s text:c="9"/>CCTTCTATGTGTTCACATAGTTTATAAACTCGAGAGCACAGAATCTGTAACATCA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ACTGAAGGGCAAAATCGATAGAGTCACAGAATCATAGAATCATCAAACTTGGAAAA</text:p>
      <text:p text:style-name="Preformatted_20_Text">Masked <text:s text:c="9"/>TGCTACTGAAGGGCAAAATCGATANNNNNNNNNNNNNNNNNNNNNNNNNNNNNNNNNNNN</text:p>
      <text:p text:style-name="Preformatted_20_Text"><text:s text:c="16"/>************************ <text:s text:c="35"/></text:p>
      <text:p text:style-name="Preformatted_20_Text"/>
      <text:p text:style-name="Preformatted_20_Text">Unmasked <text:s text:c="7"/>GACCTCCTAGATCATCTAGTCTAACCATCCTATCACCAATATTTTCCTTCTAAAAGTACT</text:p>
      <text:p text:style-name="Preformatted_20_Text">Masked <text:s text:c="9"/>NNNNNNNNNNNNNNNNNNNNNNNNNNNNNNNNNNNNNNNNNNNNNNNNNCTAAAAGTACT</text:p>
      <text:p text:style-name="Preformatted_20_Text"><text:s text:c="65"/>***********</text:p>
      <text:p text:style-name="Preformatted_20_Text"/>
      <text:p text:style-name="Preformatted_20_Text">Unmasked <text:s text:c="7"/>TAGCACTTGTCCATTTCCAACATTCATGAGTCAGCTGGAAATACTAATATCAGCATTATT</text:p>
      <text:p text:style-name="Preformatted_20_Text">Masked <text:s text:c="9"/>TAGCACTTGTCCATTTCCAACATTCATGAGTCAGCTGGAAATACTAATATCAGCA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AGAAGCTTCGCAACGCAAAGGACAAGAAATTGAAAGGATTTCCCAAGAGACAGAC</text:p>
      <text:p text:style-name="Preformatted_20_Text">Masked <text:s text:c="9"/>TTTCAAGAAGCTTCGCAACGCAAAGGACAAGAAATTGAAAGGATTTCCCAAGAGAC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TCTGATGCTCAATCTGTGGTACTTCAAGTAGTAAAATTAGTTCCACCTAAAAT</text:p>
      <text:p text:style-name="Preformatted_20_Text">Masked <text:s text:c="9"/>AAAAATATCTGATGCTCAATCTGTGGTACTTCAAGTAGTAAAATTAGTTCCACCTAAAA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AGTTCCTGCTGAGTGCATTTCTCAACCACTGAGAAGTTTTGTTATTAAAAGAGTAAGAG</text:p>
      <text:p text:style-name="Preformatted_20_Text">Masked <text:s text:c="9"/>TAGTTCCTGCTGAGTGCATTTCTCAACCACTGAGAAGTTTTGTTATTAAAAGAGT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CATTGAAATTTTTGAAATACTCCCCACATCAAAGTACTGTATTAGTAAAAAAAGAAG</text:p>
      <text:p text:style-name="Preformatted_20_Text">Masked <text:s text:c="9"/>CGTCATTGAAATTTTTGAAATACTCCCCACATCAAAGTACTGTATTAGTAAAAAA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TATAGGTATCAGAGATGGGTGTTACATGGTATCTCCCTCAGGTGAACATAGTGTT</text:p>
      <text:p text:style-name="Preformatted_20_Text">Masked <text:s text:c="9"/>AATGTTATAGGTATCAGAGATGGGTGTTACATGGTATCTCCCTCAGGTGAACATA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AGCTCTACAGCATAGTTCTTGTTGGAGTTCTTGTTTCTTTGGGTTACTCCTGCCA</text:p>
      <text:p text:style-name="Preformatted_20_Text">Masked <text:s text:c="9"/>CAGTGAGCTCTACAGCATAGTTCTTGTTGGAGTTCTTGTTTCTTTGGGTTACTCCT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AGCAGAAGTAAGGGAGCTTAAAACAGGAAGTAATAGGTTTTACCTTCTGTATCCAG</text:p>
      <text:p text:style-name="Preformatted_20_Text">Masked <text:s text:c="9"/>TGTAAGCAGAAGTAAGGGAGCTTAAAACAGGAAGTAATAGGTTTTACCTTCTGTAT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CAGTGAATCAACAGGATTTCAATCTATTTCTTGAAACCTGCTAATGATACACCAA</text:p>
      <text:p text:style-name="Preformatted_20_Text">Masked <text:s text:c="9"/>GTCAACAGTGAATCAACAGGATTTCAATCTATTTCTTGAAACCTGCTAATGATACA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AGAAAAAAAAAGAACAAAAAAAACCCAACACATTTTAGCCATGTGACTGCCATGA</text:p>
      <text:p text:style-name="Preformatted_20_Text">Masked <text:s text:c="9"/>CCAGNNNNNNNNNNNNNNNNNNNNNNNNCCCAACACATTTTAGCCATGTGACTGCCATGA</text:p>
      <text:p text:style-name="Preformatted_20_Text"><text:s text:c="16"/>**** <text:s text:c="23"/>********************************</text:p>
      <text:p text:style-name="Preformatted_20_Text"/>
      <text:p text:style-name="Preformatted_20_Text">Unmasked <text:s text:c="7"/>AAAGGTGATTTGACAAAATAGGCCAAGGTTTCATTGCAACATAAATAACACTCCTATTAT</text:p>
      <text:p text:style-name="Preformatted_20_Text">Masked <text:s text:c="9"/>AAAGGTGATTTGACAAAATAGGCCAAGGTTTCATTGCAACATAAATAACACTCCT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TCAGATTAAAATGCAAAGCACCGAGTTTTTTAACTTGTCCTTTCTCACATCATGT</text:p>
      <text:p text:style-name="Preformatted_20_Text">Masked <text:s text:c="9"/>ATAATTCAGATTAAAATGCAAAGCACCGAGTTTTTTAACTTGTCCTTTCTCACATC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AATACAACAGTTGTAAAATAGCATATATTAAACGGTTAGCATCCAAGACTGTGAG</text:p>
      <text:p text:style-name="Preformatted_20_Text">Masked <text:s text:c="9"/>TTTAGAATACAACAGTTGTAAAATAGCATATATTAAACGGTTAGCATCCAAGACT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ACTCTGAAATTGTTAATGGTTGCAGTTAGCACAGCGTCTTGCACCTGGGAAAGAA</text:p>
      <text:p text:style-name="Preformatted_20_Text">Masked <text:s text:c="9"/>AAGAGACTCTGAAATTGTTAATGGTTGCAGTTAGCACAGCGTCTTGCACCTGGGA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CGCAAGTATCAGTACAGACTGGGACACGACCTGCTGGAGAGGAGCTGCAGAGAAGG</text:p>
      <text:p text:style-name="Preformatted_20_Text">Masked <text:s text:c="9"/>TGACCGCAAGTATCAGNNNNNNNNNNNNNNNNNNNNNNNNNNNNNNNNNNNNNNNNNNNN</text:p>
      <text:p text:style-name="Preformatted_20_Text"><text:s text:c="16"/>**************** <text:s text:c="43"/></text:p>
      <text:p text:style-name="Preformatted_20_Text"/>
      <text:p text:style-name="Preformatted_20_Text">Unmasked <text:s text:c="7"/>ACCTGGGTGTCCTGGTAGACAGCAGGTTGGCAATGAGCCAGTAGTGTGCCCTGGCA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AGCCAATGGGATCCTAGGGTGCATTATCAAGGAGTGTGGCCAGCAGATCAAGG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TCCACCCCCCTCTACTCTGCCCTGCTCAGTCCTAATCTGAAGTACTGTAACCAG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GGGCTCCCAGTACAAAAAAGACAGAAATCTCCTGAAAAGAGTCCAGAGGAGGGACA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TGATAGAGGGCCTGGAGCATCTCCTCTGTGAGGAAAGGCTGTGAGGAAGGCTGA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CTGTTCAGCCTTGAGAAAAGAAGATTGAGAGGGGATCTTATTTATAAGTATT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AATCAAAGGGACATGGCCACCTCTTTTCAGCAGTCTGTGGGGACAGAATAAGC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GACCATAAAATTGAGCATAGGATGTTCCACAGAAATATACGAAGGAACTTCTTC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AGGTAATGGAGCACTGAAACAGGCTGTCCAGAGGGGTTGTGGAATCTCCTT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ATATTCAGGACTCAGGCGGATGAGCTGCTCAGCCTGCTGGTGGAGCTTAGGGAGGAG</text:p>
      <text:p text:style-name="Preformatted_20_Text">Masked <text:s text:c="9"/>NNNNNNNNNNNNNCTCAGGCGGATGAGCTGCTCAGCCTGCTGGTGGAGCTTAGGGAGGAG</text:p>
      <text:p text:style-name="Preformatted_20_Text"><text:s text:c="29"/>***********************************************</text:p>
      <text:p text:style-name="Preformatted_20_Text"/>
      <text:p text:style-name="Preformatted_20_Text">Unmasked <text:s text:c="7"/>GTAGAGAGATTAAGAACCATTAGAGAGTGTGAGAGGGAGATAGACTTCTCTGCAAGAACA</text:p>
      <text:p text:style-name="Preformatted_20_Text">Masked <text:s text:c="9"/>GTAGAGAGATTAAGAACCATTAGAGAGTGTGAGAGGGAGATAGACTTCTCTGCAAG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GAGATTGCAACTCCCAAACTGTGGGAGACCCACTCCCTTGCTGCGCTCAGCCCGA</text:p>
      <text:p text:style-name="Preformatted_20_Text">Masked <text:s text:c="9"/>GAGCAGAGATTGCAACTCCCAAACTGTGGGAGACCCACTCCCTTGCTGCGCTCAGCCC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ACAACTTGAGAAGAGAGGAGGAATGGCAGCAGGTCCCACCCACCTCAGTGACGCA</text:p>
      <text:p text:style-name="Preformatted_20_Text">Masked <text:s text:c="9"/>GAGAGACAACTTGAGAAGAGAGGAGGAATGGCAGCAGGTCCCACCCACCTCAGTGAC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GCACCCATCCTGACCTGCCTCAGTTCCTCAGGTGCCTCTAAGTAATAGGTTTGAAG</text:p>
      <text:p text:style-name="Preformatted_20_Text">Masked <text:s text:c="9"/>GGTGGCACCCATCCTGACCTGCCTCAGTTCCTCAGGTGCCTCTAAGTAATAGGTT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GAAACTGGAGGGTGAGGTCTGAGAATGAGGTGGAGGAACAGCCTCCAAGCTTTCCT</text:p>
      <text:p text:style-name="Preformatted_20_Text">Masked <text:s text:c="9"/>CCCTGAAACTGGAGGGTGAGGTCTGAGAATGAGGTGGAGGAACAGCCTCCAAGC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TTGGCTCCATGCTTGAAGACAGCCTCTTCCAGTAAAGAAAGAAAAGAAAGGAAAG</text:p>
      <text:p text:style-name="Preformatted_20_Text">Masked <text:s text:c="9"/>AAGGGTTGGCTCCATGCTTGAAGACAGCCTCTTCCAGTAAAGAAAGNNNNNNNNNNNNNN</text:p>
      <text:p text:style-name="Preformatted_20_Text"><text:s text:c="16"/>********************************************** <text:s text:c="13"/></text:p>
      <text:p text:style-name="Preformatted_20_Text"/>
      <text:p text:style-name="Preformatted_20_Text">Unmasked <text:s text:c="7"/>TGATAGTCATAGATGACTCCCTTCTAAAAGGAACTGAGGGCCTGATATGTCAGCTTGA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CCACAGAGAAGAGTGCTGCCTACCTAAGCCATGAGTCAGGGATATCACTAGAAAGC</text:p>
      <text:p text:style-name="Preformatted_20_Text">Masked <text:s text:c="9"/>NNNNNNNNNNNNNNNNNNNNNNNNNNNNNNNNNNNNNNNNNNNNNNNNNNNNNNNNNNNN</text:p>
      <text:p text:style-name="Preformatted_20_Text"><text:soft-page-break/><text:s text:c="76"/></text:p>
      <text:p text:style-name="Preformatted_20_Text"/>
      <text:p text:style-name="Preformatted_20_Text">Unmasked <text:s text:c="7"/>TTCCTAGGCTTACTCGCCCATCTGACTACTATTCCTTATTGGTAGTTCAGGTTGGC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TGCTGATGAGAGAAGCCTGAGGGCTATCAGAAATGACTTCAGGAGACTGGGA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TGATGGAGCAGGCGTGCAGGTGGTCTTCTATCCCTTCAGTGGCAGGGAAGGACA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GATCAAAAAAAACCTCCTCATAAATAAATGGCTTAGAGGTTGGTGCAGGCACA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TGGTTTTTTTTGACCATGGGGCAATTTACTCGGCTCCTGGCGTGACGGCTGCA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CTCACCTATCTGCAAGGGGTAAAAGGATCCTAGCCCAGGAACAGGAGGGACTCA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GGTCTTTAAACTAGGTAAGAAGGGAGAAGGGGACAAAATGTGGGCCACTGCTGTTGA</text:p>
      <text:p text:style-name="Preformatted_20_Text">Masked <text:s text:c="9"/>NNNNNNNNNNNNNNNNNNNNNNNNNNNNNNNNNNNNNNNNNNNTGGGCCACTGCTGTTGA</text:p>
      <text:p text:style-name="Preformatted_20_Text"><text:s text:c="59"/>*****************</text:p>
      <text:p text:style-name="Preformatted_20_Text"/>
      <text:p text:style-name="Preformatted_20_Text">Unmasked <text:s text:c="7"/>GCAGGTAGTTTGAAGCTGAAAACTGAGCTTGATGGGTGATGAGGGTGGAGTTCTAAGGGA</text:p>
      <text:p text:style-name="Preformatted_20_Text">Masked <text:s text:c="9"/>GCAGGTAGTTTGAAGCTGAAAACTGAGCTTGATGGGTGATGAGGGTGGAGTTCTA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GAGTGGCAGGGGATGCTGCTTCCGTAAAGCATCTGTATACTAATGCGCACAGTATG</text:p>
      <text:p text:style-name="Preformatted_20_Text">Masked <text:s text:c="9"/>TGGAGAGTGGCAGGGGATGCTGCTTCCGTAAAGCATCNNNNNNNNNNNNNNNNNNNNNNN</text:p>
      <text:p text:style-name="Preformatted_20_Text"><text:s text:c="16"/>************************************* <text:s text:c="22"/></text:p>
      <text:p text:style-name="Preformatted_20_Text"/>
      <text:p text:style-name="Preformatted_20_Text">Unmasked <text:s text:c="7"/>AGAAATAAACAGGAAGAGCTGGAGATTTGTGTATGGTCACACGGCTATGATCTCATT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CGGAGATGTGGTAGGACAGCTTGCATGACTGGAATGTCGTCATGGAGGGCTA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TTTAGGAAAGATCAGCTGGGGAGGCGAGGTGGTGGAATTGCTCATTATGTGAG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TAGAATGTATTGAACTGCACCTGGGGGAGAGCGGTGTAGCAGTGGAGAGCTT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GAATCAAGGGGTGGGCTGGTGTGGCTGACACTGTTGTGGATGTGTACTGCTGG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TCAGGAGGAGGATGTTGATGAGGACTTCCACAAGCAACTGGAAAATAGTGTCAAG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CAGGCGCTGGTGCTTATGGGAGACTTCAATTATCCAGATATTTGCTGGAAAAGC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CCAGGCACGCACAGTCCAGACGGTTCCTGCAATGTGTTGAAGACAACTTCCTGAC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GTGGTGGAGGAACTGACGAGGGGAGGGGTACTGCTGGACCTTATTCTCATTAAT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GGCTTGTCAAGGAAGTAAGGGCCGGGGCAACTTGGGTTGTAGTGACCACAAGA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AGTTCAAGATCTTGAGTGGAAGAAGTAAAGCGAAAAGTAGGATTGCTATCCTGG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GGAGAGCCAACTTTGATCTCTTCCAGGACCTAGTTGGAGCTATCCCATAGGCT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AGAAGGTAAGGGTCTGTGAGAGCTGGTTGGCATTGAAGCAGCTCTTCTTCCAAG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TCGTGTGTCCCTGTGAGGAAGAAATTGGGAAAGGGTGGCAGGAGACCTGTGTG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CAAGGAGCTCATGTGCAAACTCAAAGGAAAGAAGAAGGCCCATGAAATGTGGAA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TCTGACCACTTGGGAAGAATACAGGAATGTTGTCAGGGCTTGCAGAGGTGCAAC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GGCTAAAGTTCGCCTGGAATTGAATCTGGCAAAGGTGATAAAGGATACAAAAA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TTTTAAGTACGTTAACAGTAAAAGGAAGACTAGGGAGAATGTGGCACCCCTACT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CGGGGTGTTCTGGTAACAGGGGATGCTGAGAAGGCAGAGATACTGAATGCCTT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CTGTCTTCAGTGAAAAAGCTCCACCTTGGGAATTCGAGACCCTAGAGGCTAGT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AGGGTATGGGGAATGGGAGACCTTCCTTCAGTCAGGGAAGAGGCGGTCCAAGAGCA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AACACCAATGTTCATAAATCCATGGGACCCAATGGGATGCATCCATGGGAGCT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TGGCAGAGGTGATTGCTGAACTGCTCTCTGTCATCTTTGAGAGGTCTTGGAGG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AGGTGCCTGAAGACTGGAGGATAGCCAATGTCACTCCGGTCTTCAAAAAGGG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AAGATCCAGGCAATTACAGGCCAGTCAGCCTCACCTCTGTCCCTGGAAAGGC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CAGCTTGTGCTGGATGTCATCTCCAGACAACTGGAAGAAAAGGAGGTTATCAGA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CAGCATGGGTTCACCAGGGGGAGGTTGTGTTTGACCAACCTTGGTAGCCTTCT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GTCTCTGGCTGGGTGGATGGGGGGAGAGCAGTGGATGTAGTCTACCTTGATTT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GGCTTTGATACTGTCTCCCATGACATCCTTATAACAAAGATGAGGAAGTCTGGG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GAGTGGACAGTGAGGTGAGTTGAGAACTGGCTGACTGGCAGAGCACAGAGGGTC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GGCAGTGCAGAGTCAGGCTGGAGACTTGTAACTAGTGGTGTTCCTCAGGGGTCA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GTCTGTTCTTGTTCAACATCTTCATCAATGACCTTGACGAGGGGATAGTGGCC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AGCAAGTTTGCTGATGATGCAAAGTTGGGAAGATTGGCTGACATGCCTGAAGGCC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CCATTCAGCAAGACCTGGACAGGCTGGAGAGCTGGGCAGAAAAAAACCGGAT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ACAAAAGCAAGTGTAGAGTCTTGCATCTGGGAGGAATAATTGCATGCACGAAT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GGTTTGGGGACGAGCTGCTGGAGGGGAGCTCTGCAGAGAGGAACCTGGGTGTCCTG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AGGTCGGCCATGAGCCAGCAGTGTGCCCTTGTGGCCAAGAGGGCCAACGGCATC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TGCATTAAAAAGAGCATGGCCAGCAGGTCGAGGAGGTGATCCTCCCCCTCTA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TGCTAAGGCCTCATCTGGAGTACTGCGTCCAGTGCTGGGCTCCCCAGTACAAAA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GGGATCTCTTGGAAAGAGTCCAGCAGAGGGCCAAAGATGGTGAAGGGCCTGGAG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CTATGAGGAAAGGCTGAGTGAACTGGGTCTGTTCAGCCTTGAGAAAAGAAGAC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AGACCTTATAGACATGATCCAGGTCTATAAATATCTGAGGTGTGGGGGGCAGAGG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CCAGACTCTTTTCAGCTGTATGTGGAGACAGGAAAAGGGGAAACAGCCAGAAA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ATAGGAAGTTTTGCACAAATGTGCGCAAGAACTTCTTTACAGTGAGGGTGAT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TGGAACAGGCTGCCCAGGGAGGTGGTGGAGTCTCCTTCTCTGGAGATGTTCCAGA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CTGGATGCCTACCTGTGTGACCTGCTGTAGGGAACCTGCTTTGGCAGTGGGAT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GATGAACTCTGGAGCTCCCTTCCAACCCCTATGATTCTGTGACTCACCAGGACACCT</text:p>
      <text:p text:style-name="Preformatted_20_Text">Masked <text:s text:c="9"/>NNNNNNNNNNNNNNNNNNNNNNNNNNNNNNNNNNNNNNNNNNNNNNNNACCAGGACACCT</text:p>
      <text:p text:style-name="Preformatted_20_Text"><text:s text:c="64"/>************</text:p>
      <text:p text:style-name="Preformatted_20_Text"/>
      <text:p text:style-name="Preformatted_20_Text">Unmasked <text:s text:c="7"/>ACCTATGCAGCCTGCTGTAGGGAGCCTGCTTTGCTTGTTGGACTTGATGATCTCTGGAAG</text:p>
      <text:p text:style-name="Preformatted_20_Text">Masked <text:s text:c="9"/>ACCTATGCAGCCTGCTGTAGGGAGCCTGCTTTGCTTNNNNNNNNNNNNNNNNNNNNNNNN</text:p>
      <text:p text:style-name="Preformatted_20_Text"><text:s text:c="16"/>************************************ <text:s text:c="23"/></text:p>
      <text:p text:style-name="Preformatted_20_Text"/>
      <text:p text:style-name="Preformatted_20_Text">Unmasked <text:s text:c="7"/>CCTCTTCCAACCCCTACAATTCTGTGTTTCTCTGGTTATACTAAATAATATTAATTATCA</text:p>
      <text:p text:style-name="Preformatted_20_Text">Masked <text:s text:c="9"/>NNNNNNNNNNNNNNNNNNNNNNNNNNNNNNNNNNGTTATACTAAATAATATTAATTATCA</text:p>
      <text:p text:style-name="Preformatted_20_Text"><text:s text:c="50"/>**************************</text:p>
      <text:p text:style-name="Preformatted_20_Text"/>
      <text:p text:style-name="Preformatted_20_Text">Unmasked <text:s text:c="7"/>CAGAAACTCATGAAAGAGTGCAGAGGGAGAATGGTGAAAGAATCATGGCAACCAATAATT</text:p>
      <text:p text:style-name="Preformatted_20_Text">Masked <text:s text:c="9"/>CAGAAACTCATGAAAGAGTGCAGAGGGAGAATGGTGAAAGAATCATGGCAACCAATAA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ACTTGAGCCTTCATTTTCTCTGCTATATATGTTTTCAAATTCAGTTATACATGTTATA</text:p>
      <text:p text:style-name="Preformatted_20_Text">Masked <text:s text:c="9"/>CAACTTGAGCCTTCATTTTCTCTGCTATATATGTTTTCAAATTCAGTTATACATGT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ATTTACTTGAGATCACCTACAGTGTGAATTGATGTCAGTTGCATATTATTAAAATAT</text:p>
      <text:p text:style-name="Preformatted_20_Text">Masked <text:s text:c="9"/>GGTATTTACTTGAGATCACCTACAGTGTGAATTGATGTCAGTTGCATATTATTAA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TGTCTTAAGTTGTCAGAGATTGCTTGACTTTACAAAATTAATTGTGAGCACCGTT</text:p>
      <text:p text:style-name="Preformatted_20_Text">Masked <text:s text:c="9"/>TTTTTTGTCTTAAGTTGTCAGAGATTGCTTGACTTTACAAAATTAATTGTGAGCACC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TTTTTTTTTGTTAAGTAAATATCTTTTTAAAGCAAAAGTAGGCTGCTTACCAGT</text:p>
      <text:p text:style-name="Preformatted_20_Text">Masked <text:s text:c="9"/>TCTTTTTTTTTTTTTGTTAAGTAAATATCTTTTTAAAGCAAAAGTAGGCTGCTTAC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CGGCATGGGCGCTTGCTACCAAATGTGCCTGATATTGAAGTTTTTAAATTCAGTGA</text:p>
      <text:p text:style-name="Preformatted_20_Text">Masked <text:s text:c="9"/>AATACGGCATGGGCGCTTGCTACCAAATGTGCCTGATATTGAAGTTTTTAAATTC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AAGAGGGAAAATAAATAAATAAAATAAAATAAAATAAAATAAAATAAAAAAAAAT</text:p>
      <text:p text:style-name="Preformatted_20_Text">Masked <text:s text:c="9"/>CAAGGAAGAGGGNNNNNNNNNNNNNNNNNNNNNNNNNNNNNNNNNNNNNNNNNNNNNNNN</text:p>
      <text:p text:style-name="Preformatted_20_Text"><text:s text:c="16"/>************ <text:s text:c="47"/></text:p>
      <text:p text:style-name="Preformatted_20_Text"/>
      <text:p text:style-name="Preformatted_20_Text">Unmasked <text:s text:c="7"/>CAACAATAAAAAAATCACATAACATTGATAAGGTCTAAATTGTTCAGATCCCAGTTATTT</text:p>
      <text:p text:style-name="Preformatted_20_Text">Masked <text:s text:c="9"/>NNNNNNNNNNNAAATCACATAACATTGATAAGGTCTAAATTGTTCAGATCCCAGTTATTT</text:p>
      <text:p text:style-name="Preformatted_20_Text"><text:s text:c="27"/>*************************************************</text:p>
      <text:p text:style-name="Preformatted_20_Text"/>
      <text:p text:style-name="Preformatted_20_Text">Unmasked <text:s text:c="7"/>TCTTCGAAGGTTTAAGGAAGAGATCTTGTAGAGTAAAGGCCCTTTGCTATCCTCTACCCT</text:p>
      <text:p text:style-name="Preformatted_20_Text">Masked <text:s text:c="9"/>TCTTCGAAGGTTTAAGGAAGAGATCTTGTAGAGTAAAGGCCCTTTGCTATCCTCTA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AGCTCATGGTAAATGAGCTAAGTGAATACCCAAAGAGTCACAGATACCTGCTGCA</text:p>
      <text:p text:style-name="Preformatted_20_Text">Masked <text:s text:c="9"/>GGGAAAGCTCATGGTAAATGAGCTAAGTGAATACCCAAAGAGTCACAGATACCTG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TTTAGCTCAGAAGGGTTAACAGTGAGGGCAGGACCTTGCTTTGGAGCTGGAATGTT</text:p>
      <text:p text:style-name="Preformatted_20_Text">Masked <text:s text:c="9"/>AGTCTTTAGCTCAGAAGGGTTAACAGTGAGGGCAGGACCTTGCTTTGGAGCTGGAA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GAAAGGGTTCTGTTTTGCTTCTCCAAACTAAAAACAAATGAGCTGGCAGGTGTTT</text:p>
      <text:p text:style-name="Preformatted_20_Text">Masked <text:s text:c="9"/>TTTAGGAAAGGGTTCTGTTTTGCTTCTCCAAACTAAAAACAAATGAGCTGGCAGG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CGTGAAAAGGGCGAGAAGTTTGCATGTGAAGGCATGGGGAGCACAGGGCCATCTCT</text:p>
      <text:p text:style-name="Preformatted_20_Text">Masked <text:s text:c="9"/>AACACGTGAAAAGGGCGAGAAGTTTGCATGTGAAGGCATGGGGAGCACAGGGCCA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CCCTCCAAAAGAGTTTGCACAACTGCTGGTGAGTGATTTGCATGTTCTTGAACTTT</text:p>
      <text:p text:style-name="Preformatted_20_Text">Masked <text:s text:c="9"/>CTCTCCCTCCAAAAGAGTTTGCACAACTGCTGGTGAGTGATTTGCATGTTCTTGA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TCCCAGGCAGAGGTGGGGAAGGACACGTTGAGGAAAAAGGGAAGTTAGAGGCGT</text:p>
      <text:p text:style-name="Preformatted_20_Text">Masked <text:s text:c="9"/>TTTTCTTCCCAGGCAGAGGTGGGGAAGGACACGTTGAGGAAAAAGGGAAGTTAGAGG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CTAAGGATGTCTGTTCCTCTTGCTTTTCCACTTCTTCTTCCTGCTGGTAACAGCTG</text:p>
      <text:p text:style-name="Preformatted_20_Text"><text:soft-page-break/>Masked <text:s text:c="9"/>TTTGCTAAGGATGTNNNNNNNNNNNNNNNNNNNNNNNNNNNNNNNNGCTGGTAACAGCTG</text:p>
      <text:p text:style-name="Preformatted_20_Text"><text:s text:c="16"/>************** <text:s text:c="31"/>**************</text:p>
      <text:p text:style-name="Preformatted_20_Text"/>
      <text:p text:style-name="Preformatted_20_Text">Unmasked <text:s text:c="7"/>GGGCATGCTGAGGGGAAAGCCAGGCCAAATAGTTCCCTACCAAAGTATTTATACCGGGGT</text:p>
      <text:p text:style-name="Preformatted_20_Text">Masked <text:s text:c="9"/>GGGCATGCTGAGGGGAAAGCCAGGCCAAATAGTTCCCTACCAAAGTATTTATACCG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TGGGAGGTAACTGAAATAACTTCTTCTGTATGAAAGCTGCTTCCTCCCTCATATC</text:p>
      <text:p text:style-name="Preformatted_20_Text">Masked <text:s text:c="9"/>ATATGTGGGAGGTAACTGAAATAACTTCTTCTGTATGAAAGCTGCTTCCTCCCTCA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CATATCGGCTGAGGAGGAAGCAATCCAGCAGATAATTCCCCACTTGACCATGTATA</text:p>
      <text:p text:style-name="Preformatted_20_Text">Masked <text:s text:c="9"/>CCACCATATCGGCTGAGGAGGAAGCAATCCAGCAGATAATTCCCCACTTGACCA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TCACTTACCACCAAATACTCTCTTCTCCCACTTCAGGATTCTTCTCTTCTCCTTTT</text:p>
      <text:p text:style-name="Preformatted_20_Text">Masked <text:s text:c="9"/>CTCCTCACTTACCACCAAATACTCTCTTCTCCCACTTCAGGATTCTTCTCTTCTC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CTTCCAGGACACAGTAACTACTAAGTGTGGCCATGCCAAGGTCCCAGCCTTGCTGG</text:p>
      <text:p text:style-name="Preformatted_20_Text">Masked <text:s text:c="9"/>CCTGCTTCCAGGACACAGTAACTACTAAGTGTGGCCATGCCAAGGTCCCAGCCT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GCCAGTCACAAGGCTTTCCCTGGCATTCTAGGTCTGGGCAGGGATAATGCAGAGA</text:p>
      <text:p text:style-name="Preformatted_20_Text">Masked <text:s text:c="9"/>TCCCAGCCAGTCACAAGGCTTTCCCTGGCATTCTAGGTCTGGGCAGGGATAATG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AACTGAGGTGGGGCAGGGCAGGGCCAGGCTCTGCTGAGGTGCATGGGGGGAACAG</text:p>
      <text:p text:style-name="Preformatted_20_Text">Masked <text:s text:c="9"/>GGCAGAACTGAGGTGGGGCAGGGCAGGGCCAGGCTCTGCTGAGGTGCATGGGGGGA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GCACAACTTTGTGAGGGGAGACAAAGGGCTGCCCACTCTTCCCAGCTGTCAAGCT</text:p>
      <text:p text:style-name="Preformatted_20_Text">Masked <text:s text:c="9"/>AGGGAGCACAACTTTGTGAGGGGAGACAAAGGGCTGCCCACTCTTCCCAGCTGTCA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CCCCACAAAATGCCCCTGCCCAACTCATTGTAGCCCTGCCACACTCCTCCACCGTC</text:p>
      <text:p text:style-name="Preformatted_20_Text">Masked <text:s text:c="9"/>CCTCCCCCACAAAATGCCCCTGCCCAACTCATTGTAGCCCTGCCACACTCCTCCACC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TACCATTTTCTATAGCCTTCCACTCACCTACTGATTTTAGCAGCTTCCTGCCTTGC</text:p>
      <text:p text:style-name="Preformatted_20_Text">Masked <text:s text:c="9"/>CTTATACCATTTTCTATAGCCTTCCACTCACCTACTGATTTTAGCAGCTTCCTGCC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CTTACCAAGATGGCCCCCAGGCCTGTGGACAAGATGTCTGAATATCCTTACCACAA</text:p>
      <text:p text:style-name="Preformatted_20_Text">Masked <text:s text:c="9"/>ATGCCTTACCAAGATGGCCCCCAGGCCTGTGGACAAGATGTCTGAATATCCTTAC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CAGAGCACACTACTGAAAACTCAGCAGTCAGCTTCACGCACATCACCTGCTATTTAG</text:p>
      <text:p text:style-name="Preformatted_20_Text">Masked <text:s text:c="9"/>GCCCAGAGCACACTACTGAAAACTCAGCAGTCAGCTTCACGCACATCACCTGCT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ATCTTAATCATTAAACCATCTAATCAAGCTGCTATCTGTGCCAGCTGTGCTCCTCAG</text:p>
      <text:p text:style-name="Preformatted_20_Text">Masked <text:s text:c="9"/>CTCATCTTAATCATTAAACCATCTAATCAAGCTGCTATCTGTGCCAGCTGTGCTC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GCATGAACTGTGGTGTATGGGAAGTTAGGGGCAATGTGGTGTGTCTGAGCATGTCA</text:p>
      <text:p text:style-name="Preformatted_20_Text">Masked <text:s text:c="9"/>CAAGGCATGAACTGTGGTGTATGGGAAGTTAGGGGCAATGTGGTGTGTCTGAGCATGT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GGCTGCTCTCCAGCACAGTCGGCCCTGCACTATCAAGAGAGATTTTCTGGTGCCTGTGG</text:p>
      <text:p text:style-name="Preformatted_20_Text">Masked <text:s text:c="9"/>GGGCTGCTCTCCAGCACAGTCGGCCCTGCACTATCAAGAGAGATTTTCTGGTGCC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ATTTAGTGAAGGCTCAGCATTCCCAATTCCCGTCTAATCAGACAGGTTTTGCATCCA</text:p>
      <text:p text:style-name="Preformatted_20_Text">Masked <text:s text:c="9"/>ACCATTTAGTGAAGGCTCAGCATTCCCAATTCCCGTCTAATCAGACAGGTTTTGCA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GGTTTTGCCTTTGAGGAAATGTTTCGTAGGGTCTGAGCCAACAGAGCTCAGGTC</text:p>
      <text:p text:style-name="Preformatted_20_Text">Masked <text:s text:c="9"/>AAAACAGGTTTTGCCTTTGAGGAAATGTTTCGTAGGGTCTGAGCCAACAGAGCTCAG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ATTAAAAAAAAAAAAAAAAAAAAAAAAAAAAAGTCTTTTCAAATATAATTTTTTT</text:p>
      <text:p text:style-name="Preformatted_20_Text">Masked <text:s text:c="9"/>AAGCTATTNNNNNNNNNNNNNNNNNNNNNNNNNNNNNGTCTTTTCAAATATAATTTTTTT</text:p>
      <text:p text:style-name="Preformatted_20_Text"><text:s text:c="16"/>******** <text:s text:c="28"/>***********************</text:p>
      <text:p text:style-name="Preformatted_20_Text"/>
      <text:p text:style-name="Preformatted_20_Text">Unmasked <text:s text:c="7"/>GTACTAATAGAGGTTTTACATCAGCTTTTGATGTTCACTGGAAGACCTATGCTCTGAAAT</text:p>
      <text:p text:style-name="Preformatted_20_Text">Masked <text:s text:c="9"/>GTACTAATAGAGGTTTTACATCAGCTTTTGATGTTCACTGGAAGACCTATGCTCT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GGTTTAGTGCAGTGCTTACAGCCAAGCTGATCCACAAGGACAGGCACATGACTGTG</text:p>
      <text:p text:style-name="Preformatted_20_Text">Masked <text:s text:c="9"/>GAGTGGTTTAGTGCAGTGCTTACAGCCAAGCTGATCCACAAGGACAGGCACATGA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TCAGGAGTACACTGAACTTTCCTCTATGGGGAAACATTTGCTTTACAAAGTTTAAC</text:p>
      <text:p text:style-name="Preformatted_20_Text">Masked <text:s text:c="9"/>ACACTCAGGAGTACACTGAACTTTCCTCTATGGGGAAACATTTGCTTTACAAAGTT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ATGGGGAAGTTCTGTCATCATCTTTTGCCTTCTTTCTTCAGTTTTCAAAAGCTGAC</text:p>
      <text:p text:style-name="Preformatted_20_Text">Masked <text:s text:c="9"/>GGGCATGGGGAAGTTCTGTCATCATCTTTTGCCTTCTTTCTTCAGTTTTCAAAAG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TAGTATAAAGAAATCTTGAGATGGTAATTATATACAACACTTTCATCAGAATTT</text:p>
      <text:p text:style-name="Preformatted_20_Text">Masked <text:s text:c="9"/>TCCCATTAGTATAAAGAAATCTTGAGATGGTAATTATATACAACACTTTCATCAG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TGGCAGTCTAAAAGAACCACAGCATCAACTTGATGCGCTTTCAGGGTATCCTGCC</text:p>
      <text:p text:style-name="Preformatted_20_Text">Masked <text:s text:c="9"/>AATTATGGCAGTCTAAAAGAACCACAGCATCAACTTGATGCGCTTTCAGGGTATCC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AGCTGTCCACAAATAGTATCTGGGAAGCCCAGCTGTTGCCGTATATATGACAGTGC</text:p>
      <text:p text:style-name="Preformatted_20_Text">Masked <text:s text:c="9"/>TGTCAGCTGTCCACAAATAGTATCTGGGAAGCCCAGCTGTTGCCGTATATATGACA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GACATGAGACAATGCCGTTAATTTGTTCATGACCACATCAAACTTGTGTCAGAAA</text:p>
      <text:p text:style-name="Preformatted_20_Text">Masked <text:s text:c="9"/>ATTTAGACATGAGACAATGCCGTTAATTTGTTCATGACCACATCAAACTTGTGTC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AAACTGCTTTCAAATATCAACCTTGTGGAATTGGAACAGCACACATTTCAGGAAG</text:p>
      <text:p text:style-name="Preformatted_20_Text">Masked <text:s text:c="9"/>TACTAAAACTGCTTTCAAATATCAACCTTGTGGAATTGGAACAGCACACATTTCA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GCCCTGTCTTGCAGACACAAAGATAACACAGTCTGCTCTGACAAGAATTATAGCAA</text:p>
      <text:p text:style-name="Preformatted_20_Text">Masked <text:s text:c="9"/>TCTGGCCCTGTCTTGCAGACACAAAGATAACACAGTCTGCTCTGACAAGAATTAT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CAGAAGCTCCTGCCAGTGTTCATGAATATCAAATTTCTACTGAAAATCAGGTGCT</text:p>
      <text:p text:style-name="Preformatted_20_Text">Masked <text:s text:c="9"/>TAAAACAGAAGCTCCTGCCAGTGTTCATGAATATCAAATTTCTACTGAAAATCAGGTG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CCAGAATGATACTGTAACTGGATCACAGCCATGGCTACCTGTCGTGGGCAGCGTCTGT</text:p>
      <text:p text:style-name="Preformatted_20_Text">Masked <text:s text:c="9"/>TTCCAGAATGATACTGTAACTGGATCACAGCCATGGCTACCTGTCGTGGGCAGCG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CACACACTCTCAGCACTGCTCCCAGGATTGGCATAGCAGTGCTAAGCAGGCATATT</text:p>
      <text:p text:style-name="Preformatted_20_Text">Masked <text:s text:c="9"/>ATGGCACACACTCTCAGCACTGCTCCCAGGATTGGCATAGCAGTGCTAAGCAGGC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CATTGCCTCGTCTTCTGACTGTGGTAGAATTGTTGAAGTGTTATCTTCTAGGAGTG</text:p>
      <text:p text:style-name="Preformatted_20_Text">Masked <text:s text:c="9"/>AACTCATTGCCTCGTCTTCTGACTGTGGTAGAATTGTTGAAGTGTTATCTTCTAGG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GAAACTAGACAGACTAACCCTCTGAGAACAGGCACATGCAACTGATTTTCCGCAGG</text:p>
      <text:p text:style-name="Preformatted_20_Text">Masked <text:s text:c="9"/>GCATGAAACTAGACAGACTAACCCTCTGAGAACAGGCACATGCAACTGATTTTCCG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CATAATCTCTTCTGCTGAACTTGGTCTGCCACTAGGTGGCAAAAGACCTACGG</text:p>
      <text:p text:style-name="Preformatted_20_Text">Masked <text:s text:c="9"/>AAAAATACATAATCTCTTCTGCTGAACTTGGTCTGCCACTAGGTGGCAAAAGACCTAC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TATGAGGAGATTGAAAGACAGGCTTCTCCGAAAAACTGACTTGTTTTTATTAAGCA</text:p>
      <text:p text:style-name="Preformatted_20_Text">Masked <text:s text:c="9"/>GAGTTATGAGGAGATTGAAAGACAGGCTTCTCCGAAAAACTGACTTGTTTTTATT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CGTATCTGCATGCATTTTACATTACAGATGGAACAACTACTTCTGACCTAGGAAG</text:p>
      <text:p text:style-name="Preformatted_20_Text">Masked <text:s text:c="9"/>CTCCACGTATCTGCATGCATTTTACATTACAGATGGAACAACTACTTCTGACCTA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TGCCAGGCTTGCTTTATTGATGTTAGTGCACCTGTCCGAAAGGGCTCTCCCATGAA</text:p>
      <text:p text:style-name="Preformatted_20_Text">Masked <text:s text:c="9"/>GGACTGCCAGGCTTGCTTTATTGATGTTAGTGCACCTGTCCGAAAGGGCTCTCCC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GTAGATGTGGTTTAAGGATTACCTGGCCAAAACGTAATTTCTGTGTTGCTCATC</text:p>
      <text:p text:style-name="Preformatted_20_Text">Masked <text:s text:c="9"/>CATTTTGTAGATGTGGTTTAAGGATTACCTGGCCAAAACGTAATTTCTGTGTTGCT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ATCTTCCTCCAGTCTCCACAGCCAATTCTGTTATGCTATCAGACCTGCTTTGAAT</text:p>
      <text:p text:style-name="Preformatted_20_Text">Masked <text:s text:c="9"/>TCCCAATCTTCCTCCAGTCTCCACAGCCAATTCTGTTATGCTATCAGACCTGCTT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TGATTACTAAGATCAGCGAAAGGAAGCATGCTAAAACAACATGGAAAGCAAAAAA</text:p>
      <text:p text:style-name="Preformatted_20_Text">Masked <text:s text:c="9"/>CACATTGATTACTAAGATCAGCGAAAGGAAGCATGCTAAAACAACATGGAAAG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GTTTGGTTTTTTTTTTTTCTTAATAGAATTTCACGTCTCCAGTTCACAGCATACC</text:p>
      <text:p text:style-name="Preformatted_20_Text">Masked <text:s text:c="9"/>GTTATGTTTGGTTTTTTTTTTTTCTTAATAGAATTTCACGTCTCCAGTTCACAGCA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AAGATACCAACACAGCCGTGGCTGTAACAAGATCATGACTGTGACATTCTTTGTG</text:p>
      <text:p text:style-name="Preformatted_20_Text">Masked <text:s text:c="9"/>ATGTAAAGATACCAACACAGCCGTGGCTGTAACAAGATCATGACTGTGACATTCT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CTGACCTGGAAGCCCAAAGCCGTTCAGACAGTTGCGACTGACTGCCACTGTAGGGT</text:p>
      <text:p text:style-name="Preformatted_20_Text">Masked <text:s text:c="9"/>AGCACTGACCTGGAAGCCCAAAGCCGTTCAGACAGTTGCGACTGACTGCCACTGTA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ACAATGTATGAAAGTTGCCTTAAAAAATAAACTTAAAGCATCTTAAAGCAGAGCA</text:p>
      <text:p text:style-name="Preformatted_20_Text">Masked <text:s text:c="9"/>GAACAACAATGTATGAAAGTTGCCTTAAAAAATAAACTTAAAGCATCTTAAAGCAGAG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GTCAGAGGAAACTTTTTTCCCCATTTATCTTTTGTCTGATTATGACAAAATAAATTATT</text:p>
      <text:p text:style-name="Preformatted_20_Text">Masked <text:s text:c="9"/>AGTCAGAGGAAACTTTTTTCCCCATTTATCTTTTGTCTGATTATGACAAAATAAA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GATATTTTTCCAAAAGATATGTGGAAACCAAAATTTGAGTAAATGCTCTATTAAC</text:p>
      <text:p text:style-name="Preformatted_20_Text">Masked <text:s text:c="9"/>AAGCAGATATTTTTCCAAAAGATATGTGGAAACCAAAATTTGAGTAAATGCTCTAT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CACATAAGACTGCAGTGATAAATTTTGCACTTGAGAATTTTGGAAAGTCATTGT</text:p>
      <text:p text:style-name="Preformatted_20_Text">Masked <text:s text:c="9"/>AAAAAGCACATAAGACTGCAGTGATAAATTTTGCACTTGAGAATTTTGGAAAGTCA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CTGGGCTGTAGATGCCAGTTTTGGTTTACACCAATTCTGAAATGGCATGCTTCTAT</text:p>
      <text:p text:style-name="Preformatted_20_Text">Masked <text:s text:c="9"/>TATACTGGGCTGTAGATGCCAGTTTTGGTTTACACCAATTCTGAAATGGCATGCTT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AAGATAGCGTCTTTATTTGATATGTTTGTCATGCTTAAATCTGTGAAGTTCTTAT</text:p>
      <text:p text:style-name="Preformatted_20_Text">Masked <text:s text:c="9"/>ACAAGAAGATAGCGTCTTTATTTGATATGTTTGTCATGCTTAAATCTGTGAAGTTC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CTTCTGCTTCTGTTTTTGCGGAAAGTAGTAGTAGTACAAAACAGCTCCAGTGTGC</text:p>
      <text:p text:style-name="Preformatted_20_Text">Masked <text:s text:c="9"/>TGCTGCTTCTGCTTCTGTTTTTGCGGAAAGTAGTAGTAGTACAAAACAGCTCCAG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AGGCTTGCAGGTCATGTTCCTTAAAATACTAATTCCTTCACATTCTTTCTTCAGAT</text:p>
      <text:p text:style-name="Preformatted_20_Text">Masked <text:s text:c="9"/>TTTCAGGCTTGCAGGTCATGTTCCTTAAAATACTAATTCCTTCACATTCTTTCTTC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AAAACTGATTTCCCCAAAGTACTCAGAAACATACTCCACTCTATGCGGAAGAAAT</text:p>
      <text:p text:style-name="Preformatted_20_Text">Masked <text:s text:c="9"/>AAAGAAAAACTGATTTCCCCAAAGTACTCAGAAACATACTCCACTCTATGCGGAA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GGGATCCAGGAAGCCGTTGCACCTGCAAGTATAAAATGAATCATACATATTGTAGA</text:p>
      <text:p text:style-name="Preformatted_20_Text">Masked <text:s text:c="9"/>AGAGGGGATCCAGGAAGCCGTTGCACCTGCAAGTATAAAATGAATCATACATATTG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AACGTTCACAGCACTTTTGCAGCCTAAACTGTGATTTTCGGTGTTCTTGTTGCAA</text:p>
      <text:p text:style-name="Preformatted_20_Text">Masked <text:s text:c="9"/>TGAGCAACGTTCACAGCACTTTTGCAGCCTAAACTGTGATTTTCGGTGTTCTTGT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TTTTCTCAGCAGCCTTCTATCAATTAGGAACGTCTTTACAACTGTGCAGTGGATGA</text:p>
      <text:p text:style-name="Preformatted_20_Text">Masked <text:s text:c="9"/>TTCATTTTCTCAGCAGCCTTCTATCAATTAGGAACGTCTTTACAACTGTGCAGTGG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AAGGCAGGAACTCTCTAGCACTCAGAGCTTCCAAGAGGAGTTCATTCTTTGATCG</text:p>
      <text:p text:style-name="Preformatted_20_Text">Masked <text:s text:c="9"/>AAGAGAAGGCAGGAACTCTCTAGCACTCAGAGCTTCCAAGAGGAGTTCATTCTTTGA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ATGATTTGCCTGATAATGTGAGCCATAACTTGCAGTAGTTTACCAGTGCGAAATGA</text:p>
      <text:p text:style-name="Preformatted_20_Text">Masked <text:s text:c="9"/>CTGTATGATTTGCCTGATAATGTGAGCCATAACTTGCAGTAGTTTACCAGTGCGA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TTGTTACATATAGCACTGTAAAACAGTTGTGCAGTCTGCCAAATAGAATAGCAAG</text:p>
      <text:p text:style-name="Preformatted_20_Text">Masked <text:s text:c="9"/>TTATATTGTTACATATAGCACTGTAAAACAGTTGTGCAGTCTGCCAAATAGAATAG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AGTGCAATCTGCTGTGAGACTAATGATAAAAGCTTCAGCTTGTGATCAATGTGT</text:p>
      <text:p text:style-name="Preformatted_20_Text"><text:soft-page-break/>Masked <text:s text:c="9"/>TTACAAAGTGCAATCTGCTGTGAGACTAATGATAAAAGCTTCAGCTTGTGATCAA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ACAAATAAATATGAGTTTATAAATCAAATACAGGGCATAGCAGAATGAATAGCA</text:p>
      <text:p text:style-name="Preformatted_20_Text">Masked <text:s text:c="9"/>ATTTTCACAAATAAATATGAGTTTATAAATCAAATACAGGGCATAGCAGAATGA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ATATTGCTCAGAACTGCATTTCTCCCACTAAGAAAAAAAAATTGATGTAATTTT</text:p>
      <text:p text:style-name="Preformatted_20_Text">Masked <text:s text:c="9"/>TGAAGAATATTGCTCAGAACTGCATTTCTCCCACTAAGAAAAAAAAATTGATGTA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TTGTTTTCATTGGCAAGTGACACATACAGAGAAATAGTAGTATTTTGTCTCAAG</text:p>
      <text:p text:style-name="Preformatted_20_Text">Masked <text:s text:c="9"/>TAAAAATTGTTTTCATTGGCAAGTGACACATACAGAGAAATAGTAGTATTTTGTC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CTTTCTCCAACACGCTAATAGTCTTCTGAACTAGCTAAAATAGAAATGTTTGCACA</text:p>
      <text:p text:style-name="Preformatted_20_Text">Masked <text:s text:c="9"/>TAAGCTTTCTCCAACACGCTAATAGTCTTCTGAACTAGCTAAAATAGAAATGTTTG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TCCAGAAATGCCGAGCACCTCCAGTGCTTTAATTGGGCATTCAAAAATTTTTAAA</text:p>
      <text:p text:style-name="Preformatted_20_Text">Masked <text:s text:c="9"/>ACTAATCCAGAAATGCCGAGCACCTCCAGTGCTTTAATTGGGCATTCAAAAATT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GCACAGAAGAAGAAGTGATGAATAATGAGGAAGAAGCAAGCAACATCTAGTGAAG</text:p>
      <text:p text:style-name="Preformatted_20_Text">Masked <text:s text:c="9"/>AAAATGCACNNNNNNNNNNNNNNNNNNNNNNNNNNNNNNNNNNNNCAACATCTAGTGAAG</text:p>
      <text:p text:style-name="Preformatted_20_Text"><text:s text:c="16"/>********* <text:s text:c="35"/>***************</text:p>
      <text:p text:style-name="Preformatted_20_Text"/>
      <text:p text:style-name="Preformatted_20_Text">Unmasked <text:s text:c="7"/>CTTGAAGACAAATTTTTTCATCTGCGATCTCATTACCATGCAGAGCTCCAGAAAGTTCAC</text:p>
      <text:p text:style-name="Preformatted_20_Text">Masked <text:s text:c="9"/>CTTGAAGACAAATTTTTTCATCTGCGATCTCATTACCATGCAGAGCTCCAGAAAGT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CTGTATTTAGCAGAGGGTTGTGCCTTATGTTTTGCATTTATCTTCAGCAGGTTTGG</text:p>
      <text:p text:style-name="Preformatted_20_Text">Masked <text:s text:c="9"/>TGAGCTGTATTTAGCAGAGGGTTGTGCCTTATGTTTTGCATTTATCTTCAGCAGG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CTCATAAAACTCGTTTTCTCAGTATCTTTCTTATCCTATATCATACCAAAGTCTT</text:p>
      <text:p text:style-name="Preformatted_20_Text">Masked <text:s text:c="9"/>AGTTTCTCATAAAACTCGTTTTCTCAGTATCTTTCTTATCCTATATCATACCAAA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TTTTGCAGTAAACTGAGAGGCAAAAGGGTGAAGGAAAAAAAAAAAAAAAAAAGGAT</text:p>
      <text:p text:style-name="Preformatted_20_Text">Masked <text:s text:c="9"/>TGATTTTTGCAGTAAACTGAGAGGCAAAAGGGTGAAGGNNNNNNNNNNNNNNNNNNGGAT</text:p>
      <text:p text:style-name="Preformatted_20_Text"><text:s text:c="16"/>************************************** <text:s text:c="17"/>****</text:p>
      <text:p text:style-name="Preformatted_20_Text"/>
      <text:p text:style-name="Preformatted_20_Text">Unmasked <text:s text:c="7"/>TATGATCATAATTTAAAAACAACAACAACAAAAACTCTGTTAAAGCGAAAGCTTTAGAAA</text:p>
      <text:p text:style-name="Preformatted_20_Text">Masked <text:s text:c="9"/>TATGATCATAATTTAAAAACAACAACAACAAAAACTCTGTTAAAGCGAAAGCTTT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CCAGCAGAATATCTTGAGAAACTACTGGCAAGAGTGGGAGCAAAACAACACCTT</text:p>
      <text:p text:style-name="Preformatted_20_Text">Masked <text:s text:c="9"/>AAATGGCCAGCAGAATATCTTGAGAAACTACTGGCAAGAGTGGGAGCAAAACAAC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CATCTTCGGTTGATGACTAGGAATGGATGCAGTGATTCTTTTTGGCAGCAGGTG</text:p>
      <text:p text:style-name="Preformatted_20_Text">Masked <text:s text:c="9"/>AGCTGACATCTTCGGTTGATGACTAGGAATGGATGCAGTGATTCTTTTTGGCAGC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GACTTCATGACCCAAGAGGTCCATATGCTTTCTTTACAATTTTAATTCCCACAAAT</text:p>
      <text:p text:style-name="Preformatted_20_Text">Masked <text:s text:c="9"/>GTTAGACTTCATGACCCAAGAGGTCCATATGCTTTCTTTACAATTTTAATTCCCACAAA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TTCCTTAAATATTGTTCTCTAAAACTCAAGCGTGTACGTACCAATACGGCAATATGGT</text:p>
      <text:p text:style-name="Preformatted_20_Text">Masked <text:s text:c="9"/>ATTTCCTTAAATATTGTTCTCTAAAACTCAAGCGTGTACGTACCAATACGGCAATA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ATGCAATGCTGGAGCTCACACTGCTCTTAAGATATCGTGTAATGAATATAGCCGGT</text:p>
      <text:p text:style-name="Preformatted_20_Text">Masked <text:s text:c="9"/>GCAAATGCAATGCTGGAGCTCACACTGCTCTTAAGATATCGTGTAATGAATATAGCC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ACAGCCAGCCTGAACACATTTTAGTTCCCTTTTCCTCTGCCACTTCTTACCTATAT</text:p>
      <text:p text:style-name="Preformatted_20_Text">Masked <text:s text:c="9"/>GGCAACAGCCAGCCTGAACACATTTTAGTTCCCTTTTCCTCTGCCACTTCTTACCT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GGACAGCAGCTTTTTTCTACTGGTCATGATAATGAAAACCACAAGCAAAGCCTCT</text:p>
      <text:p text:style-name="Preformatted_20_Text">Masked <text:s text:c="9"/>CCTGAGGACAGCAGCTTTTTTCTACTGGTCATGATAATGAAAACCACAAGCAAAGC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GGCAAGCTCTCTGAGAACTCCTTTTAGCAAACACAATAGGCTGCTAATGTGACAGA</text:p>
      <text:p text:style-name="Preformatted_20_Text">Masked <text:s text:c="9"/>CTTAGGCAAGCTCTCTGAGAACTCCTTTTAGCAAACACAATAGGCTGCTAATGTGA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GTGGATTGTCTCATTGAGGGAGCTCGTTTTTCTGCTTGTATCAAAATACTGGAGAG</text:p>
      <text:p text:style-name="Preformatted_20_Text">Masked <text:s text:c="9"/>CTCCGTGGATTGTCTCATTGAGGGAGCTCGTTTTTCTGCTTGTATCAAAATACTGG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GGGAAGTCCAGGTAAATTGTTGTACTTGTTTATCTAAAATAAAAGCACAAAGTTCA</text:p>
      <text:p text:style-name="Preformatted_20_Text">Masked <text:s text:c="9"/>CTTTGGGAAGTCCAGGTAAATTGTTGTACTTGTTTATCTAAAATAAAAGCACAA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AAAAAATATATAAACAGTGAAAGATATTATGTATGACCTTGTACATGTGGAAATT</text:p>
      <text:p text:style-name="Preformatted_20_Text">Masked <text:s text:c="9"/>AGGAAAAAAAATATATAAACAGTGAAAGATATTATGTATGACCTTGTACATGTGG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TGTAAAATTTTCTTGCAACTGATTGTCCAGCTGAAAAGTTGCCAAGTTGACGAAAC</text:p>
      <text:p text:style-name="Preformatted_20_Text">Masked <text:s text:c="9"/>CTATTGTAAAATTTTCTTGCAACTGATTGTCCAGCTGAAAAGTTGCCAAGTTGACG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TTTTCTCTCTCTAAGGTTTGTGTTTGGTTGCCTAAGTTTTTACTAAAGGCAGCCCT</text:p>
      <text:p text:style-name="Preformatted_20_Text">Masked <text:s text:c="9"/>TGTCTTTTCTCTCTCTAAGGTTTGTGTTTGGTTGCCTAAGTTTTTACTAAAGGCAG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AAGTGACATTTGCATTTTGAAGACTAAGAGAAATGAGAGGCAATTAGAGGCAATT</text:p>
      <text:p text:style-name="Preformatted_20_Text">Masked <text:s text:c="9"/>ACTTTAAGTGACATTTGCATTTTGAAGACTAAGAGAAATGAGAGGCAATTAGAGGC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AGATAGAATTATAAATCATCTAGCTACAACTCAGCTTAATCTTTTTGTATTAT</text:p>
      <text:p text:style-name="Preformatted_20_Text">Masked <text:s text:c="9"/>ATTTTCTAGATAGAATTATAAATCATCTAGCTACAACTCAGCTTAATCTTTTTGT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GCTGTTGGTTTGGAGGTATTTTTTCATTACATATATCATACTCTGAATTGAGATA</text:p>
      <text:p text:style-name="Preformatted_20_Text">Masked <text:s text:c="9"/>TTGTGGCTGTTGGTTTGGAGGTATTTTTTCATTACATATATCATACTCTGAATTG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GAATGTCAGTGCATATGAGAGATACAAAAAAGACTGCAAGTATTTTTGTAGTGGG</text:p>
      <text:p text:style-name="Preformatted_20_Text">Masked <text:s text:c="9"/>TCATTGAATGTCAGTGCATATGAGAGATACAAAAAAGACTGCAAGTATTTTTGTAG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GAAGATATTTTTCTTTCCAGTAGAGCTTCAGAACAGTAATTGATGTCTTAACACT</text:p>
      <text:p text:style-name="Preformatted_20_Text">Masked <text:s text:c="9"/>TCATGGAAGATATTTTTCTTTCCAGTAGAGCTTCAGAACAGTAATTGATGTCTTAACA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CACAAAATGTTCTTTAAAGTCATACAGGATCTTGAAATTCTAGAAGTAGTGGTAGGATC</text:p>
      <text:p text:style-name="Preformatted_20_Text">Masked <text:s text:c="9"/>GCACAAAATGTTCTTTAAAGTCATACAGGATCTTGAAATTCTAGAAGTAGTGGTAG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GTGCCAAGAGCTTGAGGTTTCTTAGCTTTATTAGAATGATCAGAGTCGAATTAA</text:p>
      <text:p text:style-name="Preformatted_20_Text">Masked <text:s text:c="9"/>TTTACAGTGCCAAGAGCTTGAGGTTTCTTAGCTTTATTAGAATGATCAGAGTCG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TTCTTGAAAGGTAGTTGCTGTACACAGAATGGAATGGAAGTATTACACTGTTCTCAT</text:p>
      <text:p text:style-name="Preformatted_20_Text">Masked <text:s text:c="9"/>AGATTCTTGAAAGGTAGTTGCTGTACACAGAATGGAATGGAAGTATTACACTGTT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TGCAACATTGTGTATTTGGTTTTAGGATTGCGGGACAGATGAGAAAACATTACAA</text:p>
      <text:p text:style-name="Preformatted_20_Text">Masked <text:s text:c="9"/>TTTTCTGCAACATTGTGTATTTGGTTTTAGGATTGCGGGACAGATGAGAAAACAT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GGACAAAAGAGGTTTAGTGGAATACACTGTGGAAAAGATACAGAATACTGTGTAG</text:p>
      <text:p text:style-name="Preformatted_20_Text">Masked <text:s text:c="9"/>GAGAGGGACAAAAGAGGTTTAGTGGAATACACTGTGGAAAAGATACAGAATACTG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GTTGTCCCAGTTTGACAACCACATGTCTGTGTGGATGTGCTACTTTCATTTGCTGG</text:p>
      <text:p text:style-name="Preformatted_20_Text">Masked <text:s text:c="9"/>TCAGGTTGTCCCAGTTTGACAACCACATGTCTGTGTGGATGTGCTACTTTCATTT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GATATTTTAAAAGATTTCATCAAGGAGACAAAAAGGCTGCTGACCTTTCTCCAAG</text:p>
      <text:p text:style-name="Preformatted_20_Text">Masked <text:s text:c="9"/>CATCAGATATTTTAAAAGATTTCATCAAGGAGACAAAAAGGCTGCTGACCTTTCTC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CCCATAGATTTCCATCTATCCTGTCCTGCAGACTGTTGAAAGATCAGCCTTTCAAG</text:p>
      <text:p text:style-name="Preformatted_20_Text">Masked <text:s text:c="9"/>GAATCCCATAGATTTCCATCTATCCTGTCCTGCAGACTGTTGAAAGATCAGCCTT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AAAGAGAATAACTGCTGGCCCTTTCAATATTTCCAATCTGAAATATTGGGCTCG</text:p>
      <text:p text:style-name="Preformatted_20_Text">Masked <text:s text:c="9"/>AAAAGCAAAGAGAATAACTGCTGGCCCTTTCAATATTTCCAATCTGAAATATTGGGCT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CTACAAGCACTGTATCTGCCATTCTTTCTATTTGAGCAGATGCTGTCTTTCTGCT</text:p>
      <text:p text:style-name="Preformatted_20_Text">Masked <text:s text:c="9"/>TTACTCTACAAGCACTGTATCTGCCATTCTTTCTATTTGAGCAGATGCTGTCTTTC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TCACACTTCTGCTGTGTACATCTGTAGGTACAGAACACTGCAATATCTTGACTC</text:p>
      <text:p text:style-name="Preformatted_20_Text">Masked <text:s text:c="9"/>TGTTTTTCACACTTCTGCTGTGTACATCTGTAGGTACAGAACACTGCAATATCTTG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CCAAATGTTGAACTCTTAATTAAAAGAAGTTTTATTTAACTAATTATTACAACC</text:p>
      <text:p text:style-name="Preformatted_20_Text">Masked <text:s text:c="9"/>CACTTTCCAAATGTTGAACTCTTAATTAAAAGAAGTTTTATTTAACTAATTATTAC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TCAAGACAAGTAAACTGAATATTATTTGTCCCTTCTGAAAATAAAAATTGTTATTT</text:p>
      <text:p text:style-name="Preformatted_20_Text">Masked <text:s text:c="9"/>AGAGTCAAGACAAGTAAACTGAATATTATTTGTCCCTTCTGAAAATAAAAATTGT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CCGATTGCTGTACAACTGGTAATTTTGAAATCTCTCTGTCTGGAAAAAGAAATAG</text:p>
      <text:p text:style-name="Preformatted_20_Text">Masked <text:s text:c="9"/>TTTTGCCGATTGCTGTACAACTGGTAATTTTGAAATCTCTCTGTCTGGAAAAAGA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GCAAAATTTATCATTAATATAAAATACTAGAATTTTATGCAAATAGCTAAAATCCC</text:p>
      <text:p text:style-name="Preformatted_20_Text">Masked <text:s text:c="9"/>TCAAGCAAAATTTATCATTAATATAAAATACTAGAATTTTATGCAAATAGCTAAAATCC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CAATCCATACACTTCTGTAGAACCTAAATTAGGCTTTTATGTTGCCAACTGACTTTCAG</text:p>
      <text:p text:style-name="Preformatted_20_Text">Masked <text:s text:c="9"/>TCAATCCATACACTTCTGTAGAACCTAAATTAGGCTTTTATGTTGCCAACTGACT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TATTTATCTTTAATTTGCATTACTCATTTTCTTTACCTTTTTTTCCACATACCTT</text:p>
      <text:p text:style-name="Preformatted_20_Text">Masked <text:s text:c="9"/>AACTGTATTTATCTTTAATTTGCATTACTCATTTTCTTTACCTTTTTTTCCACAT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TTGTATCTTGTCCATGGATTAGAGCTCAATTCCTTCAGTGGTTAGCAGCTTTGTA</text:p>
      <text:p text:style-name="Preformatted_20_Text">Masked <text:s text:c="9"/>ATGCATTGTATCTTGTCCATGGATTAGAGCTCAATTCCTTCAGTGGTTAGCAGC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TTCACAATAACAGAGTTCACATATATGCATGCTTTTTTTCTTAAAATGATAGC</text:p>
      <text:p text:style-name="Preformatted_20_Text">Masked <text:s text:c="9"/>ATTTTTTTTCACAATAACAGAGTTCACATATATGCATGCTTTTTTTCTTAAAATGA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AAACTTGTACATGCTACAGTAACACACGTTTTATTTGTTGAACTAAAAACCATAC</text:p>
      <text:p text:style-name="Preformatted_20_Text">Masked <text:s text:c="9"/>TTTGTAAACTTGTACATGCTACAGTAACACACGTTTTATTTGTTGAACTAAAAAC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CATCTGTTGTTGCCTTCATTGATCCAGTGGTGCTATTGACTCAAAGGAAAAGCAA</text:p>
      <text:p text:style-name="Preformatted_20_Text">Masked <text:s text:c="9"/>GTGCACATCTGTTGTTGCCTTCATTGATCCAGTGGTGCTATTGACTCAAAGGAAA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TGGGGGAAACAGAAGTGAAAAACTCTTTTGGCTTCATCAAGATGGAAATGAAATAA</text:p>
      <text:p text:style-name="Preformatted_20_Text">Masked <text:s text:c="9"/>CCACTGGGGGAAACAGAAGTGAAAAACTCTTTTGGCTTCATCAAGATGGAAATG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ATTTATTTTGTTTTGTTTTTAATCAGACTGTCAGTTCAGACTGACATTTTCAGAG</text:p>
      <text:p text:style-name="Preformatted_20_Text">Masked <text:s text:c="9"/>TATATATTTATTTTGTTTTGTTTTTAATCAGACTGTCAGTTCAGACTGACATTTT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AATTTGGAATTTTTACTTTTGCTGTGTTCTCATTATACTGTTATTTTGAAAAATA</text:p>
      <text:p text:style-name="Preformatted_20_Text">Masked <text:s text:c="9"/>AAAATAATTTGGAATTTTTACTTTTGCTGTGTTCTCATTATACTGTTATTTTGA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TATATTGTAAATAATGGACAATTGCACTTGTACACTGAAATGTAAATGTAATCTAC</text:p>
      <text:p text:style-name="Preformatted_20_Text">Masked <text:s text:c="9"/>TATATATATTGTAAATAATGGACAATTGCACTTGTACACTGAAATGTAAATGTAA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GAAGAATTCTGTGCAAATGTATCTTCATATCTGCATGGGTCCTATCTGAAGGAAC</text:p>
      <text:p text:style-name="Preformatted_20_Text">Masked <text:s text:c="9"/>TCTTTGAAGAATTCTGTGCAAATGTATCTTCATATCTGCATGGGTCCTATCTGA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AATGGGAAAGCACACTCATGCAAATCTCCTTGATTAACACCTGGGAATCAAAACC</text:p>
      <text:p text:style-name="Preformatted_20_Text">Masked <text:s text:c="9"/>TGGAAAATGGGAAAGCACACTCATGCAAATCTCCTTGATTAACACCTGGGAATCAA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TTTTTCTAGATATGAGTCAAGCACATTTAAATGCATCCATCTCCTTGCAAAGGA</text:p>
      <text:p text:style-name="Preformatted_20_Text">Masked <text:s text:c="9"/>AAAGTATTTTTCTAGATATGAGTCAAGCACATTTAAATGCATCCATCTCCTTGCA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TTACTGTGTACCTTGTGCTGCTTCCAGCAGTTCACAGAATCACAGAATTGTAGGGG</text:p>
      <text:p text:style-name="Preformatted_20_Text">Masked <text:s text:c="9"/>ATTGTTACTGTGTACCTTGTGCTGCTTCCAGCAGTTCACNNNNNNNNNNNNNNNNNNNNN</text:p>
      <text:p text:style-name="Preformatted_20_Text"><text:s text:c="16"/>*************************************** <text:s text:c="20"/></text:p>
      <text:p text:style-name="Preformatted_20_Text"/>
      <text:p text:style-name="Preformatted_20_Text">Unmasked <text:s text:c="7"/>TTGGAAGGGACCTCCAGAGATCATCGAGTCCAACCCCCCTGCCAAAGCAGGTTCCCTACA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GTCGCACAGGTAGGCATCCAGGCAGGTCTGGAACATCTCCAGAGAAGGAGACT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CCTCCCTGGGCAGCCTGTTCCAGTGCTCCGTCACCTCACTGTAAAGAAGTTCTTGC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ATTTGTGCAAAACTTCCTATGCTGCATTTTCTGGCTGTTTCCCCTTTTCCTGT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TACAGCTGAAAAGAGTCCGGCCTTGCCCCTCTGCCCCCCACACCTCAGATATTT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CCTGGATCAGGTCCTCTCTCAGTCTTCTTTTCTCAAGGCTGAACAGACCCAGTTC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CCTTTCTTCATAGGGGCAATACTCCAGGCCCTTCACCATCTTTGTGGCTCAGTTCAA</text:p>
      <text:p text:style-name="Preformatted_20_Text">Masked <text:s text:c="9"/>NNNNNNNNNNNNNNNNNNNNNNNNNNNNNNNNNNNNNNNNNNNNNNNNNNNNNAGTTCAA</text:p>
      <text:p text:style-name="Preformatted_20_Text"><text:s text:c="69"/>*******</text:p>
      <text:p text:style-name="Preformatted_20_Text"/>
      <text:p text:style-name="Preformatted_20_Text">Unmasked <text:s text:c="7"/>AAGGTGAATGCTGTACTGAGTCTAAGAATGCAAACAGAAATTTAGAATATTACCTAAATA</text:p>
      <text:p text:style-name="Preformatted_20_Text">Masked <text:s text:c="9"/>AAGGTGAATGCTGTACTGAGTCTAAGAATGCAAACAGAAATTTAGAATATTACC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TGCATGAGACTCCTCTGTCTAACATGCACACTGCACTTCGGGTAGGAAAGATGGG</text:p>
      <text:p text:style-name="Preformatted_20_Text">Masked <text:s text:c="9"/>CTTCTTGCATGAGACTCCTCTGTCTAACATGCACACTGCACTTCGGGTAGGAAAGA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ACTTAATCCAGTTTCACAATCTTTTCAAGTTCCTGTTTCATTAAGTACAACATATT</text:p>
      <text:p text:style-name="Preformatted_20_Text">Masked <text:s text:c="9"/>GTAAACTTAATCCAGTTTCACAATCTTTTCAAGTTCCTGTTTCATTAAGTACAAC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ATGCTAATGGAAGAGGTAACTGTTGTCCCTTCTGGGAAGGGAAATGCAGGAACAGT</text:p>
      <text:p text:style-name="Preformatted_20_Text">Masked <text:s text:c="9"/>GTATATGCTAATGGAAGAGGTAACTGTTGTCCCTTCTGGGAAGGGAAATGCAGGA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CACTAATAAAAGATTGTCCATCTGTCTAACTGACAGTTAGATCTTACCTTAGAA</text:p>
      <text:p text:style-name="Preformatted_20_Text">Masked <text:s text:c="9"/>AATAATCACTAATAAAAGATTGTCCATCTGTCTAACTGACAGTTAGATCTTACCT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CAATATGGCTCCTGTTATACGTTTGTTAAATCAGGGAATGATTATATACATTATAG</text:p>
      <text:p text:style-name="Preformatted_20_Text">Masked <text:s text:c="9"/>TCCTCAATATGGCTCCTGTTATACGTTTGTTAAATCAGGGAATGATTATATACATT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GCAGAAAGATTTCTCAGTTTCTTACTCTCCTTTGATTCTTAGAGTGCTACCCTCAC</text:p>
      <text:p text:style-name="Preformatted_20_Text">Masked <text:s text:c="9"/>AGACGCAGAAAGATTTCTCAGTTTCTTACTCTCCTTTGATTCTTAGAGTGCTACCC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GAGCTCACGGTGAGTGAGGTTATGTTGCTGATTGTAAGCCCCTCTACATCTCCAGA</text:p>
      <text:p text:style-name="Preformatted_20_Text">Masked <text:s text:c="9"/>TACTGAGCTCACGGTGAGTGAGGTTATGTTGCTGATTGTAAGCCCCTCTACATCTCCA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CTTGTTTTTTAGGAGCTTGTACATCTGTTTCATAAGGACAATGTTTGAAATCTTCACAG</text:p>
      <text:p text:style-name="Preformatted_20_Text">Masked <text:s text:c="9"/>GCTTGTTTTTTAGGAGCTTGTACATCTGTTTCATAAGGACAATGTTTGAAATCTTC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GGAAGGCATTTTTTAAAACAAATCTATTGATGTAGGTAGTCTTTACAGAAAATAA</text:p>
      <text:p text:style-name="Preformatted_20_Text">Masked <text:s text:c="9"/>TGCCAGGAAGGCATTTTTTAAAACAAATCTATTGATGTAGGTAGTCTTTACAGA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GGCAGTAGTGGATTGTTTAATGCCTTTGAAAACCTGTATGAATGTAATTGATCTTG</text:p>
      <text:p text:style-name="Preformatted_20_Text">Masked <text:s text:c="9"/>ACAGGGCAGTAGTGGATTGTTTAATGCCTTTGAAAACCTGTATGAATGTAATTGAT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GCCAGGATAAAAAGTTCTCAGAAACTGCACATTACAACAGAAAAACTTTCTTAAA</text:p>
      <text:p text:style-name="Preformatted_20_Text">Masked <text:s text:c="9"/>TTATTGCCAGGATAAAAAGTTCTCAGAAACTGCACATTACAACAGAAAAACTTTC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CTATTTCCAACCTCTGAAAGGTTTACATGCTGAATGTCTGTTATCCCAAACATTCA</text:p>
      <text:p text:style-name="Preformatted_20_Text">Masked <text:s text:c="9"/>ATCCCTATTTCCAACCTCTGAAAGGTTTACATGCTGAATGTCTGTTATCCCAAAC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ACTGTAGCTTCGTACAGAATGCTTTCATTAATTACAAATGGAAGAAAGAAGAACCA</text:p>
      <text:p text:style-name="Preformatted_20_Text">Masked <text:s text:c="9"/>CTTTACTGTAGCTTCGTACAGAATGCTTTCATTAATTACAAATGGAAGAAAGAAG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TTCCTATAACTTTCAAAAGAAATAAGCTTCTGAGATGCCAAGCTATTGATTAGAT</text:p>
      <text:p text:style-name="Preformatted_20_Text">Masked <text:s text:c="9"/>AATTATTCCTATAACTTTCAAAAGAAATAAGCTTCTGAGATGCCAAGCTATTGATT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CATTTACAAGTTTGAATATTTAAAACACTGTATTTTGATGGCTTAGATTTTGCTACT</text:p>
      <text:p text:style-name="Preformatted_20_Text">Masked <text:s text:c="9"/>TGTCATTTACAAGTTTGAATATTTAAAACACTGTATTTTGATGGCTTAGATTTTG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TCAAAAAACAAACAAACGAACAAACAAAAAGCATCTGATTCAAGAGATCAAAACCA</text:p>
      <text:p text:style-name="Preformatted_20_Text">Masked <text:s text:c="9"/>GAAGTNNNNNNNNNNNNNNNNNNNNNNNNNNNAAGCATCTGATTCAAGAGATCAAAACCA</text:p>
      <text:p text:style-name="Preformatted_20_Text"><text:s text:c="16"/>***** <text:s text:c="26"/>****************************</text:p>
      <text:p text:style-name="Preformatted_20_Text"/>
      <text:p text:style-name="Preformatted_20_Text">Unmasked <text:s text:c="7"/>GAAGTTTTTGTTACTCTTTCTGGCACTGAAATCAGCCTGATTTTCTCATTATGTGGGTAA</text:p>
      <text:p text:style-name="Preformatted_20_Text">Masked <text:s text:c="9"/>GAAGTTTTTGTTACTCTTTCTGGCACTGAAATCAGCCTGATTTTCTCATTATGTGG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GTGCTTTGTGAGGTTTTATGTGAGAAATCTTGAATGATTAGTGATATATATTTAT</text:p>
      <text:p text:style-name="Preformatted_20_Text">Masked <text:s text:c="9"/>AATCAGTGCTTTGTGAGGTTTTATGTGAGAAATCTTGAATGATTAGTGATATATA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TCTATGTAGTGTGACTGTGTGTGTTTTGAGCGCACGTATAGCAACCAGCAGTAGATA</text:p>
      <text:p text:style-name="Preformatted_20_Text">Masked <text:s text:c="9"/>GTATCTATGTAGTGTGACTGTGTGTGTTTTGAGCGCACGTATAGCAACCAGCAGT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AGCCTGATAATCTCCATAGTACATATGCATTTCCTCTCTTTCCTACAAGAGAAAA</text:p>
      <text:p text:style-name="Preformatted_20_Text">Masked <text:s text:c="9"/>GCTTAAGCCTGATAATCTCCATAGTACATATGCATTTCCTCTCTTTCCTACAAG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TAATCGAGTACTCTGGGGATAGGTTTCAAACTGTTTTGGCTGCTTTTCTTTTAAG</text:p>
      <text:p text:style-name="Preformatted_20_Text">Masked <text:s text:c="9"/>AGAGATAATCGAGTACTCTGGGGATAGGTTTCAAACTGTTTTGGCTGCTTTTCTT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TCTGTAGTGCAGTGTAGTTTGGAAAGACTGAATTTCTTGGTGGTATTGAAAGACTG</text:p>
      <text:p text:style-name="Preformatted_20_Text">Masked <text:s text:c="9"/>TAGCTCTGTAGTGCAGTGTAGTTTGGAAAGACTGAATTTCTTGGTGGTATTGAAAGACT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AAAGTTAAATTTATGTTGCAGAAGTCACAAGTGAAACTACTCCAGCTTATCAGGAAAT</text:p>
      <text:p text:style-name="Preformatted_20_Text">Masked <text:s text:c="9"/>AGAAAGTTAAATTTATGTTGCAGAAGTCACAAGTGAAACTACTCCAGCTTATCAGG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AGCATGACAGAACCAAACAGAAGGCAAAAGGAGAAGACAACCACAGTTCAGAAAAT</text:p>
      <text:p text:style-name="Preformatted_20_Text">Masked <text:s text:c="9"/>TCATAGCATGACAGAACCAAACAGAAGGCAAAAGGAGAAGACAACCACAGTTCAG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TAATGAAGTTAAAAAATTACTAAATGCTCACTGAAACCGTACTGGCTGAAGACAT</text:p>
      <text:p text:style-name="Preformatted_20_Text">Masked <text:s text:c="9"/>CTTGTTAATGAAGTTAAAAAATTACTAAATGCTCACTGAAACCGTACTGGCTGAAG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TTTGCTGATCTTACTTTAAAATATTCTTTTAGACCATTATGTACTGTACTGGAT</text:p>
      <text:p text:style-name="Preformatted_20_Text">Masked <text:s text:c="9"/>AATTCATTTGCTGATCTTACTTTAAAATATTCTTTTAGACCATTATGTACTGTAC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TAATCTTTGTTTCTAAACAGAGAATTTAGGGCAGTTACTAGCTCTAACATCCCTG</text:p>
      <text:p text:style-name="Preformatted_20_Text">Masked <text:s text:c="9"/>AGTGATAATCTTTGTTTCTAAACAGAGAATTTAGGGCAGTTACTAGCTCTAACATC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GTAACATTAGTTTTACATTTTGACCTTCCTGCATAAAATGGATCTCACTTAGTACA</text:p>
      <text:p text:style-name="Preformatted_20_Text">Masked <text:s text:c="9"/>CTTCGTAACATTAGTTTTACATTTTGACCTTCCTGCATAAAATGGATCTCACTTAG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ATGAATCAGTTCTGACACTACTGTGTGCTTGCAAAGGAGTAGCCCCTGCTGCTGAT</text:p>
      <text:p text:style-name="Preformatted_20_Text">Masked <text:s text:c="9"/>AGCTATGAATCAGTTCTGACACTACTGTGTGCTTGCAAAGGAGTAGCCCCTGCTGC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ACTATAACACAAGAGTGGACCCAGGCCATTGTGGTGTGACTACCTCACTTCCCTTT</text:p>
      <text:p text:style-name="Preformatted_20_Text">Masked <text:s text:c="9"/>GACAACTATAACACAAGAGTGGACCCAGGCCATTGTGGTGTGACTACCTCACTTC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AAATCTTTCACTGAACTGTGTAACAACTGCACTGAGTCAAACTGTATTCAGCTTTT</text:p>
      <text:p text:style-name="Preformatted_20_Text">Masked <text:s text:c="9"/>GCTCAAATCTTTCACTGAACTGTGTAACAACTGCACTGAGTCAAACTGTATTCAG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CCAGTTCATATCGAAGGCTGATCCTCAAAGGTCTTAAATAGAGCTCTCCAATTAAA</text:p>
      <text:p text:style-name="Preformatted_20_Text">Masked <text:s text:c="9"/>GTTCCCAGTTCATATCGAAGGCTGATCCTCAAAGGTCTTAAATAGAGCTCTCCAA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TTCTAATGAATTTTACTCACTTTGAACTCTTCATCTTCTTCCTTTTACAGTATTT</text:p>
      <text:p text:style-name="Preformatted_20_Text">Masked <text:s text:c="9"/>ACATTTTCTAATGAATTTTACTCACTTTGAACTCTTCATCTTCTTCCTTTTACA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TTACTGGTTGTCATTTCTTCCCATTTTACTCCATATATTTTCACTTTCAGTCTACC</text:p>
      <text:p text:style-name="Preformatted_20_Text">Masked <text:s text:c="9"/>TTGCTTACTGGTTGTCATTTCTTCCCATTTTACTCCATATATTTTCACTTTCAGTC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ACAGTGTTTATCAGATATAAAATGGAGAACAGAAACAAGGACAAAGCAGGGGAAG</text:p>
      <text:p text:style-name="Preformatted_20_Text">Masked <text:s text:c="9"/>CATGTACAGTGTTTATCAGATATAAAATGGAGAACAGAAACAAGGACAAAGCAGG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AGAGCAGTAGGAAAGCAAATTGCTGAGAAGGGAAAGAAAATCTGTCGCACAATCTC</text:p>
      <text:p text:style-name="Preformatted_20_Text">Masked <text:s text:c="9"/>GTGGAGAGCAGTAGGAAAGCAAATTGCTGAGAAGGGAAAGAAAATCTGTCGCACAA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AACAGAAGACTTTCTGTTTATGCAACTCTCAGTCCTCTAAAGATCTGGTATAAAT</text:p>
      <text:p text:style-name="Preformatted_20_Text">Masked <text:s text:c="9"/>TCCAAAACAGAAGACTTTCTGTTTATGCAACTCTCAGTCCTCTAAAGATCTGGTATAAA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ACACCATTTTGACGTACTGTCCAGGTTCCAGTATATTCTATTCCAGTATATCCAGTATA</text:p>
      <text:p text:style-name="Preformatted_20_Text">Masked <text:s text:c="9"/>AACACCATTTTGACGTACTGTCCAGGTTCCAGTATATTCTATTCCAGTATATCCA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TAAGTACAGGATACTCATATCTTTTGGAATACTTTAATTTTGAAGTTGTGGATA</text:p>
      <text:p text:style-name="Preformatted_20_Text">Masked <text:s text:c="9"/>TTTTTCTAAGTACAGGATACTCATATCTTTTGGAATACTTTAATTTTGAAGTTGTG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ATGTAAATATATACCAGCTGTTTACTTCCTGGTTCCAGAAATAATCAGAAATCAT</text:p>
      <text:p text:style-name="Preformatted_20_Text">Masked <text:s text:c="9"/>TCTTCATGTAAATATATACCAGCTGTTTACTTCCTGGTTCCAGAAATAATCAGAAA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TGAACAAAAGGAGCTGAATGATCACTGTCTGAATGCAGAACCTGTCGTGAAAAATT</text:p>
      <text:p text:style-name="Preformatted_20_Text">Masked <text:s text:c="9"/>GCTATGAACAAAAGGAGCTGAATGATCACTGTCTGAATGCAGAACCTGTCGTGA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GATTATATAACCACAGCAGGAATGCAACGAAGTGCTTAGCTTTTCTAACCCTACA</text:p>
      <text:p text:style-name="Preformatted_20_Text">Masked <text:s text:c="9"/>TAGAAGATTATATAACCACAGCAGGAATGCAACGAAGTGCTTAGCTTTTCTAACC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ATGTGCTACAATATCTCCACAGCCAATCAGCAGTACTACAAGCCTCAGACCAGGA</text:p>
      <text:p text:style-name="Preformatted_20_Text">Masked <text:s text:c="9"/>GGAAGATGTGCTACAATATCTCCACAGCCAATCAGCAGTACTACAAGCCTCAGAC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TTTAAAGTACAGTATGTGTGAACATTTCAACTGACACTTTCTCATT</text:p>
      <text:p text:style-name="Preformatted_20_Text">Masked <text:s text:c="9"/>AATTCTTTAAAGTACAGTATGTGTGAACATTTCAACTGACACTTTCTCATT</text:p>
      <text:p text:style-name="P1"><text:s text:c="16"/>***************************************************</text:p>
      <text:p text:style-name="Horizontal_20_Line"><text:bookmark text:name="clustalw.dnd"/></text:p>
      <text:p text:style-name="Preformatted_20_Text"><text:a xlink:type="simple" xlink:href="https://www.genome.jp/tools-bin/pushfile?2204061925150Q4H2+clustalw.dnd" text:style-name="Internet_20_link" text:visited-style-name="Visited_20_Internet_20_Link">clustalw.dnd</text:a></text:p>
      <text:p text:style-name="Preformatted_20_Text"/>
      <text:p text:style-name="P1">(Unmasked:0.11431,Masked:0.11431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6:49:34.791364194</meta:creation-date>
    <dc:date>2022-04-06T17:06:54.456761961</dc:date>
    <meta:editing-duration>PT17M1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4" meta:paragraph-count="1917" meta:word-count="3125" meta:character-count="144661" meta:non-whitespace-character-count="114437"/>
  </office:meta>
</office:document-meta>
</file>